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content.xml" manifest:media-type="text/xml"/>
  <manifest:file-entry manifest:full-path="Object 52/content.xml" manifest:media-type="text/xml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Pictures/100000000000000800000008FAA3659C24F98C48.png" manifest:media-type="image/png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Replacements/Object 56" manifest:media-type=""/>
  <manifest:file-entry manifest:full-path="ObjectReplacements/Object 55" manifest:media-type=""/>
  <manifest:file-entry manifest:full-path="ObjectReplacements/Object 54" manifest:media-type=""/>
  <manifest:file-entry manifest:full-path="ObjectReplacements/Object 53" manifest:media-type=""/>
  <manifest:file-entry manifest:full-path="ObjectReplacements/Object 52" manifest:media-type=""/>
  <manifest:file-entry manifest:full-path="ObjectReplacements/Object 51" manifest:media-type=""/>
  <manifest:file-entry manifest:full-path="ObjectReplacements/Object 50" manifest:media-type=""/>
  <manifest:file-entry manifest:full-path="ObjectReplacements/Object 46" manifest:media-type=""/>
  <manifest:file-entry manifest:full-path="ObjectReplacements/Object 45" manifest:media-type=""/>
  <manifest:file-entry manifest:full-path="ObjectReplacements/Object 44" manifest:media-type=""/>
  <manifest:file-entry manifest:full-path="ObjectReplacements/Object 43" manifest:media-type=""/>
  <manifest:file-entry manifest:full-path="ObjectReplacements/Object 42" manifest:media-type=""/>
  <manifest:file-entry manifest:full-path="ObjectReplacements/Object 41" manifest:media-type=""/>
  <manifest:file-entry manifest:full-path="ObjectReplacements/Object 9" manifest:media-type="application/x-openoffice-gdimetafile;windows_formatname=&quot;GDIMetaFile&quot;"/>
  <manifest:file-entry manifest:full-path="ObjectReplacements/Object 40" manifest:media-type=""/>
  <manifest:file-entry manifest:full-path="ObjectReplacements/Object 8" manifest:media-type="application/x-openoffice-gdimetafile;windows_formatname=&quot;GDIMetaFile&quot;"/>
  <manifest:file-entry manifest:full-path="ObjectReplacements/Object 39" manifest:media-type=""/>
  <manifest:file-entry manifest:full-path="ObjectReplacements/Object 38" manifest:media-type=""/>
  <manifest:file-entry manifest:full-path="ObjectReplacements/Object 37" manifest:media-type=""/>
  <manifest:file-entry manifest:full-path="ObjectReplacements/Object 36" manifest:media-type=""/>
  <manifest:file-entry manifest:full-path="ObjectReplacements/Object 35" manifest:media-type=""/>
  <manifest:file-entry manifest:full-path="ObjectReplacements/Object 34" manifest:media-type=""/>
  <manifest:file-entry manifest:full-path="ObjectReplacements/Object 33" manifest:media-type=""/>
  <manifest:file-entry manifest:full-path="ObjectReplacements/Object 21" manifest:media-type="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2" manifest:media-type=""/>
  <manifest:file-entry manifest:full-path="ObjectReplacements/Object 59" manifest:media-type=""/>
  <manifest:file-entry manifest:full-path="ObjectReplacements/Object 60" manifest:media-type=""/>
  <manifest:file-entry manifest:full-path="ObjectReplacements/Object 4" manifest:media-type="application/x-openoffice-gdimetafile;windows_formatname=&quot;GDIMetaFile&quot;"/>
  <manifest:file-entry manifest:full-path="ObjectReplacements/Object 61" manifest:media-type="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2" manifest:media-type=""/>
  <manifest:file-entry manifest:full-path="ObjectReplacements/Object 6" manifest:media-type="application/x-openoffice-gdimetafile;windows_formatname=&quot;GDIMetaFile&quot;"/>
  <manifest:file-entry manifest:full-path="ObjectReplacements/Object 63" manifest:media-type=""/>
  <manifest:file-entry manifest:full-path="ObjectReplacements/Object 7" manifest:media-type="application/x-openoffice-gdimetafile;windows_formatname=&quot;GDIMetaFile&quot;"/>
  <manifest:file-entry manifest:full-path="ObjectReplacements/Object 64" manifest:media-type=""/>
  <manifest:file-entry manifest:full-path="ObjectReplacements/Object 65" manifest:media-type=""/>
  <manifest:file-entry manifest:full-path="ObjectReplacements/Object 1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66" manifest:media-type=""/>
  <manifest:file-entry manifest:full-path="ObjectReplacements/Object 77" manifest:media-type="application/x-openoffice-gdimetafile;windows_formatname=&quot;GDIMetaFile&quot;"/>
  <manifest:file-entry manifest:full-path="ObjectReplacements/Object 76" manifest:media-type=""/>
  <manifest:file-entry manifest:full-path="ObjectReplacements/Object 75" manifest:media-type=""/>
  <manifest:file-entry manifest:full-path="ObjectReplacements/Object 74" manifest:media-type=""/>
  <manifest:file-entry manifest:full-path="ObjectReplacements/Object 73" manifest:media-type=""/>
  <manifest:file-entry manifest:full-path="ObjectReplacements/Object 72" manifest:media-type=""/>
  <manifest:file-entry manifest:full-path="ObjectReplacements/Object 71" manifest:media-type=""/>
  <manifest:file-entry manifest:full-path="ObjectReplacements/Object 29" manifest:media-type=""/>
  <manifest:file-entry manifest:full-path="ObjectReplacements/Object 69" manifest:media-type=""/>
  <manifest:file-entry manifest:full-path="ObjectReplacements/Object 32" manifest:media-type=""/>
  <manifest:file-entry manifest:full-path="ObjectReplacements/Object 70" manifest:media-type=""/>
  <manifest:file-entry manifest:full-path="ObjectReplacements/Object 28" manifest:media-type=""/>
  <manifest:file-entry manifest:full-path="ObjectReplacements/Object 68" manifest:media-type=""/>
  <manifest:file-entry manifest:full-path="ObjectReplacements/Object 31" manifest:media-type=""/>
  <manifest:file-entry manifest:full-path="ObjectReplacements/Object 67" manifest:media-type=""/>
  <manifest:file-entry manifest:full-path="ObjectReplacements/Object 30" manifest:media-type=""/>
  <manifest:file-entry manifest:full-path="ObjectReplacements/Object 20" manifest:media-type="application/x-openoffice-gdimetafile;windows_formatname=&quot;GDIMetaFile&quot;"/>
  <manifest:file-entry manifest:full-path="ObjectReplacements/Object 57" manifest:media-type=""/>
  <manifest:file-entry manifest:full-path="ObjectReplacements/Object 1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7" manifest:media-type=""/>
  <manifest:file-entry manifest:full-path="ObjectReplacements/Object 23" manifest:media-type=""/>
  <manifest:file-entry manifest:full-path="ObjectReplacements/Object 13" manifest:media-type="application/x-openoffice-gdimetafile;windows_formatname=&quot;GDIMetaFile&quot;"/>
  <manifest:file-entry manifest:full-path="ObjectReplacements/Object 24" manifest:media-type=""/>
  <manifest:file-entry manifest:full-path="ObjectReplacements/Object 14" manifest:media-type="application/x-openoffice-gdimetafile;windows_formatname=&quot;GDIMetaFile&quot;"/>
  <manifest:file-entry manifest:full-path="ObjectReplacements/Object 25" manifest:media-type=""/>
  <manifest:file-entry manifest:full-path="ObjectReplacements/Object 10" manifest:media-type="application/x-openoffice-gdimetafile;windows_formatname=&quot;GDIMetaFile&quot;"/>
  <manifest:file-entry manifest:full-path="ObjectReplacements/Object 47" manifest:media-type=""/>
  <manifest:file-entry manifest:full-path="ObjectReplacements/Object 11" manifest:media-type="application/x-openoffice-gdimetafile;windows_formatname=&quot;GDIMetaFile&quot;"/>
  <manifest:file-entry manifest:full-path="ObjectReplacements/Object 48" manifest:media-type=""/>
  <manifest:file-entry manifest:full-path="ObjectReplacements/Object 12" manifest:media-type="application/x-openoffice-gdimetafile;windows_formatname=&quot;GDIMetaFile&quot;"/>
  <manifest:file-entry manifest:full-path="ObjectReplacements/Object 49" manifest:media-type=""/>
  <manifest:file-entry manifest:full-path="ObjectReplacements/Object 26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meta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akar" svg:font-family="aakar"/>
    <style:font-face style:name="aakar1" svg:font-family="aak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svg:stroke-color="#89c765" draw:marker-start-width="0.355cm" draw:marker-end-width="0.355cm" draw:fill-color="#89c765" draw:opacity="25%" draw:textarea-horizontal-align="justify" draw:textarea-vertical-align="middle" draw:auto-grow-height="false" fo:min-height="0.3cm" fo:min-width="8.25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89c765" draw:marker-start-width="0.355cm" draw:marker-end-width="0.355cm" draw:fill-color="#89c765" draw:opacity="25%" draw:textarea-horizontal-align="justify" draw:textarea-vertical-align="middle" draw:auto-grow-height="false" fo:min-height="0.3cm" fo:min-width="9.15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89c765" draw:marker-start-width="0.355cm" draw:marker-end-width="0.355cm" draw:fill-color="#89c765" draw:opacity="25%" draw:textarea-horizontal-align="justify" draw:textarea-vertical-align="middle" draw:auto-grow-height="false" fo:min-height="0.3cm" fo:min-width="9.815cm" fo:padding-top="0.15cm" fo:padding-bottom="0.15cm" fo:padding-left="0.275cm" fo:padding-right="0.275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999999" draw:opacity="0%" draw:textarea-horizontal-align="justify" draw:textarea-vertical-align="middle" draw:auto-grow-height="false" fo:min-height="2.122cm" fo:min-width="1.272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-color="#ffffff" draw:opacity="0%" draw:textarea-horizontal-align="justify" draw:textarea-vertical-align="middle" draw:auto-grow-height="false" fo:min-height="2.122cm" fo:min-width="1.272cm" fo:padding-top="0.139cm" fo:padding-bottom="0.139cm" fo:padding-left="0.264cm" fo:padding-right="0.264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1cm" svg:stroke-color="#000000" draw:marker-start="Arrow" draw:marker-start-width="0.1cm" draw:marker-end="" draw:marker-end-width="0.293cm" draw:fill="none" draw:textarea-vertical-align="middle" fo:padding-top="0.13cm" fo:padding-bottom="0.13cm" fo:padding-left="0.255cm" fo:padding-right="0.255cm"/>
    </style:style>
    <style:style style:name="gr8" style:family="graphic" style:parent-style-name="objectwithoutfill">
      <style:graphic-properties svg:stroke-width="0.01cm" svg:stroke-color="#000000" draw:marker-start="" draw:marker-start-width="0.1cm" draw:marker-end="" draw:marker-end-width="0.293cm" draw:fill="none" draw:textarea-vertical-align="middle" fo:padding-top="0.13cm" fo:padding-bottom="0.13cm" fo:padding-left="0.255cm" fo:padding-right="0.255cm"/>
    </style:style>
    <style:style style:name="gr9" style:family="graphic" style:parent-style-name="standard">
      <style:graphic-properties svg:stroke-color="#000000" draw:fill-color="#000000" draw:opacity="0%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svg:stroke-width="0.01cm" svg:stroke-color="#000000" draw:marker-start="Arrow" draw:marker-start-width="0.1cm" draw:marker-end="" draw:marker-end-width="0.293cm" draw:fill="none" draw:fill-color="#ffffff" draw:textarea-vertical-align="middle" fo:padding-top="0.13cm" fo:padding-bottom="0.13cm" fo:padding-left="0.255cm" fo:padding-right="0.255cm"/>
    </style:style>
    <style:style style:name="gr12" style:family="graphic" style:parent-style-name="objectwithoutfill">
      <style:graphic-properties svg:stroke-width="0.01cm" svg:stroke-color="#000000" draw:marker-start="" draw:marker-start-width="0.1cm" draw:marker-end="" draw:marker-end-width="0.293cm" draw:fill="none" draw:fill-color="#ffffff" draw:textarea-vertical-align="middle" fo:padding-top="0.13cm" fo:padding-bottom="0.13cm" fo:padding-left="0.255cm" fo:padding-right="0.255cm"/>
    </style:style>
    <style:style style:name="gr13" style:family="graphic" style:parent-style-name="standard">
      <style:graphic-properties svg:stroke-width="0.028cm" svg:stroke-color="#000000" draw:marker-start-width="0.242cm" draw:marker-end-width="0.242cm" draw:fill-color="#999999" draw:opacity="0%" draw:textarea-horizontal-align="justify" draw:textarea-vertical-align="middle" draw:auto-grow-height="false" fo:min-height="1.522cm" fo:min-width="2.272cm" fo:padding-top="0.139cm" fo:padding-bottom="0.139cm" fo:padding-left="0.264cm" fo:padding-right="0.264cm"/>
    </style:style>
    <style:style style:name="gr14" style:family="graphic" style:parent-style-name="standard">
      <style:graphic-properties svg:stroke-width="0.05cm" svg:stroke-color="#89c765" draw:marker-start-width="0.355cm" draw:marker-end-width="0.355cm" draw:fill-color="#89c765" draw:opacity="25%" draw:textarea-horizontal-align="justify" draw:textarea-vertical-align="middle" draw:auto-grow-height="false" fo:min-height="0.3cm" fo:min-width="8.446cm" fo:padding-top="0.15cm" fo:padding-bottom="0.15cm" fo:padding-left="0.275cm" fo:padding-right="0.275cm"/>
    </style:style>
    <style:style style:name="gr15" style:family="graphic" style:parent-style-name="standard">
      <style:graphic-properties svg:stroke-color="#000000" draw:fill="bitmap" draw:fill-color="#000000" draw:fill-image-name="Dark_20_Downward_20_Diagonal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84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29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2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12cm"/>
    </style:style>
    <style:style style:name="gr20" style:family="graphic" style:parent-style-name="objectwithoutfill">
      <style:graphic-properties svg:stroke-width="0.01cm" svg:stroke-color="#000000" draw:marker-start="Arrow" draw:marker-start-width="0.1cm" draw:marker-end="Arrow" draw:marker-end-width="0.1cm" draw:fill="none" draw:textarea-vertical-align="middle" fo:padding-top="0.13cm" fo:padding-bottom="0.13cm" fo:padding-left="0.255cm" fo:padding-right="0.25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572cm"/>
    </style:style>
    <style:style style:name="gr22" style:family="graphic" style:parent-style-name="standard">
      <style:graphic-properties svg:stroke-width="0.05cm" svg:stroke-color="#89c765" draw:marker-start-width="0.355cm" draw:marker-end-width="0.355cm" draw:fill-color="#89c765" draw:opacity="25%" draw:textarea-horizontal-align="justify" draw:textarea-vertical-align="middle" draw:auto-grow-height="false" fo:min-height="0.3cm" fo:min-width="7.954cm" fo:padding-top="0.15cm" fo:padding-bottom="0.15cm" fo:padding-left="0.275cm" fo:padding-right="0.275cm"/>
    </style:style>
    <style:style style:name="gr23" style:family="graphic" style:parent-style-name="standard">
      <style:graphic-properties draw:stroke="dash" draw:stroke-dash="Fine_20_Dashed" svg:stroke-width="0.05cm" svg:stroke-color="#89c765" draw:marker-start-width="0.355cm" draw:marker-end-width="0.355cm" svg:stroke-opacity="50%" draw:fill-color="#89c765" draw:opacity="0%" draw:textarea-horizontal-align="justify" draw:textarea-vertical-align="middle" draw:auto-grow-height="false" fo:min-height="0.3cm" fo:min-width="1.348cm" fo:padding-top="0.15cm" fo:padding-bottom="0.15cm" fo:padding-left="0.275cm" fo:padding-right="0.275cm"/>
    </style:style>
    <style:style style:name="gr24" style:family="graphic" style:parent-style-name="objectwithoutfill">
      <style:graphic-properties draw:stroke="dash" draw:stroke-dash="Fine_20_Dashed" svg:stroke-width="0.05cm" svg:stroke-color="#89c765" draw:marker-start-width="0.43cm" draw:marker-end-width="0.43cm" svg:stroke-opacity="50%" draw:fill="solid" draw:fill-color="#89c765" draw:opacity="0%" draw:textarea-vertical-align="middle" draw:auto-grow-height="false" fo:min-height="0.3cm" fo:min-width="1.348cm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84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83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886cm"/>
    </style:style>
    <style:style style:name="gr28" style:family="graphic" style:parent-style-name="standard">
      <style:graphic-properties draw:stroke="dash" draw:stroke-dash="Fine_20_Dashed" svg:stroke-width="0.05cm" svg:stroke-color="#89c765" draw:marker-start-width="0.355cm" draw:marker-end-width="0.355cm" svg:stroke-opacity="50%" draw:fill-color="#89c765" draw:opacity="0%" draw:textarea-horizontal-align="justify" draw:textarea-vertical-align="middle" draw:auto-grow-height="false" fo:min-height="0.3cm" fo:min-width="0.348cm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97cm"/>
    </style:style>
    <style:style style:name="gr30" style:family="graphic" style:parent-style-name="Object_20_with_20_no_20_fill_20_and_20_no_20_line">
      <style:graphic-properties draw:textarea-vertical-align="middle" draw:ole-draw-aspect="1" style:protect="size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436cm"/>
    </style:style>
    <style:style style:name="gr33" style:family="graphic" style:parent-style-name="objectwithoutfill">
      <style:graphic-properties svg:stroke-width="0.028cm" svg:stroke-color="#89c765" draw:marker-start="Arrow" draw:marker-start-width="0.2cm" draw:marker-end="" draw:marker-end-width="0.32cm" draw:fill="none" draw:textarea-vertical-align="middle" fo:padding-top="0.139cm" fo:padding-bottom="0.139cm" fo:padding-left="0.264cm" fo:padding-right="0.26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7.51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9.624cm"/>
    </style:style>
    <style:style style:name="gr36" style:family="graphic" style:parent-style-name="standard">
      <style:graphic-properties svg:stroke-color="#000000" draw:fill="bitmap" draw:fill-color="#000000" draw:fill-image-name="Dark_20_Downward_20_Diagonal" draw:opacity="100%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cm"/>
    </style:style>
    <style:style style:name="gr38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svg:stroke-width="0.05cm" svg:stroke-color="#89c765" draw:marker-start-width="0.355cm" draw:marker-end-width="0.355cm" draw:fill-color="#89c765" draw:opacity="25%" draw:textarea-horizontal-align="justify" draw:textarea-vertical-align="middle" draw:auto-grow-height="false" fo:min-height="0.3cm" fo:min-width="12.016cm" fo:padding-top="0.15cm" fo:padding-bottom="0.15cm" fo:padding-left="0.275cm" fo:padding-right="0.275cm"/>
    </style:style>
    <style:style style:name="gr40" style:family="graphic" style:parent-style-name="standard">
      <style:graphic-properties svg:stroke-color="#000000" draw:fill-color="#000000" draw:opacity="97%" draw:textarea-horizontal-align="justify" draw:textarea-vertical-align="middle" draw:auto-grow-height="false" fo:min-height="0cm" fo:min-width="0cm"/>
    </style:style>
    <style:style style:name="gr41" style:family="graphic">
      <style:graphic-properties style:protect="size"/>
    </style:style>
    <style:style style:name="gr42" style:family="graphic" style:parent-style-name="objectwithoutfill">
      <style:graphic-properties svg:stroke-width="0.035cm" svg:stroke-color="#000000" draw:marker-start="" draw:marker-start-width="0.137cm" draw:marker-end="" draw:marker-end-width="0.33cm" draw:fill="none" draw:textarea-vertical-align="middle" fo:padding-top="0.142cm" fo:padding-bottom="0.142cm" fo:padding-left="0.267cm" fo:padding-right="0.267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89c765" draw:opacity="25%"/>
      <style:paragraph-properties fo:text-align="center"/>
      <style:text-properties style:font-name="aakar1"/>
    </style:style>
    <style:style style:name="P2" style:family="paragraph">
      <loext:graphic-properties draw:fill-color="#999999" draw:opacity="0%"/>
      <style:paragraph-properties fo:text-align="center"/>
      <style:text-properties style:font-name="aakar1"/>
    </style:style>
    <style:style style:name="P3" style:family="paragraph">
      <loext:graphic-properties draw:fill-color="#ffffff" draw:opacity="0%"/>
      <style:paragraph-properties fo:text-align="center"/>
      <style:text-properties style:font-name="aakar1"/>
    </style:style>
    <style:style style:name="P4" style:family="paragraph">
      <loext:graphic-properties draw:fill-color="#000000"/>
      <style:paragraph-properties fo:text-align="center"/>
      <style:text-properties style:font-name="aakar1"/>
    </style:style>
    <style:style style:name="P5" style:family="paragraph">
      <loext:graphic-properties draw:fill="none"/>
      <style:paragraph-properties fo:text-align="center"/>
      <style:text-properties style:font-name="aakar1"/>
    </style:style>
    <style:style style:name="P6" style:family="paragraph">
      <loext:graphic-properties draw:fill-color="#000000" draw:opacity="0%"/>
      <style:paragraph-properties fo:text-align="center"/>
      <style:text-properties style:font-name="aakar1"/>
    </style:style>
    <style:style style:name="P7" style:family="paragraph">
      <loext:graphic-properties draw:fill-color="#ffffff"/>
      <style:paragraph-properties fo:text-align="center"/>
      <style:text-properties style:font-name="aakar1"/>
    </style:style>
    <style:style style:name="P8" style:family="paragraph">
      <loext:graphic-properties draw:fill="none" draw:fill-color="#ffffff"/>
      <style:paragraph-properties fo:text-align="center"/>
      <style:text-properties style:font-name="aakar1"/>
    </style:style>
    <style:style style:name="P9" style:family="paragraph">
      <loext:graphic-properties draw:fill="bitmap" draw:fill-color="#000000" draw:fill-image-name="Dark_20_Downward_20_Diagonal"/>
      <style:paragraph-properties fo:text-align="center"/>
      <style:text-properties style:font-name="aakar1"/>
    </style:style>
    <style:style style:name="P10" style:family="paragraph">
      <loext:graphic-properties draw:fill="none" draw:fill-color="#ffffff"/>
      <style:text-properties style:font-name="aakar1" fo:font-size="18pt"/>
    </style:style>
    <style:style style:name="P11" style:family="paragraph">
      <loext:graphic-properties draw:fill="none" draw:fill-color="#ffffff"/>
      <style:text-properties style:font-name="aakar1" fo:font-size="11pt" style:font-size-asian="11pt" style:font-size-complex="11pt"/>
    </style:style>
    <style:style style:name="P12" style:family="paragraph">
      <loext:graphic-properties draw:fill="none" draw:fill-color="#ffffff"/>
      <style:text-properties style:font-name="aakar1" fo:font-size="13pt" style:font-size-asian="13pt" style:font-size-complex="13pt"/>
    </style:style>
    <style:style style:name="P13" style:family="paragraph">
      <loext:graphic-properties draw:fill-color="#89c765" draw:opacity="0%"/>
      <style:paragraph-properties fo:text-align="center"/>
      <style:text-properties style:font-name="aakar1"/>
    </style:style>
    <style:style style:name="P14" style:family="paragraph">
      <loext:graphic-properties draw:fill="solid" draw:fill-color="#89c765" draw:opacity="0%"/>
      <style:paragraph-properties fo:text-align="center"/>
      <style:text-properties style:font-name="aakar1"/>
    </style:style>
    <style:style style:name="P15" style:family="paragraph">
      <loext:graphic-properties draw:fill="none" draw:fill-color="#ffffff"/>
      <style:text-properties style:font-name="aakar1" fo:font-size="13pt" style:font-size-asian="15pt" style:font-size-complex="15pt"/>
    </style:style>
    <style:style style:name="P16" style:family="paragraph">
      <loext:graphic-properties draw:fill="none" draw:fill-color="#ffffff"/>
      <style:text-properties style:font-name="aakar1" fo:font-size="11pt" style:font-size-asian="13pt" style:font-size-complex="13pt"/>
    </style:style>
    <style:style style:name="P17" style:family="paragraph">
      <style:paragraph-properties fo:text-align="center"/>
      <style:text-properties style:font-name="aakar1"/>
    </style:style>
    <style:style style:name="P18" style:family="paragraph">
      <style:paragraph-properties fo:text-align="center"/>
      <style:text-properties style:font-name="aakar1" fo:font-size="40pt" style:font-size-asian="40pt" style:font-size-complex="40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text-properties style:font-name="aakar1" fo:font-size="15pt" style:font-size-asian="15pt" style:font-size-complex="15pt"/>
    </style:style>
    <style:style style:name="P21" style:family="paragraph">
      <loext:graphic-properties draw:fill="bitmap" draw:fill-color="#000000" draw:fill-image-name="Dark_20_Downward_20_Diagonal" draw:opacity="100%"/>
      <style:paragraph-properties fo:text-align="center"/>
      <style:text-properties style:font-name="aakar1"/>
    </style:style>
    <style:style style:name="P22" style:family="paragraph">
      <loext:graphic-properties draw:fill-color="#000000" draw:opacity="100%"/>
      <style:paragraph-properties fo:text-align="center"/>
      <style:text-properties style:font-name="aakar1"/>
    </style:style>
    <style:style style:name="P23" style:family="paragraph">
      <loext:graphic-properties draw:fill-color="#000000" draw:opacity="97%"/>
      <style:paragraph-properties fo:text-align="center"/>
      <style:text-properties style:font-name="aakar1"/>
    </style:style>
    <style:style style:name="P24" style:family="paragraph">
      <loext:graphic-properties draw:fill-color="#ffffff"/>
      <style:text-properties fo:font-size="20pt"/>
    </style:style>
    <style:style style:name="T1" style:family="text">
      <style:text-properties style:font-name="aakar1" fo:font-size="18pt"/>
    </style:style>
    <style:style style:name="T2" style:family="text">
      <style:text-properties style:text-position="0% 100%" style:font-name="aakar1" fo:font-size="11pt" style:font-size-asian="11pt" style:font-size-complex="11pt"/>
    </style:style>
    <style:style style:name="T3" style:family="text">
      <style:text-properties style:text-position="super 58%" style:font-name="aakar1" fo:font-size="11pt" style:font-size-asian="11pt" style:font-size-complex="11pt"/>
    </style:style>
    <style:style style:name="T4" style:family="text">
      <style:text-properties style:text-position="0% 100%" style:font-name="aakar1" fo:font-size="13pt" style:font-size-asian="13pt" style:font-size-complex="13pt"/>
    </style:style>
    <style:style style:name="T5" style:family="text">
      <style:text-properties style:text-position="super 58%" style:font-name="aakar1" fo:font-size="13pt" style:font-size-asian="13pt" style:font-size-complex="13pt"/>
    </style:style>
    <style:style style:name="T6" style:family="text">
      <style:text-properties style:text-position="0% 100%" style:font-name="aakar1" fo:font-size="13pt" style:font-size-asian="15pt" style:font-size-complex="15pt"/>
    </style:style>
    <style:style style:name="T7" style:family="text">
      <style:text-properties style:text-position="super 58%" style:font-name="aakar1" fo:font-size="13pt" style:font-size-asian="15pt" style:font-size-complex="15pt"/>
    </style:style>
    <style:style style:name="T8" style:family="text">
      <style:text-properties style:text-position="0% 100%" style:font-name="aakar1" fo:font-size="11pt" style:font-size-asian="13pt" style:font-size-complex="13pt"/>
    </style:style>
    <style:style style:name="T9" style:family="text">
      <style:text-properties style:text-position="super 58%" style:font-name="aakar1" fo:font-size="11pt" style:font-size-asian="13pt" style:font-size-complex="13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aakar1" fo:font-size="11pt" fo:font-style="normal" fo:text-shadow="none" style:text-underline-style="none" fo:font-weight="normal" style:letter-kerning="true" style:font-name-asian="aakar" style:font-size-asian="11pt" style:font-style-asian="normal" style:font-weight-asian="normal" style:font-name-complex="aakar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aakar" fo:font-size="11pt" style:font-name-asian="aakar" style:font-size-asian="11pt" style:font-name-complex="aakar" style:font-size-complex="11pt"/>
    </style:style>
    <style:style style:name="T12" style:family="text">
      <style:text-properties style:font-name="aakar1" fo:font-size="11pt" style:font-size-asian="11pt" style:font-size-complex="11pt"/>
    </style:style>
    <style:style style:name="T13" style:family="text">
      <style:text-properties style:font-name="aakar1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8.8cm" svg:height="0.6cm" svg:x="15.7cm" svg:y="11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cm" svg:height="0.6cm" svg:x="15.7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cm" svg:height="0.6cm" svg:x="15.7cm" svg:y="9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7cm" svg:height="0.6cm" svg:x="15.7cm" svg:y="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.365cm" svg:height="0.6cm" svg:x="2.899cm" svg:y="10.0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365cm" svg:height="0.6cm" svg:x="2.899cm" svg:y="11.09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8cm" svg:height="2.4cm" svg:x="15.6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8cm" svg:height="2.4cm" svg:x="17.8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8cm" svg:height="2.4cm" svg:x="21.5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8cm" svg:height="2.4cm" svg:x="23.7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311cm" svg:height="0.311cm" svg:x="15.844cm" svg:y="1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5.844cm" svg:y1="1.4cm" svg:x2="15.398cm" svg:y2="1.4cm">
          <text:p/>
        </draw:line>
        <draw:line draw:style-name="gr7" draw:text-style-name="P5" draw:layer="layout" svg:x1="16.844cm" svg:y1="1.4cm" svg:x2="16.155cm" svg:y2="1.4cm">
          <text:p/>
        </draw:line>
        <draw:line draw:style-name="gr8" draw:text-style-name="P5" draw:layer="layout" svg:x1="17.598cm" svg:y1="1.4cm" svg:x2="17.155cm" svg:y2="1.4cm">
          <text:p/>
        </draw:line>
        <draw:custom-shape draw:style-name="gr9" draw:text-style-name="P6" draw:layer="layout" svg:width="0.311cm" svg:height="0.311cm" svg:x="16.844cm" svg:y="1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15.842cm" svg:y="2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15.842cm" svg:y1="2.2cm" svg:x2="15.396cm" svg:y2="2.2cm">
          <text:p/>
        </draw:line>
        <draw:line draw:style-name="gr11" draw:text-style-name="P8" draw:layer="layout" svg:x1="16.842cm" svg:y1="2.2cm" svg:x2="16.153cm" svg:y2="2.2cm">
          <text:p/>
        </draw:line>
        <draw:line draw:style-name="gr12" draw:text-style-name="P8" draw:layer="layout" svg:x1="17.596cm" svg:y1="2.2cm" svg:x2="17.153cm" svg:y2="2.2cm">
          <text:p/>
        </draw:line>
        <draw:custom-shape draw:style-name="gr10" draw:text-style-name="P7" draw:layer="layout" svg:width="0.311cm" svg:height="0.311cm" svg:x="16.842cm" svg:y="2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15.8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15.84cm" svg:y1="3cm" svg:x2="15.394cm" svg:y2="3cm">
          <text:p/>
        </draw:line>
        <draw:line draw:style-name="gr11" draw:text-style-name="P8" draw:layer="layout" svg:x1="16.84cm" svg:y1="3cm" svg:x2="16.151cm" svg:y2="3cm">
          <text:p/>
        </draw:line>
        <draw:line draw:style-name="gr12" draw:text-style-name="P8" draw:layer="layout" svg:x1="17.594cm" svg:y1="3cm" svg:x2="17.151cm" svg:y2="3cm">
          <text:p/>
        </draw:line>
        <draw:custom-shape draw:style-name="gr10" draw:text-style-name="P7" draw:layer="layout" svg:width="0.311cm" svg:height="0.311cm" svg:x="16.8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18.038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18.038cm" svg:y1="3cm" svg:x2="17.592cm" svg:y2="3cm">
          <text:p/>
        </draw:line>
        <draw:line draw:style-name="gr11" draw:text-style-name="P8" draw:layer="layout" svg:x1="19.038cm" svg:y1="3cm" svg:x2="18.349cm" svg:y2="3cm">
          <text:p/>
        </draw:line>
        <draw:line draw:style-name="gr12" draw:text-style-name="P8" draw:layer="layout" svg:x1="19.792cm" svg:y1="3cm" svg:x2="19.349cm" svg:y2="3cm">
          <text:p/>
        </draw:line>
        <draw:custom-shape draw:style-name="gr10" draw:text-style-name="P7" draw:layer="layout" svg:width="0.311cm" svg:height="0.311cm" svg:x="19.038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18.036cm" svg:y="2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18.036cm" svg:y1="2.2cm" svg:x2="17.59cm" svg:y2="2.2cm">
          <text:p/>
        </draw:line>
        <draw:line draw:style-name="gr11" draw:text-style-name="P8" draw:layer="layout" svg:x1="19.036cm" svg:y1="2.2cm" svg:x2="18.347cm" svg:y2="2.2cm">
          <text:p/>
        </draw:line>
        <draw:line draw:style-name="gr12" draw:text-style-name="P8" draw:layer="layout" svg:x1="19.79cm" svg:y1="2.2cm" svg:x2="19.347cm" svg:y2="2.2cm">
          <text:p/>
        </draw:line>
        <draw:custom-shape draw:style-name="gr10" draw:text-style-name="P7" draw:layer="layout" svg:width="0.311cm" svg:height="0.311cm" svg:x="19.036cm" svg:y="2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8.034cm" svg:y="1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8.034cm" svg:y1="1.4cm" svg:x2="17.588cm" svg:y2="1.4cm">
          <text:p/>
        </draw:line>
        <draw:line draw:style-name="gr7" draw:text-style-name="P5" draw:layer="layout" svg:x1="19.034cm" svg:y1="1.4cm" svg:x2="18.345cm" svg:y2="1.4cm">
          <text:p/>
        </draw:line>
        <draw:line draw:style-name="gr8" draw:text-style-name="P5" draw:layer="layout" svg:x1="19.788cm" svg:y1="1.4cm" svg:x2="19.345cm" svg:y2="1.4cm">
          <text:p/>
        </draw:line>
        <draw:custom-shape draw:style-name="gr9" draw:text-style-name="P6" draw:layer="layout" svg:width="0.311cm" svg:height="0.311cm" svg:x="19.034cm" svg:y="1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20.24cm" svg:y1="2.2cm" svg:x2="19.794cm" svg:y2="2.2cm">
          <text:p/>
        </draw:line>
        <draw:custom-shape draw:style-name="gr10" draw:text-style-name="P7" draw:layer="layout" svg:width="0.311cm" svg:height="0.311cm" svg:x="21.734cm" svg:y="2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21.734cm" svg:y1="2.2cm" svg:x2="21.288cm" svg:y2="2.2cm">
          <text:p/>
        </draw:line>
        <draw:line draw:style-name="gr11" draw:text-style-name="P8" draw:layer="layout" svg:x1="22.734cm" svg:y1="2.2cm" svg:x2="22.045cm" svg:y2="2.2cm">
          <text:p/>
        </draw:line>
        <draw:line draw:style-name="gr12" draw:text-style-name="P8" draw:layer="layout" svg:x1="23.488cm" svg:y1="2.2cm" svg:x2="23.045cm" svg:y2="2.2cm">
          <text:p/>
        </draw:line>
        <draw:custom-shape draw:style-name="gr10" draw:text-style-name="P7" draw:layer="layout" svg:width="0.311cm" svg:height="0.311cm" svg:x="22.734cm" svg:y="2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20.238cm" svg:y1="3cm" svg:x2="19.792cm" svg:y2="3cm">
          <text:p/>
        </draw:line>
        <draw:custom-shape draw:style-name="gr10" draw:text-style-name="P7" draw:layer="layout" svg:width="0.311cm" svg:height="0.311cm" svg:x="21.732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21.732cm" svg:y1="3cm" svg:x2="21.286cm" svg:y2="3cm">
          <text:p/>
        </draw:line>
        <draw:line draw:style-name="gr11" draw:text-style-name="P8" draw:layer="layout" svg:x1="22.732cm" svg:y1="3cm" svg:x2="22.043cm" svg:y2="3cm">
          <text:p/>
        </draw:line>
        <draw:line draw:style-name="gr12" draw:text-style-name="P8" draw:layer="layout" svg:x1="23.486cm" svg:y1="3cm" svg:x2="23.043cm" svg:y2="3cm">
          <text:p/>
        </draw:line>
        <draw:custom-shape draw:style-name="gr10" draw:text-style-name="P7" draw:layer="layout" svg:width="0.311cm" svg:height="0.311cm" svg:x="22.732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0.236cm" svg:y1="1.4cm" svg:x2="19.79cm" svg:y2="1.4cm">
          <text:p/>
        </draw:line>
        <draw:custom-shape draw:style-name="gr6" draw:text-style-name="P4" draw:layer="layout" svg:width="0.311cm" svg:height="0.311cm" svg:x="21.73cm" svg:y="1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1.73cm" svg:y1="1.4cm" svg:x2="21.284cm" svg:y2="1.4cm">
          <text:p/>
        </draw:line>
        <draw:line draw:style-name="gr7" draw:text-style-name="P5" draw:layer="layout" svg:x1="22.73cm" svg:y1="1.4cm" svg:x2="22.041cm" svg:y2="1.4cm">
          <text:p/>
        </draw:line>
        <draw:line draw:style-name="gr8" draw:text-style-name="P5" draw:layer="layout" svg:x1="23.484cm" svg:y1="1.4cm" svg:x2="23.041cm" svg:y2="1.4cm">
          <text:p/>
        </draw:line>
        <draw:custom-shape draw:style-name="gr9" draw:text-style-name="P6" draw:layer="layout" svg:width="0.311cm" svg:height="0.311cm" svg:x="22.73cm" svg:y="1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23.936cm" svg:y="1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3.936cm" svg:y1="1.4cm" svg:x2="23.49cm" svg:y2="1.4cm">
          <text:p/>
        </draw:line>
        <draw:line draw:style-name="gr7" draw:text-style-name="P5" draw:layer="layout" svg:x1="24.936cm" svg:y1="1.4cm" svg:x2="24.247cm" svg:y2="1.4cm">
          <text:p/>
        </draw:line>
        <draw:line draw:style-name="gr7" draw:text-style-name="P5" draw:layer="layout" svg:x1="25.69cm" svg:y1="1.4cm" svg:x2="25.247cm" svg:y2="1.4cm">
          <text:p/>
        </draw:line>
        <draw:custom-shape draw:style-name="gr9" draw:text-style-name="P6" draw:layer="layout" svg:width="0.311cm" svg:height="0.311cm" svg:x="24.936cm" svg:y="1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23.934cm" svg:y="2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23.934cm" svg:y1="2.2cm" svg:x2="23.488cm" svg:y2="2.2cm">
          <text:p/>
        </draw:line>
        <draw:line draw:style-name="gr11" draw:text-style-name="P8" draw:layer="layout" svg:x1="24.934cm" svg:y1="2.2cm" svg:x2="24.245cm" svg:y2="2.2cm">
          <text:p/>
        </draw:line>
        <draw:line draw:style-name="gr11" draw:text-style-name="P8" draw:layer="layout" svg:x1="25.688cm" svg:y1="2.2cm" svg:x2="25.245cm" svg:y2="2.2cm">
          <text:p/>
        </draw:line>
        <draw:custom-shape draw:style-name="gr10" draw:text-style-name="P7" draw:layer="layout" svg:width="0.311cm" svg:height="0.311cm" svg:x="24.934cm" svg:y="2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23.9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23.932cm" svg:y1="3cm" svg:x2="23.486cm" svg:y2="3cm">
          <text:p/>
        </draw:line>
        <draw:line draw:style-name="gr11" draw:text-style-name="P8" draw:layer="layout" svg:x1="24.932cm" svg:y1="3cm" svg:x2="24.243cm" svg:y2="3cm">
          <text:p/>
        </draw:line>
        <draw:line draw:style-name="gr11" draw:text-style-name="P8" draw:layer="layout" svg:x1="25.686cm" svg:y1="3cm" svg:x2="25.243cm" svg:y2="3cm">
          <text:p/>
        </draw:line>
        <draw:custom-shape draw:style-name="gr10" draw:text-style-name="P7" draw:layer="layout" svg:width="0.311cm" svg:height="0.311cm" svg:x="24.9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2.8cm" svg:height="1.8cm" svg:x="2.8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11cm" svg:height="0.311cm" svg:x="3.044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3.044cm" svg:y1="2cm" svg:x2="2.598cm" svg:y2="2cm">
          <text:p/>
        </draw:line>
        <draw:line draw:style-name="gr7" draw:text-style-name="P5" draw:layer="layout" svg:x1="4.044cm" svg:y1="2cm" svg:x2="3.355cm" svg:y2="2cm">
          <text:p/>
        </draw:line>
        <draw:custom-shape draw:style-name="gr6" draw:text-style-name="P4" draw:layer="layout" svg:width="0.311cm" svg:height="0.311cm" svg:x="4.044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3.042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3.042cm" svg:y1="3cm" svg:x2="2.596cm" svg:y2="3cm">
          <text:p/>
        </draw:line>
        <draw:line draw:style-name="gr7" draw:text-style-name="P5" draw:layer="layout" svg:x1="4.042cm" svg:y1="3cm" svg:x2="3.353cm" svg:y2="3cm">
          <text:p/>
        </draw:line>
        <draw:custom-shape draw:style-name="gr6" draw:text-style-name="P4" draw:layer="layout" svg:width="0.311cm" svg:height="0.311cm" svg:x="4.042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5.044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5.042cm" svg:y1="2cm" svg:x2="4.353cm" svg:y2="2cm">
          <text:p/>
        </draw:line>
        <draw:line draw:style-name="gr8" draw:text-style-name="P5" draw:layer="layout" svg:x1="5.803cm" svg:y1="2cm" svg:x2="5.357cm" svg:y2="2cm">
          <text:p/>
        </draw:line>
        <draw:custom-shape draw:style-name="gr6" draw:text-style-name="P4" draw:layer="layout" svg:width="0.311cm" svg:height="0.311cm" svg:x="5.042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5.04cm" svg:y1="3cm" svg:x2="4.351cm" svg:y2="3cm">
          <text:p/>
        </draw:line>
        <draw:line draw:style-name="gr8" draw:text-style-name="P5" draw:layer="layout" svg:x1="5.801cm" svg:y1="3cm" svg:x2="5.355cm" svg:y2="3cm">
          <text:p/>
        </draw:line>
        <draw:custom-shape draw:style-name="gr13" draw:text-style-name="P2" draw:layer="layout" svg:width="2.8cm" svg:height="1.8cm" svg:x="5.998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11cm" svg:height="0.311cm" svg:x="6.242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6.242cm" svg:y1="2cm" svg:x2="5.796cm" svg:y2="2cm">
          <text:p/>
        </draw:line>
        <draw:line draw:style-name="gr7" draw:text-style-name="P5" draw:layer="layout" svg:x1="7.242cm" svg:y1="2cm" svg:x2="6.553cm" svg:y2="2cm">
          <text:p/>
        </draw:line>
        <draw:custom-shape draw:style-name="gr6" draw:text-style-name="P4" draw:layer="layout" svg:width="0.311cm" svg:height="0.311cm" svg:x="7.242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6.2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6.24cm" svg:y1="3cm" svg:x2="5.794cm" svg:y2="3cm">
          <text:p/>
        </draw:line>
        <draw:line draw:style-name="gr7" draw:text-style-name="P5" draw:layer="layout" svg:x1="7.24cm" svg:y1="3cm" svg:x2="6.551cm" svg:y2="3cm">
          <text:p/>
        </draw:line>
        <draw:custom-shape draw:style-name="gr6" draw:text-style-name="P4" draw:layer="layout" svg:width="0.311cm" svg:height="0.311cm" svg:x="7.2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8.242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8.24cm" svg:y1="2cm" svg:x2="7.551cm" svg:y2="2cm">
          <text:p/>
        </draw:line>
        <draw:line draw:style-name="gr8" draw:text-style-name="P5" draw:layer="layout" svg:x1="9.001cm" svg:y1="2cm" svg:x2="8.555cm" svg:y2="2cm">
          <text:p/>
        </draw:line>
        <draw:custom-shape draw:style-name="gr6" draw:text-style-name="P4" draw:layer="layout" svg:width="0.311cm" svg:height="0.311cm" svg:x="8.2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8.238cm" svg:y1="3cm" svg:x2="7.549cm" svg:y2="3cm">
          <text:p/>
        </draw:line>
        <draw:line draw:style-name="gr8" draw:text-style-name="P5" draw:layer="layout" svg:x1="8.999cm" svg:y1="3cm" svg:x2="8.553cm" svg:y2="3cm">
          <text:p/>
        </draw:line>
        <draw:custom-shape draw:style-name="gr13" draw:text-style-name="P2" draw:layer="layout" svg:width="2.8cm" svg:height="1.8cm" svg:x="9.198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11cm" svg:height="0.311cm" svg:x="9.442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9.442cm" svg:y1="2cm" svg:x2="8.996cm" svg:y2="2cm">
          <text:p/>
        </draw:line>
        <draw:line draw:style-name="gr7" draw:text-style-name="P5" draw:layer="layout" svg:x1="10.442cm" svg:y1="2cm" svg:x2="9.753cm" svg:y2="2cm">
          <text:p/>
        </draw:line>
        <draw:custom-shape draw:style-name="gr6" draw:text-style-name="P4" draw:layer="layout" svg:width="0.311cm" svg:height="0.311cm" svg:x="10.442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9.4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9.44cm" svg:y1="3cm" svg:x2="8.994cm" svg:y2="3cm">
          <text:p/>
        </draw:line>
        <draw:line draw:style-name="gr7" draw:text-style-name="P5" draw:layer="layout" svg:x1="10.44cm" svg:y1="3cm" svg:x2="9.751cm" svg:y2="3cm">
          <text:p/>
        </draw:line>
        <draw:custom-shape draw:style-name="gr6" draw:text-style-name="P4" draw:layer="layout" svg:width="0.311cm" svg:height="0.311cm" svg:x="10.4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1.442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1.44cm" svg:y1="2cm" svg:x2="10.751cm" svg:y2="2cm">
          <text:p/>
        </draw:line>
        <draw:line draw:style-name="gr7" draw:text-style-name="P5" draw:layer="layout" svg:x1="12.201cm" svg:y1="2cm" svg:x2="11.755cm" svg:y2="2cm">
          <text:p/>
        </draw:line>
        <draw:custom-shape draw:style-name="gr6" draw:text-style-name="P4" draw:layer="layout" svg:width="0.311cm" svg:height="0.311cm" svg:x="11.4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1.438cm" svg:y1="3cm" svg:x2="10.749cm" svg:y2="3cm">
          <text:p/>
        </draw:line>
        <draw:line draw:style-name="gr7" draw:text-style-name="P5" draw:layer="layout" svg:x1="12.199cm" svg:y1="3cm" svg:x2="11.753cm" svg:y2="3cm">
          <text:p/>
        </draw:line>
        <draw:custom-shape draw:style-name="gr14" draw:text-style-name="P1" draw:layer="layout" svg:width="8.996cm" svg:height="0.6cm" svg:x="2.9cm" svg:y="1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8.996cm" svg:height="0.6cm" svg:x="2.9cm" svg:y="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8cm" svg:height="2.4cm" svg:x="15.598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8cm" svg:height="2.4cm" svg:x="17.798cm" svg:y="9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8cm" svg:height="2.4cm" svg:x="21.498cm" svg:y="9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8cm" svg:height="2.4cm" svg:x="23.698cm" svg:y="9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311cm" svg:height="0.311cm" svg:x="15.842cm" svg:y="9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5.842cm" svg:y1="10cm" svg:x2="15.396cm" svg:y2="10cm">
          <text:p/>
        </draw:line>
        <draw:line draw:style-name="gr7" draw:text-style-name="P5" draw:layer="layout" svg:x1="16.842cm" svg:y1="10cm" svg:x2="16.153cm" svg:y2="10cm">
          <text:p/>
        </draw:line>
        <draw:line draw:style-name="gr8" draw:text-style-name="P5" draw:layer="layout" svg:x1="17.596cm" svg:y1="10cm" svg:x2="17.153cm" svg:y2="10cm">
          <text:p/>
        </draw:line>
        <draw:custom-shape draw:style-name="gr6" draw:text-style-name="P4" draw:layer="layout" svg:width="0.311cm" svg:height="0.311cm" svg:x="16.842cm" svg:y="9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5.84cm" svg:y="10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5.84cm" svg:y1="10.8cm" svg:x2="15.394cm" svg:y2="10.8cm">
          <text:p/>
        </draw:line>
        <draw:line draw:style-name="gr7" draw:text-style-name="P5" draw:layer="layout" svg:x1="16.84cm" svg:y1="10.8cm" svg:x2="16.151cm" svg:y2="10.8cm">
          <text:p/>
        </draw:line>
        <draw:line draw:style-name="gr8" draw:text-style-name="P5" draw:layer="layout" svg:x1="17.594cm" svg:y1="10.8cm" svg:x2="17.151cm" svg:y2="10.8cm">
          <text:p/>
        </draw:line>
        <draw:custom-shape draw:style-name="gr6" draw:text-style-name="P4" draw:layer="layout" svg:width="0.311cm" svg:height="0.311cm" svg:x="16.84cm" svg:y="10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5.838cm" svg:y="11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5.838cm" svg:y1="11.6cm" svg:x2="15.392cm" svg:y2="11.6cm">
          <text:p/>
        </draw:line>
        <draw:line draw:style-name="gr7" draw:text-style-name="P5" draw:layer="layout" svg:x1="16.838cm" svg:y1="11.6cm" svg:x2="16.149cm" svg:y2="11.6cm">
          <text:p/>
        </draw:line>
        <draw:line draw:style-name="gr8" draw:text-style-name="P5" draw:layer="layout" svg:x1="17.592cm" svg:y1="11.6cm" svg:x2="17.149cm" svg:y2="11.6cm">
          <text:p/>
        </draw:line>
        <draw:custom-shape draw:style-name="gr6" draw:text-style-name="P4" draw:layer="layout" svg:width="0.311cm" svg:height="0.311cm" svg:x="16.838cm" svg:y="11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8.036cm" svg:y="11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8.036cm" svg:y1="11.6cm" svg:x2="17.59cm" svg:y2="11.6cm">
          <text:p/>
        </draw:line>
        <draw:line draw:style-name="gr7" draw:text-style-name="P5" draw:layer="layout" svg:x1="19.036cm" svg:y1="11.6cm" svg:x2="18.347cm" svg:y2="11.6cm">
          <text:p/>
        </draw:line>
        <draw:line draw:style-name="gr8" draw:text-style-name="P5" draw:layer="layout" svg:x1="19.79cm" svg:y1="11.6cm" svg:x2="19.347cm" svg:y2="11.6cm">
          <text:p/>
        </draw:line>
        <draw:custom-shape draw:style-name="gr6" draw:text-style-name="P4" draw:layer="layout" svg:width="0.311cm" svg:height="0.311cm" svg:x="19.036cm" svg:y="11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8.034cm" svg:y="10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8.034cm" svg:y1="10.8cm" svg:x2="17.588cm" svg:y2="10.8cm">
          <text:p/>
        </draw:line>
        <draw:line draw:style-name="gr7" draw:text-style-name="P5" draw:layer="layout" svg:x1="19.034cm" svg:y1="10.8cm" svg:x2="18.345cm" svg:y2="10.8cm">
          <text:p/>
        </draw:line>
        <draw:line draw:style-name="gr8" draw:text-style-name="P5" draw:layer="layout" svg:x1="19.788cm" svg:y1="10.8cm" svg:x2="19.345cm" svg:y2="10.8cm">
          <text:p/>
        </draw:line>
        <draw:custom-shape draw:style-name="gr6" draw:text-style-name="P4" draw:layer="layout" svg:width="0.311cm" svg:height="0.311cm" svg:x="19.034cm" svg:y="10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8.032cm" svg:y="9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8.032cm" svg:y1="10cm" svg:x2="17.586cm" svg:y2="10cm">
          <text:p/>
        </draw:line>
        <draw:line draw:style-name="gr7" draw:text-style-name="P5" draw:layer="layout" svg:x1="19.032cm" svg:y1="10cm" svg:x2="18.343cm" svg:y2="10cm">
          <text:p/>
        </draw:line>
        <draw:line draw:style-name="gr8" draw:text-style-name="P5" draw:layer="layout" svg:x1="19.786cm" svg:y1="10cm" svg:x2="19.343cm" svg:y2="10cm">
          <text:p/>
        </draw:line>
        <draw:custom-shape draw:style-name="gr6" draw:text-style-name="P4" draw:layer="layout" svg:width="0.311cm" svg:height="0.311cm" svg:x="19.032cm" svg:y="9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1.738cm" svg:y1="10.8cm" svg:x2="21.292cm" svg:y2="10.8cm">
          <text:p/>
        </draw:line>
        <draw:custom-shape draw:style-name="gr6" draw:text-style-name="P4" draw:layer="layout" svg:width="0.311cm" svg:height="0.311cm" svg:x="21.732cm" svg:y="10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2.732cm" svg:y1="10.8cm" svg:x2="22.043cm" svg:y2="10.8cm">
          <text:p/>
        </draw:line>
        <draw:line draw:style-name="gr8" draw:text-style-name="P5" draw:layer="layout" svg:x1="23.486cm" svg:y1="10.8cm" svg:x2="23.043cm" svg:y2="10.8cm">
          <text:p/>
        </draw:line>
        <draw:custom-shape draw:style-name="gr6" draw:text-style-name="P4" draw:layer="layout" svg:width="0.311cm" svg:height="0.311cm" svg:x="22.732cm" svg:y="10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1.736cm" svg:y1="11.6cm" svg:x2="21.29cm" svg:y2="11.6cm">
          <text:p/>
        </draw:line>
        <draw:custom-shape draw:style-name="gr6" draw:text-style-name="P4" draw:layer="layout" svg:width="0.311cm" svg:height="0.311cm" svg:x="21.73cm" svg:y="11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2.73cm" svg:y1="11.6cm" svg:x2="22.041cm" svg:y2="11.6cm">
          <text:p/>
        </draw:line>
        <draw:line draw:style-name="gr8" draw:text-style-name="P5" draw:layer="layout" svg:x1="23.484cm" svg:y1="11.6cm" svg:x2="23.041cm" svg:y2="11.6cm">
          <text:p/>
        </draw:line>
        <draw:custom-shape draw:style-name="gr6" draw:text-style-name="P4" draw:layer="layout" svg:width="0.311cm" svg:height="0.311cm" svg:x="22.73cm" svg:y="11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1.734cm" svg:y1="10cm" svg:x2="21.288cm" svg:y2="10cm">
          <text:p/>
        </draw:line>
        <draw:custom-shape draw:style-name="gr6" draw:text-style-name="P4" draw:layer="layout" svg:width="0.311cm" svg:height="0.311cm" svg:x="21.728cm" svg:y="9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2.728cm" svg:y1="10cm" svg:x2="22.039cm" svg:y2="10cm">
          <text:p/>
        </draw:line>
        <draw:line draw:style-name="gr8" draw:text-style-name="P5" draw:layer="layout" svg:x1="23.482cm" svg:y1="10cm" svg:x2="23.039cm" svg:y2="10cm">
          <text:p/>
        </draw:line>
        <draw:custom-shape draw:style-name="gr6" draw:text-style-name="P4" draw:layer="layout" svg:width="0.311cm" svg:height="0.311cm" svg:x="22.728cm" svg:y="9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23.934cm" svg:y="9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3.934cm" svg:y1="10cm" svg:x2="23.488cm" svg:y2="10cm">
          <text:p/>
        </draw:line>
        <draw:line draw:style-name="gr7" draw:text-style-name="P5" draw:layer="layout" svg:x1="24.934cm" svg:y1="10cm" svg:x2="24.245cm" svg:y2="10cm">
          <text:p/>
        </draw:line>
        <draw:line draw:style-name="gr7" draw:text-style-name="P5" draw:layer="layout" svg:x1="25.688cm" svg:y1="10cm" svg:x2="25.245cm" svg:y2="10cm">
          <text:p/>
        </draw:line>
        <draw:custom-shape draw:style-name="gr15" draw:text-style-name="P9" draw:layer="layout" svg:width="0.311cm" svg:height="0.311cm" svg:x="24.934cm" svg:y="9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23.932cm" svg:y="10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3.932cm" svg:y1="10.8cm" svg:x2="23.486cm" svg:y2="10.8cm">
          <text:p/>
        </draw:line>
        <draw:line draw:style-name="gr7" draw:text-style-name="P5" draw:layer="layout" svg:x1="24.932cm" svg:y1="10.8cm" svg:x2="24.243cm" svg:y2="10.8cm">
          <text:p/>
        </draw:line>
        <draw:line draw:style-name="gr7" draw:text-style-name="P5" draw:layer="layout" svg:x1="25.686cm" svg:y1="10.8cm" svg:x2="25.243cm" svg:y2="10.8cm">
          <text:p/>
        </draw:line>
        <draw:custom-shape draw:style-name="gr15" draw:text-style-name="P9" draw:layer="layout" svg:width="0.311cm" svg:height="0.311cm" svg:x="24.932cm" svg:y="10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23.938cm" svg:y="11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3.93cm" svg:y1="11.6cm" svg:x2="23.484cm" svg:y2="11.6cm">
          <text:p/>
        </draw:line>
        <draw:line draw:style-name="gr7" draw:text-style-name="P5" draw:layer="layout" svg:x1="24.93cm" svg:y1="11.6cm" svg:x2="24.241cm" svg:y2="11.6cm">
          <text:p/>
        </draw:line>
        <draw:line draw:style-name="gr7" draw:text-style-name="P5" draw:layer="layout" svg:x1="25.684cm" svg:y1="11.6cm" svg:x2="25.241cm" svg:y2="11.6cm">
          <text:p/>
        </draw:line>
        <draw:custom-shape draw:style-name="gr15" draw:text-style-name="P9" draw:layer="layout" svg:width="0.311cm" svg:height="0.311cm" svg:x="24.938cm" svg:y="11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2.8cm" svg:height="1.8cm" svg:x="2.799cm" svg:y="9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11cm" svg:height="0.311cm" svg:x="3.043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3.043cm" svg:y1="10.393cm" svg:x2="2.597cm" svg:y2="10.393cm">
          <text:p/>
        </draw:line>
        <draw:line draw:style-name="gr7" draw:text-style-name="P5" draw:layer="layout" svg:x1="4.043cm" svg:y1="10.393cm" svg:x2="3.354cm" svg:y2="10.393cm">
          <text:p/>
        </draw:line>
        <draw:custom-shape draw:style-name="gr9" draw:text-style-name="P6" draw:layer="layout" svg:width="0.311cm" svg:height="0.311cm" svg:x="4.043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3.041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3.041cm" svg:y1="11.393cm" svg:x2="2.595cm" svg:y2="11.393cm">
          <text:p/>
        </draw:line>
        <draw:line draw:style-name="gr7" draw:text-style-name="P5" draw:layer="layout" svg:x1="4.041cm" svg:y1="11.393cm" svg:x2="3.352cm" svg:y2="11.393cm">
          <text:p/>
        </draw:line>
        <draw:custom-shape draw:style-name="gr9" draw:text-style-name="P6" draw:layer="layout" svg:width="0.311cm" svg:height="0.311cm" svg:x="4.041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311cm" svg:height="0.311cm" svg:x="5.043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5.041cm" svg:y1="10.393cm" svg:x2="4.352cm" svg:y2="10.393cm">
          <text:p/>
        </draw:line>
        <draw:line draw:style-name="gr8" draw:text-style-name="P5" draw:layer="layout" svg:x1="5.802cm" svg:y1="10.393cm" svg:x2="5.356cm" svg:y2="10.393cm">
          <text:p/>
        </draw:line>
        <draw:custom-shape draw:style-name="gr9" draw:text-style-name="P6" draw:layer="layout" svg:width="0.311cm" svg:height="0.311cm" svg:x="5.041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5.039cm" svg:y1="11.393cm" svg:x2="4.35cm" svg:y2="11.393cm">
          <text:p/>
        </draw:line>
        <draw:line draw:style-name="gr8" draw:text-style-name="P5" draw:layer="layout" svg:x1="5.8cm" svg:y1="11.393cm" svg:x2="5.354cm" svg:y2="11.393cm">
          <text:p/>
        </draw:line>
        <draw:custom-shape draw:style-name="gr13" draw:text-style-name="P2" draw:layer="layout" svg:width="2.8cm" svg:height="1.8cm" svg:x="5.997cm" svg:y="9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11cm" svg:height="0.311cm" svg:x="6.241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6.241cm" svg:y1="10.393cm" svg:x2="5.795cm" svg:y2="10.393cm">
          <text:p/>
        </draw:line>
        <draw:line draw:style-name="gr7" draw:text-style-name="P5" draw:layer="layout" svg:x1="7.241cm" svg:y1="10.393cm" svg:x2="6.552cm" svg:y2="10.393cm">
          <text:p/>
        </draw:line>
        <draw:custom-shape draw:style-name="gr9" draw:text-style-name="P6" draw:layer="layout" svg:width="0.311cm" svg:height="0.311cm" svg:x="7.241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6.239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6.239cm" svg:y1="11.393cm" svg:x2="5.793cm" svg:y2="11.393cm">
          <text:p/>
        </draw:line>
        <draw:line draw:style-name="gr7" draw:text-style-name="P5" draw:layer="layout" svg:x1="7.239cm" svg:y1="11.393cm" svg:x2="6.55cm" svg:y2="11.393cm">
          <text:p/>
        </draw:line>
        <draw:custom-shape draw:style-name="gr9" draw:text-style-name="P6" draw:layer="layout" svg:width="0.311cm" svg:height="0.311cm" svg:x="7.239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311cm" svg:height="0.311cm" svg:x="8.241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8.239cm" svg:y1="10.393cm" svg:x2="7.55cm" svg:y2="10.393cm">
          <text:p/>
        </draw:line>
        <draw:line draw:style-name="gr8" draw:text-style-name="P5" draw:layer="layout" svg:x1="9cm" svg:y1="10.393cm" svg:x2="8.554cm" svg:y2="10.393cm">
          <text:p/>
        </draw:line>
        <draw:custom-shape draw:style-name="gr9" draw:text-style-name="P6" draw:layer="layout" svg:width="0.311cm" svg:height="0.311cm" svg:x="8.239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8.237cm" svg:y1="11.393cm" svg:x2="7.548cm" svg:y2="11.393cm">
          <text:p/>
        </draw:line>
        <draw:line draw:style-name="gr8" draw:text-style-name="P5" draw:layer="layout" svg:x1="8.998cm" svg:y1="11.393cm" svg:x2="8.552cm" svg:y2="11.393cm">
          <text:p/>
        </draw:line>
        <draw:custom-shape draw:style-name="gr13" draw:text-style-name="P2" draw:layer="layout" svg:width="2.8cm" svg:height="1.8cm" svg:x="10.597cm" svg:y="9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11cm" svg:height="0.311cm" svg:x="10.841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0.841cm" svg:y1="10.393cm" svg:x2="10.395cm" svg:y2="10.393cm">
          <text:p/>
        </draw:line>
        <draw:line draw:style-name="gr7" draw:text-style-name="P5" draw:layer="layout" svg:x1="11.841cm" svg:y1="10.393cm" svg:x2="11.152cm" svg:y2="10.393cm">
          <text:p/>
        </draw:line>
        <draw:custom-shape draw:style-name="gr9" draw:text-style-name="P6" draw:layer="layout" svg:width="0.311cm" svg:height="0.311cm" svg:x="11.841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0.839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0.839cm" svg:y1="11.393cm" svg:x2="10.393cm" svg:y2="11.393cm">
          <text:p/>
        </draw:line>
        <draw:line draw:style-name="gr7" draw:text-style-name="P5" draw:layer="layout" svg:x1="11.839cm" svg:y1="11.393cm" svg:x2="11.15cm" svg:y2="11.393cm">
          <text:p/>
        </draw:line>
        <draw:custom-shape draw:style-name="gr9" draw:text-style-name="P6" draw:layer="layout" svg:width="0.311cm" svg:height="0.311cm" svg:x="11.839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311cm" svg:height="0.311cm" svg:x="12.841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2.839cm" svg:y1="10.393cm" svg:x2="12.15cm" svg:y2="10.393cm">
          <text:p/>
        </draw:line>
        <draw:line draw:style-name="gr7" draw:text-style-name="P5" draw:layer="layout" svg:x1="13.6cm" svg:y1="10.393cm" svg:x2="13.154cm" svg:y2="10.393cm">
          <text:p/>
        </draw:line>
        <draw:custom-shape draw:style-name="gr9" draw:text-style-name="P6" draw:layer="layout" svg:width="0.311cm" svg:height="0.311cm" svg:x="12.839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2.837cm" svg:y1="11.393cm" svg:x2="12.148cm" svg:y2="11.393cm">
          <text:p/>
        </draw:line>
        <draw:line draw:style-name="gr7" draw:text-style-name="P5" draw:layer="layout" svg:x1="13.598cm" svg:y1="11.393cm" svg:x2="13.152cm" svg:y2="11.393cm">
          <text:p/>
        </draw:line>
        <draw:custom-shape draw:style-name="gr6" draw:text-style-name="P4" draw:layer="layout" svg:width="0.043cm" svg:height="0.043cm" svg:x="20.84cm" svg:y="9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64cm" svg:y="9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44cm" svg:y="9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84cm" svg:y="10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64cm" svg:y="10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44cm" svg:y="10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84cm" svg:y="11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64cm" svg:y="11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44cm" svg:y="11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9.841cm" svg:y="10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9.641cm" svg:y="10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9.441cm" svg:y="10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9.841cm" svg:y="11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9.641cm" svg:y="11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9.441cm" svg:y="11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0" draw:layer="layout" svg:width="5.345cm" svg:height="0.958cm" svg:x="5.1cm" svg:y="-1.2cm">
          <draw:text-box>
            <text:p><text:span text:style-name="T1">Batch 2, DW 3x3</text:span></text:p>
          </draw:text-box>
        </draw:frame>
        <draw:frame draw:style-name="gr17" draw:text-style-name="P10" draw:layer="layout" svg:width="4.795cm" svg:height="0.958cm" svg:x="17.201cm" svg:y="-1.099cm">
          <draw:text-box>
            <text:p><text:span text:style-name="T1">PW, 3 Kernels </text:span></text:p>
          </draw:text-box>
        </draw:frame>
        <draw:frame draw:style-name="gr18" draw:text-style-name="P11" draw:layer="layout" svg:width="1.921cm" svg:height="0.725cm" svg:x="-0.9cm" svg:y="1.5cm">
          <draw:text-box>
            <text:p><text:span text:style-name="T2">1</text:span><text:span text:style-name="T3">st</text:span><text:span text:style-name="T2"> Batch</text:span></text:p>
          </draw:text-box>
        </draw:frame>
        <draw:frame draw:style-name="gr19" draw:text-style-name="P11" draw:layer="layout" svg:width="1.912cm" svg:height="0.725cm" svg:x="-0.9cm" svg:y="2.5cm">
          <draw:text-box>
            <text:p><text:span text:style-name="T2">2</text:span><text:span text:style-name="T3">nd </text:span><text:span text:style-name="T2">Batch</text:span></text:p>
          </draw:text-box>
        </draw:frame>
        <draw:line draw:style-name="gr20" draw:text-style-name="P5" draw:layer="layout" svg:x1="13.397cm" svg:y1="9.693cm" svg:x2="2.801cm" svg:y2="9.693cm">
          <text:p/>
        </draw:line>
        <draw:line draw:style-name="gr20" draw:text-style-name="P5" draw:layer="layout" svg:x1="25.498cm" svg:y1="9.3cm" svg:x2="15.598cm" svg:y2="9.3cm">
          <text:p/>
        </draw:line>
        <draw:custom-shape draw:style-name="gr6" draw:text-style-name="P4" draw:layer="layout" svg:width="0.043cm" svg:height="0.043cm" svg:x="20.94cm" svg:y="1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74cm" svg:y="1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54cm" svg:y="1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94cm" svg:y="2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74cm" svg:y="2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54cm" svg:y="2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94cm" svg:y="2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74cm" svg:y="2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54cm" svg:y="2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5" draw:layer="layout" svg:x1="25.5cm" svg:y1="0.7cm" svg:x2="15.6cm" svg:y2="0.7cm">
          <text:p/>
        </draw:line>
        <draw:frame draw:style-name="gr21" draw:text-style-name="P12" draw:layer="layout" svg:width="2.072cm" svg:height="0.81cm" svg:x="26.1cm" svg:y="0.9cm">
          <draw:text-box>
            <text:p><text:span text:style-name="T4">1</text:span><text:span text:style-name="T5">st </text:span><text:span text:style-name="T4">Batch</text:span></text:p>
          </draw:text-box>
        </draw:frame>
        <draw:custom-shape draw:style-name="gr13" draw:text-style-name="P2" draw:layer="layout" svg:width="2.8cm" svg:height="1.8cm" svg:x="2.796cm" svg:y="13.3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11cm" svg:height="0.311cm" svg:x="3.04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3.04cm" svg:y1="13.708cm" svg:x2="2.594cm" svg:y2="13.708cm">
          <text:p/>
        </draw:line>
        <draw:line draw:style-name="gr7" draw:text-style-name="P5" draw:layer="layout" svg:x1="4.04cm" svg:y1="13.708cm" svg:x2="3.351cm" svg:y2="13.708cm">
          <text:p/>
        </draw:line>
        <draw:custom-shape draw:style-name="gr6" draw:text-style-name="P4" draw:layer="layout" svg:width="0.311cm" svg:height="0.311cm" svg:x="4.04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3.038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3.038cm" svg:y1="14.708cm" svg:x2="2.592cm" svg:y2="14.708cm">
          <text:p/>
        </draw:line>
        <draw:line draw:style-name="gr7" draw:text-style-name="P5" draw:layer="layout" svg:x1="4.038cm" svg:y1="14.708cm" svg:x2="3.349cm" svg:y2="14.708cm">
          <text:p/>
        </draw:line>
        <draw:custom-shape draw:style-name="gr6" draw:text-style-name="P4" draw:layer="layout" svg:width="0.311cm" svg:height="0.311cm" svg:x="4.038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5.04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5.038cm" svg:y1="13.708cm" svg:x2="4.349cm" svg:y2="13.708cm">
          <text:p/>
        </draw:line>
        <draw:line draw:style-name="gr8" draw:text-style-name="P5" draw:layer="layout" svg:x1="5.799cm" svg:y1="13.708cm" svg:x2="5.353cm" svg:y2="13.708cm">
          <text:p/>
        </draw:line>
        <draw:custom-shape draw:style-name="gr6" draw:text-style-name="P4" draw:layer="layout" svg:width="0.311cm" svg:height="0.311cm" svg:x="5.038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5.036cm" svg:y1="14.708cm" svg:x2="4.347cm" svg:y2="14.708cm">
          <text:p/>
        </draw:line>
        <draw:line draw:style-name="gr8" draw:text-style-name="P5" draw:layer="layout" svg:x1="5.797cm" svg:y1="14.708cm" svg:x2="5.351cm" svg:y2="14.708cm">
          <text:p/>
        </draw:line>
        <draw:custom-shape draw:style-name="gr13" draw:text-style-name="P2" draw:layer="layout" svg:width="2.8cm" svg:height="1.8cm" svg:x="5.994cm" svg:y="13.3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11cm" svg:height="0.311cm" svg:x="6.238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6.238cm" svg:y1="13.708cm" svg:x2="5.792cm" svg:y2="13.708cm">
          <text:p/>
        </draw:line>
        <draw:line draw:style-name="gr7" draw:text-style-name="P5" draw:layer="layout" svg:x1="7.238cm" svg:y1="13.708cm" svg:x2="6.549cm" svg:y2="13.708cm">
          <text:p/>
        </draw:line>
        <draw:custom-shape draw:style-name="gr6" draw:text-style-name="P4" draw:layer="layout" svg:width="0.311cm" svg:height="0.311cm" svg:x="7.238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6.236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6.236cm" svg:y1="14.708cm" svg:x2="5.79cm" svg:y2="14.708cm">
          <text:p/>
        </draw:line>
        <draw:line draw:style-name="gr7" draw:text-style-name="P5" draw:layer="layout" svg:x1="7.236cm" svg:y1="14.708cm" svg:x2="6.547cm" svg:y2="14.708cm">
          <text:p/>
        </draw:line>
        <draw:custom-shape draw:style-name="gr6" draw:text-style-name="P4" draw:layer="layout" svg:width="0.311cm" svg:height="0.311cm" svg:x="7.236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8.238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8.236cm" svg:y1="13.708cm" svg:x2="7.547cm" svg:y2="13.708cm">
          <text:p/>
        </draw:line>
        <draw:line draw:style-name="gr7" draw:text-style-name="P5" draw:layer="layout" svg:x1="8.997cm" svg:y1="13.708cm" svg:x2="8.551cm" svg:y2="13.708cm">
          <text:p/>
        </draw:line>
        <draw:custom-shape draw:style-name="gr6" draw:text-style-name="P4" draw:layer="layout" svg:width="0.311cm" svg:height="0.311cm" svg:x="8.236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8.234cm" svg:y1="14.708cm" svg:x2="7.545cm" svg:y2="14.708cm">
          <text:p/>
        </draw:line>
        <draw:line draw:style-name="gr7" draw:text-style-name="P5" draw:layer="layout" svg:x1="8.995cm" svg:y1="14.708cm" svg:x2="8.549cm" svg:y2="14.708cm">
          <text:p/>
        </draw:line>
        <draw:custom-shape draw:style-name="gr13" draw:text-style-name="P2" draw:layer="layout" svg:width="2.8cm" svg:height="1.8cm" svg:x="10.594cm" svg:y="13.3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11cm" svg:height="0.311cm" svg:x="10.838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0.838cm" svg:y1="13.708cm" svg:x2="10.392cm" svg:y2="13.708cm">
          <text:p/>
        </draw:line>
        <draw:line draw:style-name="gr7" draw:text-style-name="P5" draw:layer="layout" svg:x1="11.838cm" svg:y1="13.708cm" svg:x2="11.149cm" svg:y2="13.708cm">
          <text:p/>
        </draw:line>
        <draw:custom-shape draw:style-name="gr15" draw:text-style-name="P9" draw:layer="layout" svg:width="0.311cm" svg:height="0.311cm" svg:x="11.838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0.836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0.836cm" svg:y1="14.708cm" svg:x2="10.39cm" svg:y2="14.708cm">
          <text:p/>
        </draw:line>
        <draw:line draw:style-name="gr7" draw:text-style-name="P5" draw:layer="layout" svg:x1="11.836cm" svg:y1="14.708cm" svg:x2="11.147cm" svg:y2="14.708cm">
          <text:p/>
        </draw:line>
        <draw:custom-shape draw:style-name="gr15" draw:text-style-name="P9" draw:layer="layout" svg:width="0.311cm" svg:height="0.311cm" svg:x="11.836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311cm" svg:height="0.311cm" svg:x="12.838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2.836cm" svg:y1="13.708cm" svg:x2="12.147cm" svg:y2="13.708cm">
          <text:p/>
        </draw:line>
        <draw:line draw:style-name="gr7" draw:text-style-name="P5" draw:layer="layout" svg:x1="13.597cm" svg:y1="13.708cm" svg:x2="13.151cm" svg:y2="13.708cm">
          <text:p/>
        </draw:line>
        <draw:custom-shape draw:style-name="gr15" draw:text-style-name="P9" draw:layer="layout" svg:width="0.311cm" svg:height="0.311cm" svg:x="12.836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2.834cm" svg:y1="14.708cm" svg:x2="12.145cm" svg:y2="14.708cm">
          <text:p/>
        </draw:line>
        <draw:line draw:style-name="gr7" draw:text-style-name="P5" draw:layer="layout" svg:x1="13.595cm" svg:y1="14.708cm" svg:x2="13.149cm" svg:y2="14.708cm">
          <text:p/>
        </draw:line>
        <draw:custom-shape draw:style-name="gr6" draw:text-style-name="P4" draw:layer="layout" svg:width="0.043cm" svg:height="0.043cm" svg:x="9.838cm" svg:y="13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9.638cm" svg:y="13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9.438cm" svg:y="13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9.838cm" svg:y="14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9.638cm" svg:y="14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9.438cm" svg:y="14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8.504cm" svg:height="0.6cm" svg:x="2.896cm" svg:y="13.408cm">
          <text:p/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13.394cm" svg:y1="13.008cm" svg:x2="2.798cm" svg:y2="13.008cm">
          <text:p/>
        </draw:line>
        <draw:custom-shape draw:style-name="gr23" draw:text-style-name="P13" draw:layer="layout" svg:width="1.898cm" svg:height="0.6cm" svg:x="11.4cm" svg:y="13.408cm">
          <text:p/>
          <draw:enhanced-geometry svg:viewBox="0 0 21600 21600" draw:type="rectangle" draw:enhanced-path="M 0 0 L 21600 0 21600 21600 0 21600 0 0 Z N"/>
        </draw:custom-shape>
        <draw:line draw:style-name="gr24" draw:text-style-name="P14" draw:layer="layout" svg:x1="12.344cm" svg:y1="14.008cm" svg:x2="12.344cm" svg:y2="13.4cm">
          <text:p/>
        </draw:line>
        <draw:custom-shape draw:style-name="gr22" draw:text-style-name="P1" draw:layer="layout" svg:width="8.504cm" svg:height="0.6cm" svg:x="2.896cm" svg:y="14.40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1.898cm" svg:height="0.6cm" svg:x="11.4cm" svg:y="14.408cm">
          <text:p/>
          <draw:enhanced-geometry svg:viewBox="0 0 21600 21600" draw:type="rectangle" draw:enhanced-path="M 0 0 L 21600 0 21600 21600 0 21600 0 0 Z N"/>
        </draw:custom-shape>
        <draw:line draw:style-name="gr24" draw:text-style-name="P14" draw:layer="layout" svg:x1="12.344cm" svg:y1="15.008cm" svg:x2="12.344cm" svg:y2="14.4cm">
          <text:p/>
        </draw:line>
        <draw:frame draw:style-name="gr25" draw:text-style-name="P15" draw:layer="layout" svg:width="2.344cm" svg:height="0.81cm" svg:x="25.801cm" svg:y="9.5cm">
          <draw:text-box>
            <text:p><text:span text:style-name="T6">1</text:span><text:span text:style-name="T7">st</text:span><text:span text:style-name="T6"> Kernel</text:span></text:p>
          </draw:text-box>
        </draw:frame>
        <draw:frame draw:style-name="gr26" draw:text-style-name="P15" draw:layer="layout" svg:width="2.335cm" svg:height="0.81cm" svg:x="25.802cm" svg:y="10.3cm">
          <draw:text-box>
            <text:p><text:span text:style-name="T6">2</text:span><text:span text:style-name="T7">nd </text:span><text:span text:style-name="T6">Kernel</text:span></text:p>
          </draw:text-box>
        </draw:frame>
        <draw:frame draw:style-name="gr27" draw:text-style-name="P15" draw:layer="layout" svg:width="2.386cm" svg:height="0.81cm" svg:x="25.803cm" svg:y="11.1cm">
          <draw:text-box>
            <text:p><text:span text:style-name="T6">3</text:span><text:span text:style-name="T7">rd</text:span><text:span text:style-name="T6"> Kernel</text:span></text:p>
          </draw:text-box>
        </draw:frame>
        <draw:custom-shape draw:style-name="gr28" draw:text-style-name="P13" draw:layer="layout" svg:width="0.898cm" svg:height="0.6cm" svg:x="24.5cm" svg:y="11.3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0.898cm" svg:height="0.6cm" svg:x="24.5cm" svg:y="10.5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0.898cm" svg:height="0.6cm" svg:x="24.5cm" svg:y="9.708cm">
          <text:p/>
          <draw:enhanced-geometry svg:viewBox="0 0 21600 21600" draw:type="rectangle" draw:enhanced-path="M 0 0 L 21600 0 21600 21600 0 21600 0 0 Z N"/>
        </draw:custom-shape>
        <draw:frame draw:style-name="gr18" draw:text-style-name="P16" draw:layer="layout" svg:width="1.921cm" svg:height="0.725cm" svg:x="-0.698cm" svg:y="9.893cm">
          <draw:text-box>
            <text:p><text:span text:style-name="T8">1</text:span><text:span text:style-name="T9">st</text:span><text:span text:style-name="T8"> Batch</text:span></text:p>
          </draw:text-box>
        </draw:frame>
        <draw:frame draw:style-name="gr29" draw:text-style-name="P16" draw:layer="layout" svg:width="1.997cm" svg:height="0.725cm" svg:x="-0.798cm" svg:y="10.893cm">
          <draw:text-box>
            <text:p><text:span text:style-name="T8">2</text:span><text:span text:style-name="T9">nd</text:span><text:span text:style-name="T8"> Batch</text:span></text:p>
          </draw:text-box>
        </draw:frame>
        <draw:frame draw:style-name="gr18" draw:text-style-name="P16" draw:layer="layout" svg:width="1.921cm" svg:height="0.725cm" svg:x="-0.698cm" svg:y="13.2cm">
          <draw:text-box>
            <text:p><text:span text:style-name="T8">1</text:span><text:span text:style-name="T9">st</text:span><text:span text:style-name="T8"> Batch</text:span></text:p>
          </draw:text-box>
        </draw:frame>
        <draw:frame draw:style-name="gr29" draw:text-style-name="P16" draw:layer="layout" svg:width="1.997cm" svg:height="0.725cm" svg:x="-0.798cm" svg:y="14.2cm">
          <draw:text-box>
            <text:p><text:span text:style-name="T8">2</text:span><text:span text:style-name="T9">nd</text:span><text:span text:style-name="T8"> Batch</text:span></text:p>
          </draw:text-box>
        </draw:frame>
        <draw:frame draw:style-name="gr30" draw:text-style-name="P17" draw:layer="layout" svg:width="2.384cm" svg:height="0.53cm" svg:x="19.286cm" svg:y="8.77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0" draw:text-style-name="P17" draw:layer="layout" svg:width="1.686cm" svg:height="0.53cm" svg:x="7.388cm" svg:y="9.09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0" draw:text-style-name="P18" draw:layer="layout" svg:width="0.424cm" svg:height="0.47cm" svg:x="20.491cm" svg:y="0.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31" draw:text-style-name="P19" draw:layer="layout" svg:x1="0cm" svg:y1="0.1cm" svg:x2="28cm" svg:y2="0.1cm">
          <text:p/>
        </draw:line>
        <draw:frame draw:style-name="gr32" draw:text-style-name="P11" draw:layer="layout" svg:width="2.936cm" svg:height="0.683cm" svg:x="-2.206cm" svg:y="9cm">
          <draw:text-box>
            <text:p><text:span text:style-name="T10">1×1</text:span><text:span text:style-name="T11">×C</text:span><text:span text:style-name="T12"> kernel</text:span></text:p>
          </draw:text-box>
        </draw:frame>
        <draw:line draw:style-name="gr33" draw:text-style-name="P5" draw:layer="layout" svg:x1="9.793cm" svg:y1="0.908cm" svg:x2="8.929cm" svg:y2="1.715cm">
          <text:p/>
        </draw:line>
        <draw:line draw:style-name="gr33" draw:text-style-name="P5" draw:layer="layout" svg:x1="10.394cm" svg:y1="9.301cm" svg:x2="9.53cm" svg:y2="10.108cm">
          <text:p/>
        </draw:line>
        <draw:custom-shape draw:style-name="gr9" draw:text-style-name="P6" draw:layer="layout" svg:width="0.311cm" svg:height="0.311cm" svg:x="14.815cm" svg:y="14.1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0" draw:layer="layout" svg:width="8.012cm" svg:height="0.839cm" svg:x="15.276cm" svg:y="13.997cm">
          <draw:text-box>
            <text:p><text:span text:style-name="T13">Unused or multiply-by-zero MAC</text:span></text:p>
          </draw:text-box>
        </draw:frame>
        <draw:frame draw:style-name="gr35" draw:text-style-name="P20" draw:layer="layout" svg:width="10.124cm" svg:height="0.839cm" svg:x="15.276cm" svg:y="14.598cm">
          <draw:text-box>
            <text:p><text:span text:style-name="T13">Used or Unused MAC - benchmark driven</text:span></text:p>
          </draw:text-box>
        </draw:frame>
        <draw:custom-shape draw:style-name="gr36" draw:text-style-name="P21" draw:layer="layout" svg:width="0.311cm" svg:height="0.311cm" svg:x="14.819cm" svg:y="14.7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0" draw:layer="layout" svg:width="3cm" svg:height="0.839cm" svg:x="15.276cm" svg:y="13.4cm">
          <draw:text-box>
            <text:p><text:span text:style-name="T13">Used MAC</text:span></text:p>
          </draw:text-box>
        </draw:frame>
        <draw:custom-shape draw:style-name="gr38" draw:text-style-name="P22" draw:layer="layout" svg:width="0.311cm" svg:height="0.311cm" svg:x="14.819cm" svg:y="13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9" draw:layer="layout" svg:x1="0cm" svg:y1="8.6cm" svg:x2="28cm" svg:y2="8.6cm">
          <text:p/>
        </draw:line>
        <draw:line draw:style-name="gr31" draw:text-style-name="P19" draw:layer="layout" svg:x1="0cm" svg:y1="12.2cm" svg:x2="28cm" svg:y2="12.2cm">
          <text:p/>
        </draw:line>
        <draw:line draw:style-name="gr31" draw:text-style-name="P19" draw:layer="layout" svg:x1="0cm" svg:y1="15.4cm" svg:x2="28cm" svg:y2="15.4cm">
          <text:p/>
        </draw:line>
        <draw:line draw:style-name="gr31" draw:text-style-name="P19" draw:layer="layout" svg:x1="1.2cm" svg:y1="0.1cm" svg:x2="1.2cm" svg:y2="15.4cm">
          <text:p/>
        </draw:line>
        <draw:line draw:style-name="gr31" draw:text-style-name="P19" draw:layer="layout" svg:x1="13.9cm" svg:y1="8.6cm" svg:x2="13.9cm" svg:y2="15.4cm">
          <text:p/>
        </draw:line>
        <draw:line draw:style-name="gr31" draw:text-style-name="P19" draw:layer="layout" svg:x1="25.9cm" svg:y1="0.1cm" svg:x2="25.9cm" svg:y2="15.4cm">
          <text:p/>
        </draw:line>
        <draw:line draw:style-name="gr7" draw:text-style-name="P5" draw:layer="layout" svg:x1="20.236cm" svg:y1="10.8cm" svg:x2="19.79cm" svg:y2="10.8cm">
          <text:p/>
        </draw:line>
        <draw:line draw:style-name="gr7" draw:text-style-name="P5" draw:layer="layout" svg:x1="20.234cm" svg:y1="11.6cm" svg:x2="19.788cm" svg:y2="11.6cm">
          <text:p/>
        </draw:line>
        <draw:line draw:style-name="gr7" draw:text-style-name="P5" draw:layer="layout" svg:x1="20.232cm" svg:y1="10cm" svg:x2="19.786cm" svg:y2="10cm">
          <text:p/>
        </draw:line>
        <draw:line draw:style-name="gr20" draw:text-style-name="P5" draw:layer="layout" svg:x1="5.6cm" svg:y1="1.393cm" svg:x2="2.801cm" svg:y2="1.393cm">
          <text:p/>
        </draw:line>
        <draw:frame draw:style-name="gr30" draw:text-style-name="P17" draw:layer="layout" svg:width="1.135cm" svg:height="0.588cm" svg:x="3.889cm" svg:y="0.69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20" draw:text-style-name="P5" draw:layer="layout" svg:x1="2.401cm" svg:y1="1.6cm" svg:x2="2.401cm" svg:y2="3.392cm">
          <text:p/>
        </draw:line>
        <draw:frame draw:style-name="gr30" draw:text-style-name="P17" draw:layer="layout" svg:width="1.119cm" svg:height="0.528cm" svg:x="1.289cm" svg:y="2.19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20" draw:text-style-name="P5" draw:layer="layout" svg:x1="5.601cm" svg:y1="9.794cm" svg:x2="2.802cm" svg:y2="9.794cm">
          <text:p/>
        </draw:line>
        <draw:frame draw:style-name="gr30" draw:text-style-name="P17" draw:layer="layout" svg:width="1.135cm" svg:height="0.588cm" svg:x="3.89cm" svg:y="9.09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20" draw:text-style-name="P5" draw:layer="layout" svg:x1="2.402cm" svg:y1="10.001cm" svg:x2="2.402cm" svg:y2="11.793cm">
          <text:p/>
        </draw:line>
        <draw:frame draw:style-name="gr30" draw:text-style-name="P17" draw:layer="layout" svg:width="1.119cm" svg:height="0.528cm" svg:x="1.29cm" svg:y="10.59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0" draw:text-style-name="P17" draw:layer="layout" svg:width="2.828cm" svg:height="0.53cm" svg:x="10.388cm" svg:y="9.09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0" draw:text-style-name="P17" draw:layer="layout" svg:width="2.392cm" svg:height="0.53cm" svg:x="6.988cm" svg:y="12.49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line draw:style-name="gr20" draw:text-style-name="P5" draw:layer="layout" svg:x1="5.602cm" svg:y1="13.095cm" svg:x2="2.803cm" svg:y2="13.095cm">
          <text:p/>
        </draw:line>
        <draw:frame draw:style-name="gr30" draw:text-style-name="P17" draw:layer="layout" svg:width="1.136cm" svg:height="0.532cm" svg:x="3.891cm" svg:y="12.39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20" draw:text-style-name="P5" draw:layer="layout" svg:x1="2.403cm" svg:y1="13.302cm" svg:x2="2.403cm" svg:y2="15.094cm">
          <text:p/>
        </draw:line>
        <draw:frame draw:style-name="gr30" draw:text-style-name="P17" draw:layer="layout" svg:width="1.119cm" svg:height="0.528cm" svg:x="1.291cm" svg:y="13.89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line draw:style-name="gr33" draw:text-style-name="P5" draw:layer="layout" svg:x1="10.387cm" svg:y1="12.609cm" svg:x2="9.523cm" svg:y2="13.416cm">
          <text:p/>
        </draw:line>
        <draw:frame draw:style-name="gr30" draw:text-style-name="P17" draw:layer="layout" svg:width="2.828cm" svg:height="0.53cm" svg:x="10.381cm" svg:y="12.40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0" draw:text-style-name="P17" draw:layer="layout" svg:width="2.131cm" svg:height="0.47cm" svg:x="9.788cm" svg:y="0.69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20" draw:text-style-name="P5" draw:layer="layout" svg:x1="17.401cm" svg:y1="0.794cm" svg:x2="15.6cm" svg:y2="0.794cm">
          <text:p/>
        </draw:line>
        <draw:frame draw:style-name="gr30" draw:text-style-name="P17" draw:layer="layout" svg:width="1.136cm" svg:height="0.528cm" svg:x="15.99cm" svg:y="0.19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line draw:style-name="gr20" draw:text-style-name="P5" draw:layer="layout" svg:x1="15.202cm" svg:y1="1.001cm" svg:x2="15.202cm" svg:y2="3.4cm">
          <text:p/>
        </draw:line>
        <draw:frame draw:style-name="gr30" draw:text-style-name="P17" draw:layer="layout" svg:width="1.178cm" svg:height="0.528cm" svg:x="14.09cm" svg:y="1.92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line draw:style-name="gr20" draw:text-style-name="P5" draw:layer="layout" svg:x1="17.402cm" svg:y1="9.394cm" svg:x2="15.601cm" svg:y2="9.394cm">
          <text:p/>
        </draw:line>
        <draw:frame draw:style-name="gr30" draw:text-style-name="P17" draw:layer="layout" svg:width="1.136cm" svg:height="0.528cm" svg:x="15.991cm" svg:y="8.79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line draw:style-name="gr20" draw:text-style-name="P5" draw:layer="layout" svg:x1="15.203cm" svg:y1="9.601cm" svg:x2="15.203cm" svg:y2="12cm">
          <text:p/>
        </draw:line>
        <draw:frame draw:style-name="gr30" draw:text-style-name="P17" draw:layer="layout" svg:width="1.178cm" svg:height="0.528cm" svg:x="14.091cm" svg:y="10.52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line draw:style-name="gr31" draw:text-style-name="P19" draw:layer="layout" svg:x1="0cm" svg:y1="3.6cm" svg:x2="28cm" svg:y2="3.6cm">
          <text:p/>
        </draw:line>
        <draw:line draw:style-name="gr31" draw:text-style-name="P19" draw:layer="layout" svg:x1="13.9cm" svg:y1="0.1cm" svg:x2="13.9cm" svg:y2="3.6cm">
          <text:p/>
        </draw:line>
        <draw:custom-shape draw:style-name="gr39" draw:text-style-name="P1" draw:layer="layout" svg:width="12.566cm" svg:height="0.6cm" svg:x="2.899cm" svg:y="4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8cm" svg:height="2.4cm" svg:x="2.799cm" svg:y="4.6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8cm" svg:height="2.4cm" svg:x="4.999cm" svg:y="4.6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8cm" svg:height="2.4cm" svg:x="7.199cm" svg:y="4.6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8cm" svg:height="2.4cm" svg:x="9.399cm" svg:y="4.6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311cm" svg:height="0.311cm" svg:x="3.043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3.043cm" svg:y1="5.007cm" svg:x2="2.597cm" svg:y2="5.007cm">
          <text:p/>
        </draw:line>
        <draw:line draw:style-name="gr7" draw:text-style-name="P5" draw:layer="layout" svg:x1="4.043cm" svg:y1="5.007cm" svg:x2="3.354cm" svg:y2="5.007cm">
          <text:p/>
        </draw:line>
        <draw:line draw:style-name="gr8" draw:text-style-name="P5" draw:layer="layout" svg:x1="4.797cm" svg:y1="5.007cm" svg:x2="4.354cm" svg:y2="5.007cm">
          <text:p/>
        </draw:line>
        <draw:custom-shape draw:style-name="gr38" draw:text-style-name="P22" draw:layer="layout" svg:width="0.311cm" svg:height="0.311cm" svg:x="4.043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3.041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3.041cm" svg:y1="5.807cm" svg:x2="2.595cm" svg:y2="5.807cm">
          <text:p/>
        </draw:line>
        <draw:line draw:style-name="gr11" draw:text-style-name="P8" draw:layer="layout" svg:x1="4.041cm" svg:y1="5.807cm" svg:x2="3.352cm" svg:y2="5.807cm">
          <text:p/>
        </draw:line>
        <draw:line draw:style-name="gr12" draw:text-style-name="P8" draw:layer="layout" svg:x1="4.795cm" svg:y1="5.807cm" svg:x2="4.352cm" svg:y2="5.807cm">
          <text:p/>
        </draw:line>
        <draw:custom-shape draw:style-name="gr6" draw:text-style-name="P4" draw:layer="layout" svg:width="0.311cm" svg:height="0.311cm" svg:x="4.041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3.039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3.039cm" svg:y1="6.607cm" svg:x2="2.593cm" svg:y2="6.607cm">
          <text:p/>
        </draw:line>
        <draw:line draw:style-name="gr11" draw:text-style-name="P8" draw:layer="layout" svg:x1="4.039cm" svg:y1="6.607cm" svg:x2="3.35cm" svg:y2="6.607cm">
          <text:p/>
        </draw:line>
        <draw:line draw:style-name="gr12" draw:text-style-name="P8" draw:layer="layout" svg:x1="4.793cm" svg:y1="6.607cm" svg:x2="4.35cm" svg:y2="6.607cm">
          <text:p/>
        </draw:line>
        <draw:custom-shape draw:style-name="gr6" draw:text-style-name="P4" draw:layer="layout" svg:width="0.311cm" svg:height="0.311cm" svg:x="4.039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5.237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5.237cm" svg:y1="6.607cm" svg:x2="4.791cm" svg:y2="6.607cm">
          <text:p/>
        </draw:line>
        <draw:line draw:style-name="gr11" draw:text-style-name="P8" draw:layer="layout" svg:x1="6.237cm" svg:y1="6.607cm" svg:x2="5.548cm" svg:y2="6.607cm">
          <text:p/>
        </draw:line>
        <draw:line draw:style-name="gr12" draw:text-style-name="P8" draw:layer="layout" svg:x1="6.991cm" svg:y1="6.607cm" svg:x2="6.548cm" svg:y2="6.607cm">
          <text:p/>
        </draw:line>
        <draw:custom-shape draw:style-name="gr10" draw:text-style-name="P7" draw:layer="layout" svg:width="0.311cm" svg:height="0.311cm" svg:x="6.237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5.235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5.235cm" svg:y1="5.807cm" svg:x2="4.789cm" svg:y2="5.807cm">
          <text:p/>
        </draw:line>
        <draw:line draw:style-name="gr11" draw:text-style-name="P8" draw:layer="layout" svg:x1="6.235cm" svg:y1="5.807cm" svg:x2="5.546cm" svg:y2="5.807cm">
          <text:p/>
        </draw:line>
        <draw:line draw:style-name="gr12" draw:text-style-name="P8" draw:layer="layout" svg:x1="6.989cm" svg:y1="5.807cm" svg:x2="6.546cm" svg:y2="5.807cm">
          <text:p/>
        </draw:line>
        <draw:custom-shape draw:style-name="gr10" draw:text-style-name="P7" draw:layer="layout" svg:width="0.311cm" svg:height="0.311cm" svg:x="6.235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5.233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5.233cm" svg:y1="5.007cm" svg:x2="4.787cm" svg:y2="5.007cm">
          <text:p/>
        </draw:line>
        <draw:line draw:style-name="gr7" draw:text-style-name="P5" draw:layer="layout" svg:x1="6.233cm" svg:y1="5.007cm" svg:x2="5.544cm" svg:y2="5.007cm">
          <text:p/>
        </draw:line>
        <draw:line draw:style-name="gr8" draw:text-style-name="P5" draw:layer="layout" svg:x1="6.987cm" svg:y1="5.007cm" svg:x2="6.544cm" svg:y2="5.007cm">
          <text:p/>
        </draw:line>
        <draw:custom-shape draw:style-name="gr9" draw:text-style-name="P6" draw:layer="layout" svg:width="0.311cm" svg:height="0.311cm" svg:x="6.233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7.439cm" svg:y1="5.807cm" svg:x2="6.993cm" svg:y2="5.807cm">
          <text:p/>
        </draw:line>
        <draw:custom-shape draw:style-name="gr6" draw:text-style-name="P4" draw:layer="layout" svg:width="0.311cm" svg:height="0.311cm" svg:x="7.433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8.433cm" svg:y1="5.807cm" svg:x2="7.744cm" svg:y2="5.807cm">
          <text:p/>
        </draw:line>
        <draw:line draw:style-name="gr12" draw:text-style-name="P8" draw:layer="layout" svg:x1="9.187cm" svg:y1="5.807cm" svg:x2="8.744cm" svg:y2="5.807cm">
          <text:p/>
        </draw:line>
        <draw:custom-shape draw:style-name="gr6" draw:text-style-name="P4" draw:layer="layout" svg:width="0.311cm" svg:height="0.311cm" svg:x="8.433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7.437cm" svg:y1="6.607cm" svg:x2="6.991cm" svg:y2="6.607cm">
          <text:p/>
        </draw:line>
        <draw:custom-shape draw:style-name="gr6" draw:text-style-name="P4" draw:layer="layout" svg:width="0.311cm" svg:height="0.311cm" svg:x="7.431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8.431cm" svg:y1="6.607cm" svg:x2="7.742cm" svg:y2="6.607cm">
          <text:p/>
        </draw:line>
        <draw:line draw:style-name="gr12" draw:text-style-name="P8" draw:layer="layout" svg:x1="9.185cm" svg:y1="6.607cm" svg:x2="8.742cm" svg:y2="6.607cm">
          <text:p/>
        </draw:line>
        <draw:custom-shape draw:style-name="gr6" draw:text-style-name="P4" draw:layer="layout" svg:width="0.311cm" svg:height="0.311cm" svg:x="8.431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7.435cm" svg:y1="5.007cm" svg:x2="6.989cm" svg:y2="5.007cm">
          <text:p/>
        </draw:line>
        <draw:custom-shape draw:style-name="gr6" draw:text-style-name="P4" draw:layer="layout" svg:width="0.311cm" svg:height="0.311cm" svg:x="7.429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8.429cm" svg:y1="5.007cm" svg:x2="7.74cm" svg:y2="5.007cm">
          <text:p/>
        </draw:line>
        <draw:line draw:style-name="gr8" draw:text-style-name="P5" draw:layer="layout" svg:x1="9.183cm" svg:y1="5.007cm" svg:x2="8.74cm" svg:y2="5.007cm">
          <text:p/>
        </draw:line>
        <draw:custom-shape draw:style-name="gr38" draw:text-style-name="P22" draw:layer="layout" svg:width="0.311cm" svg:height="0.311cm" svg:x="8.429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9.635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9.635cm" svg:y1="5.007cm" svg:x2="9.189cm" svg:y2="5.007cm">
          <text:p/>
        </draw:line>
        <draw:line draw:style-name="gr7" draw:text-style-name="P5" draw:layer="layout" svg:x1="10.635cm" svg:y1="5.007cm" svg:x2="9.946cm" svg:y2="5.007cm">
          <text:p/>
        </draw:line>
        <draw:line draw:style-name="gr8" draw:text-style-name="P5" draw:layer="layout" svg:x1="11.389cm" svg:y1="5.007cm" svg:x2="10.946cm" svg:y2="5.007cm">
          <text:p/>
        </draw:line>
        <draw:custom-shape draw:style-name="gr9" draw:text-style-name="P6" draw:layer="layout" svg:width="0.311cm" svg:height="0.311cm" svg:x="10.635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9.633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9.633cm" svg:y1="5.807cm" svg:x2="9.187cm" svg:y2="5.807cm">
          <text:p/>
        </draw:line>
        <draw:line draw:style-name="gr11" draw:text-style-name="P8" draw:layer="layout" svg:x1="10.633cm" svg:y1="5.807cm" svg:x2="9.944cm" svg:y2="5.807cm">
          <text:p/>
        </draw:line>
        <draw:line draw:style-name="gr12" draw:text-style-name="P8" draw:layer="layout" svg:x1="11.387cm" svg:y1="5.807cm" svg:x2="10.944cm" svg:y2="5.807cm">
          <text:p/>
        </draw:line>
        <draw:custom-shape draw:style-name="gr10" draw:text-style-name="P7" draw:layer="layout" svg:width="0.311cm" svg:height="0.311cm" svg:x="10.633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9.639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9.631cm" svg:y1="6.607cm" svg:x2="9.185cm" svg:y2="6.607cm">
          <text:p/>
        </draw:line>
        <draw:line draw:style-name="gr11" draw:text-style-name="P8" draw:layer="layout" svg:x1="10.631cm" svg:y1="6.607cm" svg:x2="9.942cm" svg:y2="6.607cm">
          <text:p/>
        </draw:line>
        <draw:line draw:style-name="gr12" draw:text-style-name="P8" draw:layer="layout" svg:x1="11.385cm" svg:y1="6.607cm" svg:x2="10.942cm" svg:y2="6.607cm">
          <text:p/>
        </draw:line>
        <draw:custom-shape draw:style-name="gr10" draw:text-style-name="P7" draw:layer="layout" svg:width="0.311cm" svg:height="0.311cm" svg:x="10.639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5" draw:layer="layout" svg:x1="4.6cm" svg:y1="4.401cm" svg:x2="2.799cm" svg:y2="4.401cm">
          <text:p/>
        </draw:line>
        <draw:line draw:style-name="gr20" draw:text-style-name="P5" draw:layer="layout" svg:x1="2.401cm" svg:y1="4.608cm" svg:x2="2.401cm" svg:y2="7.007cm">
          <text:p/>
        </draw:line>
        <draw:custom-shape draw:style-name="gr5" draw:text-style-name="P3" draw:layer="layout" svg:width="1.8cm" svg:height="2.4cm" svg:x="11.585cm" svg:y="4.6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8cm" svg:height="2.4cm" svg:x="13.785cm" svg:y="4.607cm">
          <text:p/>
          <draw:enhanced-geometry svg:viewBox="0 0 21600 21600" draw:type="rectangle" draw:enhanced-path="M 0 0 L 21600 0 21600 21600 0 21600 0 0 Z N"/>
        </draw:custom-shape>
        <draw:line draw:style-name="gr11" draw:text-style-name="P8" draw:layer="layout" svg:x1="11.825cm" svg:y1="5.807cm" svg:x2="11.379cm" svg:y2="5.807cm">
          <text:p/>
        </draw:line>
        <draw:custom-shape draw:style-name="gr6" draw:text-style-name="P4" draw:layer="layout" svg:width="0.311cm" svg:height="0.311cm" svg:x="11.819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12.819cm" svg:y1="5.807cm" svg:x2="12.13cm" svg:y2="5.807cm">
          <text:p/>
        </draw:line>
        <draw:line draw:style-name="gr12" draw:text-style-name="P8" draw:layer="layout" svg:x1="13.573cm" svg:y1="5.807cm" svg:x2="13.13cm" svg:y2="5.807cm">
          <text:p/>
        </draw:line>
        <draw:custom-shape draw:style-name="gr6" draw:text-style-name="P4" draw:layer="layout" svg:width="0.311cm" svg:height="0.311cm" svg:x="12.819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11.823cm" svg:y1="6.607cm" svg:x2="11.377cm" svg:y2="6.607cm">
          <text:p/>
        </draw:line>
        <draw:custom-shape draw:style-name="gr6" draw:text-style-name="P4" draw:layer="layout" svg:width="0.311cm" svg:height="0.311cm" svg:x="11.817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12.817cm" svg:y1="6.607cm" svg:x2="12.128cm" svg:y2="6.607cm">
          <text:p/>
        </draw:line>
        <draw:line draw:style-name="gr12" draw:text-style-name="P8" draw:layer="layout" svg:x1="13.571cm" svg:y1="6.607cm" svg:x2="13.128cm" svg:y2="6.607cm">
          <text:p/>
        </draw:line>
        <draw:custom-shape draw:style-name="gr6" draw:text-style-name="P4" draw:layer="layout" svg:width="0.311cm" svg:height="0.311cm" svg:x="12.817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1.821cm" svg:y1="5.007cm" svg:x2="11.375cm" svg:y2="5.007cm">
          <text:p/>
        </draw:line>
        <draw:custom-shape draw:style-name="gr6" draw:text-style-name="P4" draw:layer="layout" svg:width="0.311cm" svg:height="0.311cm" svg:x="11.815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2.815cm" svg:y1="5.007cm" svg:x2="12.126cm" svg:y2="5.007cm">
          <text:p/>
        </draw:line>
        <draw:line draw:style-name="gr8" draw:text-style-name="P5" draw:layer="layout" svg:x1="13.569cm" svg:y1="5.007cm" svg:x2="13.126cm" svg:y2="5.007cm">
          <text:p/>
        </draw:line>
        <draw:custom-shape draw:style-name="gr40" draw:text-style-name="P23" draw:layer="layout" svg:width="0.311cm" svg:height="0.311cm" svg:x="12.815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4.021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4.021cm" svg:y1="5.007cm" svg:x2="13.575cm" svg:y2="5.007cm">
          <text:p/>
        </draw:line>
        <draw:line draw:style-name="gr7" draw:text-style-name="P5" draw:layer="layout" svg:x1="15.021cm" svg:y1="5.007cm" svg:x2="14.332cm" svg:y2="5.007cm">
          <text:p/>
        </draw:line>
        <draw:line draw:style-name="gr7" draw:text-style-name="P5" draw:layer="layout" svg:x1="15.775cm" svg:y1="5.007cm" svg:x2="15.332cm" svg:y2="5.007cm">
          <text:p/>
        </draw:line>
        <draw:custom-shape draw:style-name="gr9" draw:text-style-name="P6" draw:layer="layout" svg:width="0.311cm" svg:height="0.311cm" svg:x="15.021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4.019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14.019cm" svg:y1="5.807cm" svg:x2="13.573cm" svg:y2="5.807cm">
          <text:p/>
        </draw:line>
        <draw:line draw:style-name="gr11" draw:text-style-name="P8" draw:layer="layout" svg:x1="15.019cm" svg:y1="5.807cm" svg:x2="14.33cm" svg:y2="5.807cm">
          <text:p/>
        </draw:line>
        <draw:line draw:style-name="gr11" draw:text-style-name="P8" draw:layer="layout" svg:x1="15.773cm" svg:y1="5.807cm" svg:x2="15.33cm" svg:y2="5.807cm">
          <text:p/>
        </draw:line>
        <draw:custom-shape draw:style-name="gr10" draw:text-style-name="P7" draw:layer="layout" svg:width="0.311cm" svg:height="0.311cm" svg:x="15.019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4.025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14.017cm" svg:y1="6.607cm" svg:x2="13.571cm" svg:y2="6.607cm">
          <text:p/>
        </draw:line>
        <draw:line draw:style-name="gr11" draw:text-style-name="P8" draw:layer="layout" svg:x1="15.017cm" svg:y1="6.607cm" svg:x2="14.328cm" svg:y2="6.607cm">
          <text:p/>
        </draw:line>
        <draw:line draw:style-name="gr11" draw:text-style-name="P8" draw:layer="layout" svg:x1="15.771cm" svg:y1="6.607cm" svg:x2="15.328cm" svg:y2="6.607cm">
          <text:p/>
        </draw:line>
        <draw:custom-shape draw:style-name="gr10" draw:text-style-name="P7" draw:layer="layout" svg:width="0.311cm" svg:height="0.311cm" svg:x="15.025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7" draw:layer="layout" svg:width="1.119cm" svg:height="0.528cm" svg:x="1.29cm" svg:y="5.52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9" draw:text-style-name="P6" draw:layer="layout" svg:width="0.311cm" svg:height="0.311cm" svg:x="16.415cm" svg:y="5.9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0" draw:layer="layout" svg:width="8.012cm" svg:height="0.839cm" svg:x="16.876cm" svg:y="5.798cm">
          <draw:text-box>
            <text:p><text:span text:style-name="T13">Unused or multiply-by-zero MAC</text:span></text:p>
          </draw:text-box>
        </draw:frame>
        <draw:frame draw:style-name="gr35" draw:text-style-name="P20" draw:layer="layout" svg:width="10.124cm" svg:height="0.839cm" svg:x="16.876cm" svg:y="6.399cm">
          <draw:text-box>
            <text:p><text:span text:style-name="T13">Used or Unused MAC - benchmark driven</text:span></text:p>
          </draw:text-box>
        </draw:frame>
        <draw:custom-shape draw:style-name="gr36" draw:text-style-name="P21" draw:layer="layout" svg:width="0.311cm" svg:height="0.311cm" svg:x="16.419cm" svg:y="6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0" draw:layer="layout" svg:width="3cm" svg:height="0.839cm" svg:x="16.876cm" svg:y="5.201cm">
          <draw:text-box>
            <text:p><text:span text:style-name="T13">Used MAC</text:span></text:p>
          </draw:text-box>
        </draw:frame>
        <draw:custom-shape draw:style-name="gr38" draw:text-style-name="P22" draw:layer="layout" svg:width="0.311cm" svg:height="0.311cm" svg:x="16.419cm" svg:y="5.3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7" draw:layer="layout" svg:width="1.135cm" svg:height="0.588cm" svg:x="3.29cm" svg:y="3.79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39" draw:text-style-name="P1" draw:layer="layout" svg:width="12.566cm" svg:height="0.6cm" svg:x="2.899cm" svg:y="5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12.566cm" svg:height="0.6cm" svg:x="2.899cm" svg:y="6.3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19" draw:layer="layout" svg:x1="15.9cm" svg:y1="3.6cm" svg:x2="15.9cm" svg:y2="7.1cm">
          <text:p/>
        </draw:line>
        <draw:line draw:style-name="gr31" draw:text-style-name="P19" draw:layer="layout" svg:x1="0cm" svg:y1="7.1cm" svg:x2="28cm" svg:y2="7.1cm">
          <text:p/>
        </draw:line>
        <draw:line draw:style-name="gr33" draw:text-style-name="P5" draw:layer="layout" svg:x1="22.78cm" svg:y1="8.917cm" svg:x2="21.916cm" svg:y2="9.724cm">
          <text:p/>
        </draw:line>
        <draw:frame draw:style-name="gr30" draw:text-style-name="P17" draw:layer="layout" svg:width="2.828cm" svg:height="0.53cm" svg:x="22.774cm" svg:y="8.711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line draw:style-name="gr33" draw:text-style-name="P5" draw:layer="layout" svg:x1="9.587cm" svg:y1="4.287cm" svg:x2="9.122cm" svg:y2="4.722cm">
          <text:p/>
        </draw:line>
        <draw:frame draw:style-name="gr30" draw:text-style-name="P17" draw:layer="layout" svg:width="2.131cm" svg:height="0.47cm" svg:x="9.581cm" svg:y="4.002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line draw:style-name="gr33" draw:text-style-name="P5" draw:layer="layout" svg:x1="23.08cm" svg:y1="0.494cm" svg:x2="22.395cm" svg:y2="1.134cm">
          <text:p/>
        </draw:line>
        <draw:frame draw:style-name="gr30" draw:text-style-name="P17" draw:layer="layout" svg:width="2.131cm" svg:height="0.47cm" svg:x="23.074cm" svg:y="0.209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presentation:notes draw:style-name="dp2">
          <draw:page-thumbnail draw:style-name="gr41" draw:layer="layout" svg:width="19.798cm" svg:height="11.136cm" svg:x="0.6cm" svg:y="2.257cm" draw:page-number="1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1" draw:text-style-name="P1" draw:layer="layout" svg:width="8.8cm" svg:height="0.6cm" svg:x="15.7cm" svg:y="11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cm" svg:height="0.6cm" svg:x="15.7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cm" svg:height="0.6cm" svg:x="15.7cm" svg:y="9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7cm" svg:height="0.6cm" svg:x="15.7cm" svg:y="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.365cm" svg:height="0.6cm" svg:x="2.899cm" svg:y="10.0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365cm" svg:height="0.6cm" svg:x="2.899cm" svg:y="11.09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8cm" svg:height="2.4cm" svg:x="15.6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8cm" svg:height="2.4cm" svg:x="17.8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8cm" svg:height="2.4cm" svg:x="21.5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8cm" svg:height="2.4cm" svg:x="23.7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311cm" svg:height="0.311cm" svg:x="15.844cm" svg:y="1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5.844cm" svg:y1="1.4cm" svg:x2="15.398cm" svg:y2="1.4cm">
          <text:p/>
        </draw:line>
        <draw:line draw:style-name="gr7" draw:text-style-name="P5" draw:layer="layout" svg:x1="16.844cm" svg:y1="1.4cm" svg:x2="16.155cm" svg:y2="1.4cm">
          <text:p/>
        </draw:line>
        <draw:custom-shape draw:style-name="gr9" draw:text-style-name="P6" draw:layer="layout" svg:width="0.311cm" svg:height="0.311cm" svg:x="16.844cm" svg:y="1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15.842cm" svg:y="2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15.842cm" svg:y1="2.2cm" svg:x2="15.396cm" svg:y2="2.2cm">
          <text:p/>
        </draw:line>
        <draw:line draw:style-name="gr11" draw:text-style-name="P8" draw:layer="layout" svg:x1="16.842cm" svg:y1="2.2cm" svg:x2="16.153cm" svg:y2="2.2cm">
          <text:p/>
        </draw:line>
        <draw:custom-shape draw:style-name="gr10" draw:text-style-name="P7" draw:layer="layout" svg:width="0.311cm" svg:height="0.311cm" svg:x="16.842cm" svg:y="2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15.8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15.84cm" svg:y1="3cm" svg:x2="15.394cm" svg:y2="3cm">
          <text:p/>
        </draw:line>
        <draw:line draw:style-name="gr11" draw:text-style-name="P8" draw:layer="layout" svg:x1="16.84cm" svg:y1="3cm" svg:x2="16.151cm" svg:y2="3cm">
          <text:p/>
        </draw:line>
        <draw:custom-shape draw:style-name="gr10" draw:text-style-name="P7" draw:layer="layout" svg:width="0.311cm" svg:height="0.311cm" svg:x="16.8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18.038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19.038cm" svg:y1="3cm" svg:x2="18.349cm" svg:y2="3cm">
          <text:p/>
        </draw:line>
        <draw:custom-shape draw:style-name="gr10" draw:text-style-name="P7" draw:layer="layout" svg:width="0.311cm" svg:height="0.311cm" svg:x="19.038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18.036cm" svg:y="2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19.036cm" svg:y1="2.2cm" svg:x2="18.347cm" svg:y2="2.2cm">
          <text:p/>
        </draw:line>
        <draw:custom-shape draw:style-name="gr10" draw:text-style-name="P7" draw:layer="layout" svg:width="0.311cm" svg:height="0.311cm" svg:x="19.036cm" svg:y="2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8.034cm" svg:y="1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9.034cm" svg:y1="1.4cm" svg:x2="18.345cm" svg:y2="1.4cm">
          <text:p/>
        </draw:line>
        <draw:custom-shape draw:style-name="gr9" draw:text-style-name="P6" draw:layer="layout" svg:width="0.311cm" svg:height="0.311cm" svg:x="19.034cm" svg:y="1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21.734cm" svg:y="2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21.734cm" svg:y1="2.2cm" svg:x2="21.288cm" svg:y2="2.2cm">
          <text:p/>
        </draw:line>
        <draw:line draw:style-name="gr11" draw:text-style-name="P8" draw:layer="layout" svg:x1="22.734cm" svg:y1="2.2cm" svg:x2="22.045cm" svg:y2="2.2cm">
          <text:p/>
        </draw:line>
        <draw:custom-shape draw:style-name="gr10" draw:text-style-name="P7" draw:layer="layout" svg:width="0.311cm" svg:height="0.311cm" svg:x="22.734cm" svg:y="2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21.732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21.732cm" svg:y1="3cm" svg:x2="21.286cm" svg:y2="3cm">
          <text:p/>
        </draw:line>
        <draw:line draw:style-name="gr11" draw:text-style-name="P8" draw:layer="layout" svg:x1="22.732cm" svg:y1="3cm" svg:x2="22.043cm" svg:y2="3cm">
          <text:p/>
        </draw:line>
        <draw:custom-shape draw:style-name="gr10" draw:text-style-name="P7" draw:layer="layout" svg:width="0.311cm" svg:height="0.311cm" svg:x="22.732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21.73cm" svg:y="1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1.73cm" svg:y1="1.4cm" svg:x2="21.284cm" svg:y2="1.4cm">
          <text:p/>
        </draw:line>
        <draw:line draw:style-name="gr7" draw:text-style-name="P5" draw:layer="layout" svg:x1="22.73cm" svg:y1="1.4cm" svg:x2="22.041cm" svg:y2="1.4cm">
          <text:p/>
        </draw:line>
        <draw:custom-shape draw:style-name="gr9" draw:text-style-name="P6" draw:layer="layout" svg:width="0.311cm" svg:height="0.311cm" svg:x="22.73cm" svg:y="1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23.936cm" svg:y="1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4.936cm" svg:y1="1.4cm" svg:x2="24.247cm" svg:y2="1.4cm">
          <text:p/>
        </draw:line>
        <draw:line draw:style-name="gr7" draw:text-style-name="P5" draw:layer="layout" svg:x1="25.69cm" svg:y1="1.4cm" svg:x2="25.247cm" svg:y2="1.4cm">
          <text:p/>
        </draw:line>
        <draw:custom-shape draw:style-name="gr9" draw:text-style-name="P6" draw:layer="layout" svg:width="0.311cm" svg:height="0.311cm" svg:x="24.936cm" svg:y="1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23.934cm" svg:y="2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24.934cm" svg:y1="2.2cm" svg:x2="24.245cm" svg:y2="2.2cm">
          <text:p/>
        </draw:line>
        <draw:line draw:style-name="gr11" draw:text-style-name="P8" draw:layer="layout" svg:x1="25.688cm" svg:y1="2.2cm" svg:x2="25.245cm" svg:y2="2.2cm">
          <text:p/>
        </draw:line>
        <draw:custom-shape draw:style-name="gr10" draw:text-style-name="P7" draw:layer="layout" svg:width="0.311cm" svg:height="0.311cm" svg:x="24.934cm" svg:y="2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23.9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24.932cm" svg:y1="3cm" svg:x2="24.243cm" svg:y2="3cm">
          <text:p/>
        </draw:line>
        <draw:line draw:style-name="gr11" draw:text-style-name="P8" draw:layer="layout" svg:x1="25.686cm" svg:y1="3cm" svg:x2="25.243cm" svg:y2="3cm">
          <text:p/>
        </draw:line>
        <draw:custom-shape draw:style-name="gr10" draw:text-style-name="P7" draw:layer="layout" svg:width="0.311cm" svg:height="0.311cm" svg:x="24.9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2.8cm" svg:height="1.8cm" svg:x="2.8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11cm" svg:height="0.311cm" svg:x="3.044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4.044cm" svg:y1="2cm" svg:x2="3.355cm" svg:y2="2cm">
          <text:p/>
        </draw:line>
        <draw:custom-shape draw:style-name="gr6" draw:text-style-name="P4" draw:layer="layout" svg:width="0.311cm" svg:height="0.311cm" svg:x="4.044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3.042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4.042cm" svg:y1="3cm" svg:x2="3.353cm" svg:y2="3cm">
          <text:p/>
        </draw:line>
        <draw:custom-shape draw:style-name="gr6" draw:text-style-name="P4" draw:layer="layout" svg:width="0.311cm" svg:height="0.311cm" svg:x="4.042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5.044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5.042cm" svg:y1="2cm" svg:x2="4.353cm" svg:y2="2cm">
          <text:p/>
        </draw:line>
        <draw:custom-shape draw:style-name="gr6" draw:text-style-name="P4" draw:layer="layout" svg:width="0.311cm" svg:height="0.311cm" svg:x="5.042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5.04cm" svg:y1="3cm" svg:x2="4.351cm" svg:y2="3cm">
          <text:p/>
        </draw:line>
        <draw:custom-shape draw:style-name="gr13" draw:text-style-name="P2" draw:layer="layout" svg:width="2.8cm" svg:height="1.8cm" svg:x="5.998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11cm" svg:height="0.311cm" svg:x="6.242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6.242cm" svg:y1="2cm" svg:x2="5.914cm" svg:y2="2cm">
          <text:p/>
        </draw:line>
        <draw:line draw:style-name="gr7" draw:text-style-name="P5" draw:layer="layout" svg:x1="7.242cm" svg:y1="2cm" svg:x2="6.553cm" svg:y2="2cm">
          <text:p/>
        </draw:line>
        <draw:custom-shape draw:style-name="gr6" draw:text-style-name="P4" draw:layer="layout" svg:width="0.311cm" svg:height="0.311cm" svg:x="7.242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6.2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6.241cm" svg:y1="3cm" svg:x2="5.913cm" svg:y2="3cm">
          <text:p/>
        </draw:line>
        <draw:line draw:style-name="gr7" draw:text-style-name="P5" draw:layer="layout" svg:x1="7.24cm" svg:y1="3cm" svg:x2="6.551cm" svg:y2="3cm">
          <text:p/>
        </draw:line>
        <draw:custom-shape draw:style-name="gr6" draw:text-style-name="P4" draw:layer="layout" svg:width="0.311cm" svg:height="0.311cm" svg:x="7.2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8.242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8.24cm" svg:y1="2cm" svg:x2="7.551cm" svg:y2="2cm">
          <text:p/>
        </draw:line>
        <draw:custom-shape draw:style-name="gr6" draw:text-style-name="P4" draw:layer="layout" svg:width="0.311cm" svg:height="0.311cm" svg:x="8.2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8.238cm" svg:y1="3cm" svg:x2="7.549cm" svg:y2="3cm">
          <text:p/>
        </draw:line>
        <draw:custom-shape draw:style-name="gr13" draw:text-style-name="P2" draw:layer="layout" svg:width="2.8cm" svg:height="1.8cm" svg:x="9.198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11cm" svg:height="0.311cm" svg:x="9.442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0.442cm" svg:y1="2cm" svg:x2="9.753cm" svg:y2="2cm">
          <text:p/>
        </draw:line>
        <draw:custom-shape draw:style-name="gr6" draw:text-style-name="P4" draw:layer="layout" svg:width="0.311cm" svg:height="0.311cm" svg:x="10.442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9.4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0.44cm" svg:y1="3cm" svg:x2="9.751cm" svg:y2="3cm">
          <text:p/>
        </draw:line>
        <draw:custom-shape draw:style-name="gr6" draw:text-style-name="P4" draw:layer="layout" svg:width="0.311cm" svg:height="0.311cm" svg:x="10.4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1.442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1.44cm" svg:y1="2cm" svg:x2="10.751cm" svg:y2="2cm">
          <text:p/>
        </draw:line>
        <draw:line draw:style-name="gr7" draw:text-style-name="P5" draw:layer="layout" svg:x1="12.201cm" svg:y1="2cm" svg:x2="11.755cm" svg:y2="2cm">
          <text:p/>
        </draw:line>
        <draw:custom-shape draw:style-name="gr6" draw:text-style-name="P4" draw:layer="layout" svg:width="0.311cm" svg:height="0.311cm" svg:x="11.4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1.438cm" svg:y1="3cm" svg:x2="10.749cm" svg:y2="3cm">
          <text:p/>
        </draw:line>
        <draw:line draw:style-name="gr7" draw:text-style-name="P5" draw:layer="layout" svg:x1="12.199cm" svg:y1="3cm" svg:x2="11.753cm" svg:y2="3cm">
          <text:p/>
        </draw:line>
        <draw:custom-shape draw:style-name="gr14" draw:text-style-name="P1" draw:layer="layout" svg:width="8.996cm" svg:height="0.6cm" svg:x="2.9cm" svg:y="1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8.996cm" svg:height="0.6cm" svg:x="2.9cm" svg:y="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8cm" svg:height="2.4cm" svg:x="15.598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8cm" svg:height="2.4cm" svg:x="17.798cm" svg:y="9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8cm" svg:height="2.4cm" svg:x="21.498cm" svg:y="9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8cm" svg:height="2.4cm" svg:x="23.698cm" svg:y="9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311cm" svg:height="0.311cm" svg:x="15.842cm" svg:y="9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5.842cm" svg:y1="10cm" svg:x2="15.396cm" svg:y2="10cm">
          <text:p/>
        </draw:line>
        <draw:line draw:style-name="gr7" draw:text-style-name="P5" draw:layer="layout" svg:x1="16.842cm" svg:y1="10cm" svg:x2="16.153cm" svg:y2="10cm">
          <text:p/>
        </draw:line>
        <draw:line draw:style-name="gr8" draw:text-style-name="P5" draw:layer="layout" svg:x1="17.596cm" svg:y1="10cm" svg:x2="17.153cm" svg:y2="10cm">
          <text:p/>
        </draw:line>
        <draw:custom-shape draw:style-name="gr6" draw:text-style-name="P4" draw:layer="layout" svg:width="0.311cm" svg:height="0.311cm" svg:x="16.842cm" svg:y="9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5.84cm" svg:y="10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5.84cm" svg:y1="10.8cm" svg:x2="15.394cm" svg:y2="10.8cm">
          <text:p/>
        </draw:line>
        <draw:line draw:style-name="gr7" draw:text-style-name="P5" draw:layer="layout" svg:x1="16.84cm" svg:y1="10.8cm" svg:x2="16.151cm" svg:y2="10.8cm">
          <text:p/>
        </draw:line>
        <draw:line draw:style-name="gr8" draw:text-style-name="P5" draw:layer="layout" svg:x1="17.594cm" svg:y1="10.8cm" svg:x2="17.151cm" svg:y2="10.8cm">
          <text:p/>
        </draw:line>
        <draw:custom-shape draw:style-name="gr6" draw:text-style-name="P4" draw:layer="layout" svg:width="0.311cm" svg:height="0.311cm" svg:x="16.84cm" svg:y="10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5.838cm" svg:y="11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5.838cm" svg:y1="11.6cm" svg:x2="15.392cm" svg:y2="11.6cm">
          <text:p/>
        </draw:line>
        <draw:line draw:style-name="gr7" draw:text-style-name="P5" draw:layer="layout" svg:x1="16.838cm" svg:y1="11.6cm" svg:x2="16.149cm" svg:y2="11.6cm">
          <text:p/>
        </draw:line>
        <draw:line draw:style-name="gr8" draw:text-style-name="P5" draw:layer="layout" svg:x1="17.592cm" svg:y1="11.6cm" svg:x2="17.149cm" svg:y2="11.6cm">
          <text:p/>
        </draw:line>
        <draw:custom-shape draw:style-name="gr6" draw:text-style-name="P4" draw:layer="layout" svg:width="0.311cm" svg:height="0.311cm" svg:x="16.838cm" svg:y="11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8.036cm" svg:y="11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8.036cm" svg:y1="11.6cm" svg:x2="17.59cm" svg:y2="11.6cm">
          <text:p/>
        </draw:line>
        <draw:line draw:style-name="gr7" draw:text-style-name="P5" draw:layer="layout" svg:x1="19.036cm" svg:y1="11.6cm" svg:x2="18.347cm" svg:y2="11.6cm">
          <text:p/>
        </draw:line>
        <draw:line draw:style-name="gr8" draw:text-style-name="P5" draw:layer="layout" svg:x1="19.79cm" svg:y1="11.6cm" svg:x2="19.347cm" svg:y2="11.6cm">
          <text:p/>
        </draw:line>
        <draw:custom-shape draw:style-name="gr6" draw:text-style-name="P4" draw:layer="layout" svg:width="0.311cm" svg:height="0.311cm" svg:x="19.036cm" svg:y="11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8.034cm" svg:y="10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8.034cm" svg:y1="10.8cm" svg:x2="17.588cm" svg:y2="10.8cm">
          <text:p/>
        </draw:line>
        <draw:line draw:style-name="gr7" draw:text-style-name="P5" draw:layer="layout" svg:x1="19.034cm" svg:y1="10.8cm" svg:x2="18.345cm" svg:y2="10.8cm">
          <text:p/>
        </draw:line>
        <draw:line draw:style-name="gr8" draw:text-style-name="P5" draw:layer="layout" svg:x1="19.788cm" svg:y1="10.8cm" svg:x2="19.345cm" svg:y2="10.8cm">
          <text:p/>
        </draw:line>
        <draw:custom-shape draw:style-name="gr6" draw:text-style-name="P4" draw:layer="layout" svg:width="0.311cm" svg:height="0.311cm" svg:x="19.034cm" svg:y="10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8.032cm" svg:y="9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8.032cm" svg:y1="10cm" svg:x2="17.586cm" svg:y2="10cm">
          <text:p/>
        </draw:line>
        <draw:line draw:style-name="gr7" draw:text-style-name="P5" draw:layer="layout" svg:x1="19.032cm" svg:y1="10cm" svg:x2="18.343cm" svg:y2="10cm">
          <text:p/>
        </draw:line>
        <draw:line draw:style-name="gr8" draw:text-style-name="P5" draw:layer="layout" svg:x1="19.786cm" svg:y1="10cm" svg:x2="19.343cm" svg:y2="10cm">
          <text:p/>
        </draw:line>
        <draw:custom-shape draw:style-name="gr6" draw:text-style-name="P4" draw:layer="layout" svg:width="0.311cm" svg:height="0.311cm" svg:x="19.032cm" svg:y="9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1.738cm" svg:y1="10.8cm" svg:x2="21.292cm" svg:y2="10.8cm">
          <text:p/>
        </draw:line>
        <draw:custom-shape draw:style-name="gr6" draw:text-style-name="P4" draw:layer="layout" svg:width="0.311cm" svg:height="0.311cm" svg:x="21.732cm" svg:y="10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2.732cm" svg:y1="10.8cm" svg:x2="22.043cm" svg:y2="10.8cm">
          <text:p/>
        </draw:line>
        <draw:line draw:style-name="gr8" draw:text-style-name="P5" draw:layer="layout" svg:x1="23.486cm" svg:y1="10.8cm" svg:x2="23.043cm" svg:y2="10.8cm">
          <text:p/>
        </draw:line>
        <draw:custom-shape draw:style-name="gr6" draw:text-style-name="P4" draw:layer="layout" svg:width="0.311cm" svg:height="0.311cm" svg:x="22.732cm" svg:y="10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1.736cm" svg:y1="11.6cm" svg:x2="21.29cm" svg:y2="11.6cm">
          <text:p/>
        </draw:line>
        <draw:custom-shape draw:style-name="gr6" draw:text-style-name="P4" draw:layer="layout" svg:width="0.311cm" svg:height="0.311cm" svg:x="21.73cm" svg:y="11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2.73cm" svg:y1="11.6cm" svg:x2="22.041cm" svg:y2="11.6cm">
          <text:p/>
        </draw:line>
        <draw:line draw:style-name="gr8" draw:text-style-name="P5" draw:layer="layout" svg:x1="23.484cm" svg:y1="11.6cm" svg:x2="23.041cm" svg:y2="11.6cm">
          <text:p/>
        </draw:line>
        <draw:custom-shape draw:style-name="gr6" draw:text-style-name="P4" draw:layer="layout" svg:width="0.311cm" svg:height="0.311cm" svg:x="22.73cm" svg:y="11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1.734cm" svg:y1="10cm" svg:x2="21.288cm" svg:y2="10cm">
          <text:p/>
        </draw:line>
        <draw:custom-shape draw:style-name="gr6" draw:text-style-name="P4" draw:layer="layout" svg:width="0.311cm" svg:height="0.311cm" svg:x="21.728cm" svg:y="9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2.728cm" svg:y1="10cm" svg:x2="22.039cm" svg:y2="10cm">
          <text:p/>
        </draw:line>
        <draw:line draw:style-name="gr8" draw:text-style-name="P5" draw:layer="layout" svg:x1="23.482cm" svg:y1="10cm" svg:x2="23.039cm" svg:y2="10cm">
          <text:p/>
        </draw:line>
        <draw:custom-shape draw:style-name="gr6" draw:text-style-name="P4" draw:layer="layout" svg:width="0.311cm" svg:height="0.311cm" svg:x="22.728cm" svg:y="9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23.934cm" svg:y="9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3.934cm" svg:y1="10cm" svg:x2="23.488cm" svg:y2="10cm">
          <text:p/>
        </draw:line>
        <draw:line draw:style-name="gr7" draw:text-style-name="P5" draw:layer="layout" svg:x1="24.934cm" svg:y1="10cm" svg:x2="24.245cm" svg:y2="10cm">
          <text:p/>
        </draw:line>
        <draw:line draw:style-name="gr7" draw:text-style-name="P5" draw:layer="layout" svg:x1="25.688cm" svg:y1="10cm" svg:x2="25.245cm" svg:y2="10cm">
          <text:p/>
        </draw:line>
        <draw:custom-shape draw:style-name="gr15" draw:text-style-name="P9" draw:layer="layout" svg:width="0.311cm" svg:height="0.311cm" svg:x="24.934cm" svg:y="9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23.932cm" svg:y="10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3.932cm" svg:y1="10.8cm" svg:x2="23.486cm" svg:y2="10.8cm">
          <text:p/>
        </draw:line>
        <draw:line draw:style-name="gr7" draw:text-style-name="P5" draw:layer="layout" svg:x1="24.932cm" svg:y1="10.8cm" svg:x2="24.243cm" svg:y2="10.8cm">
          <text:p/>
        </draw:line>
        <draw:line draw:style-name="gr7" draw:text-style-name="P5" draw:layer="layout" svg:x1="25.686cm" svg:y1="10.8cm" svg:x2="25.243cm" svg:y2="10.8cm">
          <text:p/>
        </draw:line>
        <draw:custom-shape draw:style-name="gr15" draw:text-style-name="P9" draw:layer="layout" svg:width="0.311cm" svg:height="0.311cm" svg:x="24.932cm" svg:y="10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23.938cm" svg:y="11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3.93cm" svg:y1="11.6cm" svg:x2="23.484cm" svg:y2="11.6cm">
          <text:p/>
        </draw:line>
        <draw:line draw:style-name="gr7" draw:text-style-name="P5" draw:layer="layout" svg:x1="24.93cm" svg:y1="11.6cm" svg:x2="24.241cm" svg:y2="11.6cm">
          <text:p/>
        </draw:line>
        <draw:line draw:style-name="gr7" draw:text-style-name="P5" draw:layer="layout" svg:x1="25.684cm" svg:y1="11.6cm" svg:x2="25.241cm" svg:y2="11.6cm">
          <text:p/>
        </draw:line>
        <draw:custom-shape draw:style-name="gr15" draw:text-style-name="P9" draw:layer="layout" svg:width="0.311cm" svg:height="0.311cm" svg:x="24.938cm" svg:y="11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2.8cm" svg:height="1.8cm" svg:x="2.799cm" svg:y="9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11cm" svg:height="0.311cm" svg:x="3.043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3.043cm" svg:y1="10.393cm" svg:x2="2.597cm" svg:y2="10.393cm">
          <text:p/>
        </draw:line>
        <draw:line draw:style-name="gr7" draw:text-style-name="P5" draw:layer="layout" svg:x1="4.043cm" svg:y1="10.393cm" svg:x2="3.354cm" svg:y2="10.393cm">
          <text:p/>
        </draw:line>
        <draw:custom-shape draw:style-name="gr9" draw:text-style-name="P6" draw:layer="layout" svg:width="0.311cm" svg:height="0.311cm" svg:x="4.043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3.041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3.041cm" svg:y1="11.393cm" svg:x2="2.595cm" svg:y2="11.393cm">
          <text:p/>
        </draw:line>
        <draw:line draw:style-name="gr7" draw:text-style-name="P5" draw:layer="layout" svg:x1="4.041cm" svg:y1="11.393cm" svg:x2="3.352cm" svg:y2="11.393cm">
          <text:p/>
        </draw:line>
        <draw:custom-shape draw:style-name="gr9" draw:text-style-name="P6" draw:layer="layout" svg:width="0.311cm" svg:height="0.311cm" svg:x="4.041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311cm" svg:height="0.311cm" svg:x="5.043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5.041cm" svg:y1="10.393cm" svg:x2="4.352cm" svg:y2="10.393cm">
          <text:p/>
        </draw:line>
        <draw:line draw:style-name="gr8" draw:text-style-name="P5" draw:layer="layout" svg:x1="5.802cm" svg:y1="10.393cm" svg:x2="5.356cm" svg:y2="10.393cm">
          <text:p/>
        </draw:line>
        <draw:custom-shape draw:style-name="gr9" draw:text-style-name="P6" draw:layer="layout" svg:width="0.311cm" svg:height="0.311cm" svg:x="5.041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5.039cm" svg:y1="11.393cm" svg:x2="4.35cm" svg:y2="11.393cm">
          <text:p/>
        </draw:line>
        <draw:line draw:style-name="gr8" draw:text-style-name="P5" draw:layer="layout" svg:x1="5.8cm" svg:y1="11.393cm" svg:x2="5.354cm" svg:y2="11.393cm">
          <text:p/>
        </draw:line>
        <draw:custom-shape draw:style-name="gr13" draw:text-style-name="P2" draw:layer="layout" svg:width="2.8cm" svg:height="1.8cm" svg:x="5.997cm" svg:y="9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11cm" svg:height="0.311cm" svg:x="6.241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6.241cm" svg:y1="10.393cm" svg:x2="5.795cm" svg:y2="10.393cm">
          <text:p/>
        </draw:line>
        <draw:line draw:style-name="gr7" draw:text-style-name="P5" draw:layer="layout" svg:x1="7.241cm" svg:y1="10.393cm" svg:x2="6.552cm" svg:y2="10.393cm">
          <text:p/>
        </draw:line>
        <draw:custom-shape draw:style-name="gr9" draw:text-style-name="P6" draw:layer="layout" svg:width="0.311cm" svg:height="0.311cm" svg:x="7.241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6.239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6.239cm" svg:y1="11.393cm" svg:x2="5.793cm" svg:y2="11.393cm">
          <text:p/>
        </draw:line>
        <draw:line draw:style-name="gr7" draw:text-style-name="P5" draw:layer="layout" svg:x1="7.239cm" svg:y1="11.393cm" svg:x2="6.55cm" svg:y2="11.393cm">
          <text:p/>
        </draw:line>
        <draw:custom-shape draw:style-name="gr9" draw:text-style-name="P6" draw:layer="layout" svg:width="0.311cm" svg:height="0.311cm" svg:x="7.239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311cm" svg:height="0.311cm" svg:x="8.241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8.239cm" svg:y1="10.393cm" svg:x2="7.55cm" svg:y2="10.393cm">
          <text:p/>
        </draw:line>
        <draw:line draw:style-name="gr8" draw:text-style-name="P5" draw:layer="layout" svg:x1="9cm" svg:y1="10.393cm" svg:x2="8.554cm" svg:y2="10.393cm">
          <text:p/>
        </draw:line>
        <draw:custom-shape draw:style-name="gr9" draw:text-style-name="P6" draw:layer="layout" svg:width="0.311cm" svg:height="0.311cm" svg:x="8.239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8.237cm" svg:y1="11.393cm" svg:x2="7.548cm" svg:y2="11.393cm">
          <text:p/>
        </draw:line>
        <draw:line draw:style-name="gr8" draw:text-style-name="P5" draw:layer="layout" svg:x1="8.998cm" svg:y1="11.393cm" svg:x2="8.552cm" svg:y2="11.393cm">
          <text:p/>
        </draw:line>
        <draw:custom-shape draw:style-name="gr13" draw:text-style-name="P2" draw:layer="layout" svg:width="2.8cm" svg:height="1.8cm" svg:x="10.597cm" svg:y="9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11cm" svg:height="0.311cm" svg:x="10.841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0.841cm" svg:y1="10.393cm" svg:x2="10.395cm" svg:y2="10.393cm">
          <text:p/>
        </draw:line>
        <draw:line draw:style-name="gr7" draw:text-style-name="P5" draw:layer="layout" svg:x1="11.841cm" svg:y1="10.393cm" svg:x2="11.152cm" svg:y2="10.393cm">
          <text:p/>
        </draw:line>
        <draw:custom-shape draw:style-name="gr9" draw:text-style-name="P6" draw:layer="layout" svg:width="0.311cm" svg:height="0.311cm" svg:x="11.841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0.839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0.839cm" svg:y1="11.393cm" svg:x2="10.393cm" svg:y2="11.393cm">
          <text:p/>
        </draw:line>
        <draw:line draw:style-name="gr7" draw:text-style-name="P5" draw:layer="layout" svg:x1="11.839cm" svg:y1="11.393cm" svg:x2="11.15cm" svg:y2="11.393cm">
          <text:p/>
        </draw:line>
        <draw:custom-shape draw:style-name="gr9" draw:text-style-name="P6" draw:layer="layout" svg:width="0.311cm" svg:height="0.311cm" svg:x="11.839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311cm" svg:height="0.311cm" svg:x="12.841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2.839cm" svg:y1="10.393cm" svg:x2="12.15cm" svg:y2="10.393cm">
          <text:p/>
        </draw:line>
        <draw:line draw:style-name="gr7" draw:text-style-name="P5" draw:layer="layout" svg:x1="13.6cm" svg:y1="10.393cm" svg:x2="13.154cm" svg:y2="10.393cm">
          <text:p/>
        </draw:line>
        <draw:custom-shape draw:style-name="gr9" draw:text-style-name="P6" draw:layer="layout" svg:width="0.311cm" svg:height="0.311cm" svg:x="12.839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2.837cm" svg:y1="11.393cm" svg:x2="12.148cm" svg:y2="11.393cm">
          <text:p/>
        </draw:line>
        <draw:line draw:style-name="gr7" draw:text-style-name="P5" draw:layer="layout" svg:x1="13.598cm" svg:y1="11.393cm" svg:x2="13.152cm" svg:y2="11.393cm">
          <text:p/>
        </draw:line>
        <draw:custom-shape draw:style-name="gr6" draw:text-style-name="P4" draw:layer="layout" svg:width="0.043cm" svg:height="0.043cm" svg:x="20.84cm" svg:y="9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64cm" svg:y="9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44cm" svg:y="9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84cm" svg:y="10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64cm" svg:y="10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44cm" svg:y="10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84cm" svg:y="11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64cm" svg:y="11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44cm" svg:y="11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9.841cm" svg:y="10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9.641cm" svg:y="10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9.441cm" svg:y="10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9.841cm" svg:y="11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9.641cm" svg:y="11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9.441cm" svg:y="11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0" draw:layer="layout" svg:width="5.345cm" svg:height="0.958cm" svg:x="5.1cm" svg:y="-1.2cm">
          <draw:text-box>
            <text:p><text:span text:style-name="T1">Batch 2, DW 3x3</text:span></text:p>
          </draw:text-box>
        </draw:frame>
        <draw:frame draw:style-name="gr17" draw:text-style-name="P10" draw:layer="layout" svg:width="4.795cm" svg:height="0.958cm" svg:x="17.201cm" svg:y="-1.099cm">
          <draw:text-box>
            <text:p><text:span text:style-name="T1">PW, 3 Kernels </text:span></text:p>
          </draw:text-box>
        </draw:frame>
        <draw:frame draw:style-name="gr18" draw:text-style-name="P11" draw:layer="layout" svg:width="1.921cm" svg:height="0.725cm" svg:x="-0.9cm" svg:y="1.5cm">
          <draw:text-box>
            <text:p><text:span text:style-name="T2">1</text:span><text:span text:style-name="T3">st</text:span><text:span text:style-name="T2"> Batch</text:span></text:p>
          </draw:text-box>
        </draw:frame>
        <draw:frame draw:style-name="gr19" draw:text-style-name="P11" draw:layer="layout" svg:width="1.912cm" svg:height="0.725cm" svg:x="-0.9cm" svg:y="2.5cm">
          <draw:text-box>
            <text:p><text:span text:style-name="T2">2</text:span><text:span text:style-name="T3">nd </text:span><text:span text:style-name="T2">Batch</text:span></text:p>
          </draw:text-box>
        </draw:frame>
        <draw:line draw:style-name="gr20" draw:text-style-name="P5" draw:layer="layout" svg:x1="13.397cm" svg:y1="9.693cm" svg:x2="2.801cm" svg:y2="9.693cm">
          <text:p/>
        </draw:line>
        <draw:line draw:style-name="gr20" draw:text-style-name="P5" draw:layer="layout" svg:x1="25.498cm" svg:y1="9.3cm" svg:x2="15.598cm" svg:y2="9.3cm">
          <text:p/>
        </draw:line>
        <draw:custom-shape draw:style-name="gr6" draw:text-style-name="P4" draw:layer="layout" svg:width="0.043cm" svg:height="0.043cm" svg:x="20.94cm" svg:y="1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74cm" svg:y="1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54cm" svg:y="1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94cm" svg:y="2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74cm" svg:y="2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54cm" svg:y="2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94cm" svg:y="2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74cm" svg:y="2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54cm" svg:y="2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5" draw:layer="layout" svg:x1="25.5cm" svg:y1="0.7cm" svg:x2="15.6cm" svg:y2="0.7cm">
          <text:p/>
        </draw:line>
        <draw:frame draw:style-name="gr21" draw:text-style-name="P12" draw:layer="layout" svg:width="2.072cm" svg:height="0.81cm" svg:x="26.1cm" svg:y="0.9cm">
          <draw:text-box>
            <text:p><text:span text:style-name="T4">1</text:span><text:span text:style-name="T5">st </text:span><text:span text:style-name="T4">Batch</text:span></text:p>
          </draw:text-box>
        </draw:frame>
        <draw:custom-shape draw:style-name="gr13" draw:text-style-name="P2" draw:layer="layout" svg:width="2.8cm" svg:height="1.8cm" svg:x="2.796cm" svg:y="13.3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11cm" svg:height="0.311cm" svg:x="3.04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3.04cm" svg:y1="13.708cm" svg:x2="2.594cm" svg:y2="13.708cm">
          <text:p/>
        </draw:line>
        <draw:line draw:style-name="gr7" draw:text-style-name="P5" draw:layer="layout" svg:x1="4.04cm" svg:y1="13.708cm" svg:x2="3.351cm" svg:y2="13.708cm">
          <text:p/>
        </draw:line>
        <draw:custom-shape draw:style-name="gr6" draw:text-style-name="P4" draw:layer="layout" svg:width="0.311cm" svg:height="0.311cm" svg:x="4.04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3.038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3.038cm" svg:y1="14.708cm" svg:x2="2.592cm" svg:y2="14.708cm">
          <text:p/>
        </draw:line>
        <draw:line draw:style-name="gr7" draw:text-style-name="P5" draw:layer="layout" svg:x1="4.038cm" svg:y1="14.708cm" svg:x2="3.349cm" svg:y2="14.708cm">
          <text:p/>
        </draw:line>
        <draw:custom-shape draw:style-name="gr6" draw:text-style-name="P4" draw:layer="layout" svg:width="0.311cm" svg:height="0.311cm" svg:x="4.038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5.04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5.038cm" svg:y1="13.708cm" svg:x2="4.349cm" svg:y2="13.708cm">
          <text:p/>
        </draw:line>
        <draw:line draw:style-name="gr8" draw:text-style-name="P5" draw:layer="layout" svg:x1="5.799cm" svg:y1="13.708cm" svg:x2="5.353cm" svg:y2="13.708cm">
          <text:p/>
        </draw:line>
        <draw:custom-shape draw:style-name="gr6" draw:text-style-name="P4" draw:layer="layout" svg:width="0.311cm" svg:height="0.311cm" svg:x="5.038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5.036cm" svg:y1="14.708cm" svg:x2="4.347cm" svg:y2="14.708cm">
          <text:p/>
        </draw:line>
        <draw:line draw:style-name="gr8" draw:text-style-name="P5" draw:layer="layout" svg:x1="5.797cm" svg:y1="14.708cm" svg:x2="5.351cm" svg:y2="14.708cm">
          <text:p/>
        </draw:line>
        <draw:custom-shape draw:style-name="gr13" draw:text-style-name="P2" draw:layer="layout" svg:width="2.8cm" svg:height="1.8cm" svg:x="5.994cm" svg:y="13.3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11cm" svg:height="0.311cm" svg:x="6.238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6.238cm" svg:y1="13.708cm" svg:x2="5.792cm" svg:y2="13.708cm">
          <text:p/>
        </draw:line>
        <draw:line draw:style-name="gr7" draw:text-style-name="P5" draw:layer="layout" svg:x1="7.238cm" svg:y1="13.708cm" svg:x2="6.549cm" svg:y2="13.708cm">
          <text:p/>
        </draw:line>
        <draw:custom-shape draw:style-name="gr6" draw:text-style-name="P4" draw:layer="layout" svg:width="0.311cm" svg:height="0.311cm" svg:x="7.238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6.236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6.236cm" svg:y1="14.708cm" svg:x2="5.79cm" svg:y2="14.708cm">
          <text:p/>
        </draw:line>
        <draw:line draw:style-name="gr7" draw:text-style-name="P5" draw:layer="layout" svg:x1="7.236cm" svg:y1="14.708cm" svg:x2="6.547cm" svg:y2="14.708cm">
          <text:p/>
        </draw:line>
        <draw:custom-shape draw:style-name="gr6" draw:text-style-name="P4" draw:layer="layout" svg:width="0.311cm" svg:height="0.311cm" svg:x="7.236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8.238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8.236cm" svg:y1="13.708cm" svg:x2="7.547cm" svg:y2="13.708cm">
          <text:p/>
        </draw:line>
        <draw:line draw:style-name="gr7" draw:text-style-name="P5" draw:layer="layout" svg:x1="8.997cm" svg:y1="13.708cm" svg:x2="8.551cm" svg:y2="13.708cm">
          <text:p/>
        </draw:line>
        <draw:custom-shape draw:style-name="gr6" draw:text-style-name="P4" draw:layer="layout" svg:width="0.311cm" svg:height="0.311cm" svg:x="8.236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8.234cm" svg:y1="14.708cm" svg:x2="7.545cm" svg:y2="14.708cm">
          <text:p/>
        </draw:line>
        <draw:line draw:style-name="gr7" draw:text-style-name="P5" draw:layer="layout" svg:x1="8.995cm" svg:y1="14.708cm" svg:x2="8.549cm" svg:y2="14.708cm">
          <text:p/>
        </draw:line>
        <draw:custom-shape draw:style-name="gr13" draw:text-style-name="P2" draw:layer="layout" svg:width="2.8cm" svg:height="1.8cm" svg:x="10.594cm" svg:y="13.3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11cm" svg:height="0.311cm" svg:x="10.838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0.838cm" svg:y1="13.708cm" svg:x2="10.392cm" svg:y2="13.708cm">
          <text:p/>
        </draw:line>
        <draw:line draw:style-name="gr7" draw:text-style-name="P5" draw:layer="layout" svg:x1="11.838cm" svg:y1="13.708cm" svg:x2="11.149cm" svg:y2="13.708cm">
          <text:p/>
        </draw:line>
        <draw:custom-shape draw:style-name="gr15" draw:text-style-name="P9" draw:layer="layout" svg:width="0.311cm" svg:height="0.311cm" svg:x="11.838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0.836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0.836cm" svg:y1="14.708cm" svg:x2="10.39cm" svg:y2="14.708cm">
          <text:p/>
        </draw:line>
        <draw:line draw:style-name="gr7" draw:text-style-name="P5" draw:layer="layout" svg:x1="11.836cm" svg:y1="14.708cm" svg:x2="11.147cm" svg:y2="14.708cm">
          <text:p/>
        </draw:line>
        <draw:custom-shape draw:style-name="gr15" draw:text-style-name="P9" draw:layer="layout" svg:width="0.311cm" svg:height="0.311cm" svg:x="11.836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311cm" svg:height="0.311cm" svg:x="12.838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2.836cm" svg:y1="13.708cm" svg:x2="12.147cm" svg:y2="13.708cm">
          <text:p/>
        </draw:line>
        <draw:line draw:style-name="gr7" draw:text-style-name="P5" draw:layer="layout" svg:x1="13.597cm" svg:y1="13.708cm" svg:x2="13.151cm" svg:y2="13.708cm">
          <text:p/>
        </draw:line>
        <draw:custom-shape draw:style-name="gr15" draw:text-style-name="P9" draw:layer="layout" svg:width="0.311cm" svg:height="0.311cm" svg:x="12.836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2.834cm" svg:y1="14.708cm" svg:x2="12.145cm" svg:y2="14.708cm">
          <text:p/>
        </draw:line>
        <draw:line draw:style-name="gr7" draw:text-style-name="P5" draw:layer="layout" svg:x1="13.595cm" svg:y1="14.708cm" svg:x2="13.149cm" svg:y2="14.708cm">
          <text:p/>
        </draw:line>
        <draw:custom-shape draw:style-name="gr6" draw:text-style-name="P4" draw:layer="layout" svg:width="0.043cm" svg:height="0.043cm" svg:x="9.838cm" svg:y="13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9.638cm" svg:y="13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9.438cm" svg:y="13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9.838cm" svg:y="14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9.638cm" svg:y="14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9.438cm" svg:y="14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8.504cm" svg:height="0.6cm" svg:x="2.896cm" svg:y="13.408cm">
          <text:p/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13.394cm" svg:y1="13.008cm" svg:x2="2.798cm" svg:y2="13.008cm">
          <text:p/>
        </draw:line>
        <draw:custom-shape draw:style-name="gr23" draw:text-style-name="P13" draw:layer="layout" svg:width="1.898cm" svg:height="0.6cm" svg:x="11.4cm" svg:y="13.408cm">
          <text:p/>
          <draw:enhanced-geometry svg:viewBox="0 0 21600 21600" draw:type="rectangle" draw:enhanced-path="M 0 0 L 21600 0 21600 21600 0 21600 0 0 Z N"/>
        </draw:custom-shape>
        <draw:line draw:style-name="gr24" draw:text-style-name="P14" draw:layer="layout" svg:x1="12.344cm" svg:y1="14.008cm" svg:x2="12.344cm" svg:y2="13.4cm">
          <text:p/>
        </draw:line>
        <draw:custom-shape draw:style-name="gr22" draw:text-style-name="P1" draw:layer="layout" svg:width="8.504cm" svg:height="0.6cm" svg:x="2.896cm" svg:y="14.40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1.898cm" svg:height="0.6cm" svg:x="11.4cm" svg:y="14.408cm">
          <text:p/>
          <draw:enhanced-geometry svg:viewBox="0 0 21600 21600" draw:type="rectangle" draw:enhanced-path="M 0 0 L 21600 0 21600 21600 0 21600 0 0 Z N"/>
        </draw:custom-shape>
        <draw:line draw:style-name="gr24" draw:text-style-name="P14" draw:layer="layout" svg:x1="12.344cm" svg:y1="15.008cm" svg:x2="12.344cm" svg:y2="14.4cm">
          <text:p/>
        </draw:line>
        <draw:frame draw:style-name="gr25" draw:text-style-name="P15" draw:layer="layout" svg:width="2.344cm" svg:height="0.81cm" svg:x="25.801cm" svg:y="9.5cm">
          <draw:text-box>
            <text:p><text:span text:style-name="T6">1</text:span><text:span text:style-name="T7">st</text:span><text:span text:style-name="T6"> Kernel</text:span></text:p>
          </draw:text-box>
        </draw:frame>
        <draw:frame draw:style-name="gr26" draw:text-style-name="P15" draw:layer="layout" svg:width="2.335cm" svg:height="0.81cm" svg:x="25.802cm" svg:y="10.3cm">
          <draw:text-box>
            <text:p><text:span text:style-name="T6">2</text:span><text:span text:style-name="T7">nd </text:span><text:span text:style-name="T6">Kernel</text:span></text:p>
          </draw:text-box>
        </draw:frame>
        <draw:frame draw:style-name="gr27" draw:text-style-name="P15" draw:layer="layout" svg:width="2.386cm" svg:height="0.81cm" svg:x="25.803cm" svg:y="11.1cm">
          <draw:text-box>
            <text:p><text:span text:style-name="T6">3</text:span><text:span text:style-name="T7">rd</text:span><text:span text:style-name="T6"> Kernel</text:span></text:p>
          </draw:text-box>
        </draw:frame>
        <draw:custom-shape draw:style-name="gr28" draw:text-style-name="P13" draw:layer="layout" svg:width="0.898cm" svg:height="0.6cm" svg:x="24.5cm" svg:y="11.3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0.898cm" svg:height="0.6cm" svg:x="24.5cm" svg:y="10.5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0.898cm" svg:height="0.6cm" svg:x="24.5cm" svg:y="9.708cm">
          <text:p/>
          <draw:enhanced-geometry svg:viewBox="0 0 21600 21600" draw:type="rectangle" draw:enhanced-path="M 0 0 L 21600 0 21600 21600 0 21600 0 0 Z N"/>
        </draw:custom-shape>
        <draw:frame draw:style-name="gr18" draw:text-style-name="P16" draw:layer="layout" svg:width="1.921cm" svg:height="0.725cm" svg:x="-0.698cm" svg:y="9.893cm">
          <draw:text-box>
            <text:p><text:span text:style-name="T8">1</text:span><text:span text:style-name="T9">st</text:span><text:span text:style-name="T8"> Batch</text:span></text:p>
          </draw:text-box>
        </draw:frame>
        <draw:frame draw:style-name="gr29" draw:text-style-name="P16" draw:layer="layout" svg:width="1.997cm" svg:height="0.725cm" svg:x="-0.798cm" svg:y="10.893cm">
          <draw:text-box>
            <text:p><text:span text:style-name="T8">2</text:span><text:span text:style-name="T9">nd</text:span><text:span text:style-name="T8"> Batch</text:span></text:p>
          </draw:text-box>
        </draw:frame>
        <draw:frame draw:style-name="gr18" draw:text-style-name="P16" draw:layer="layout" svg:width="1.921cm" svg:height="0.725cm" svg:x="-0.698cm" svg:y="13.2cm">
          <draw:text-box>
            <text:p><text:span text:style-name="T8">1</text:span><text:span text:style-name="T9">st</text:span><text:span text:style-name="T8"> Batch</text:span></text:p>
          </draw:text-box>
        </draw:frame>
        <draw:frame draw:style-name="gr29" draw:text-style-name="P16" draw:layer="layout" svg:width="1.997cm" svg:height="0.725cm" svg:x="-0.798cm" svg:y="14.2cm">
          <draw:text-box>
            <text:p><text:span text:style-name="T8">2</text:span><text:span text:style-name="T9">nd</text:span><text:span text:style-name="T8"> Batch</text:span></text:p>
          </draw:text-box>
        </draw:frame>
        <draw:frame draw:style-name="gr30" draw:text-style-name="P17" draw:layer="layout" svg:width="1.207cm" svg:height="0.475cm" svg:x="20.186cm" svg:y="8.80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0" draw:text-style-name="P17" draw:layer="layout" svg:width="1.686cm" svg:height="0.53cm" svg:x="7.388cm" svg:y="9.095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30" draw:text-style-name="P18" draw:layer="layout" svg:width="0.424cm" svg:height="0.47cm" svg:x="20.491cm" svg:y="0.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31" draw:text-style-name="P19" draw:layer="layout" svg:x1="0cm" svg:y1="0.1cm" svg:x2="28cm" svg:y2="0.1cm">
          <text:p/>
        </draw:line>
        <draw:frame draw:style-name="gr32" draw:text-style-name="P11" draw:layer="layout" svg:width="2.936cm" svg:height="0.683cm" svg:x="-2.206cm" svg:y="9cm">
          <draw:text-box>
            <text:p><text:span text:style-name="T10">1×1</text:span><text:span text:style-name="T11">×C</text:span><text:span text:style-name="T12"> kernel</text:span></text:p>
          </draw:text-box>
        </draw:frame>
        <draw:line draw:style-name="gr33" draw:text-style-name="P5" draw:layer="layout" svg:x1="9.793cm" svg:y1="0.908cm" svg:x2="8.929cm" svg:y2="1.715cm">
          <text:p/>
        </draw:line>
        <draw:line draw:style-name="gr33" draw:text-style-name="P5" draw:layer="layout" svg:x1="10.394cm" svg:y1="9.301cm" svg:x2="9.53cm" svg:y2="10.108cm">
          <text:p/>
        </draw:line>
        <draw:custom-shape draw:style-name="gr9" draw:text-style-name="P6" draw:layer="layout" svg:width="0.311cm" svg:height="0.311cm" svg:x="14.815cm" svg:y="14.1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0" draw:layer="layout" svg:width="8.012cm" svg:height="0.839cm" svg:x="15.276cm" svg:y="13.997cm">
          <draw:text-box>
            <text:p><text:span text:style-name="T13">Unused or multiply-by-zero MAC</text:span></text:p>
          </draw:text-box>
        </draw:frame>
        <draw:frame draw:style-name="gr35" draw:text-style-name="P20" draw:layer="layout" svg:width="10.124cm" svg:height="0.839cm" svg:x="15.276cm" svg:y="14.598cm">
          <draw:text-box>
            <text:p><text:span text:style-name="T13">Used or Unused MAC - benchmark driven</text:span></text:p>
          </draw:text-box>
        </draw:frame>
        <draw:custom-shape draw:style-name="gr36" draw:text-style-name="P21" draw:layer="layout" svg:width="0.311cm" svg:height="0.311cm" svg:x="14.819cm" svg:y="14.7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0" draw:layer="layout" svg:width="3cm" svg:height="0.839cm" svg:x="15.276cm" svg:y="13.4cm">
          <draw:text-box>
            <text:p><text:span text:style-name="T13">Used MAC</text:span></text:p>
          </draw:text-box>
        </draw:frame>
        <draw:custom-shape draw:style-name="gr38" draw:text-style-name="P22" draw:layer="layout" svg:width="0.311cm" svg:height="0.311cm" svg:x="14.819cm" svg:y="13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9" draw:layer="layout" svg:x1="0cm" svg:y1="8.6cm" svg:x2="28cm" svg:y2="8.6cm">
          <text:p/>
        </draw:line>
        <draw:line draw:style-name="gr31" draw:text-style-name="P19" draw:layer="layout" svg:x1="0cm" svg:y1="12.2cm" svg:x2="28cm" svg:y2="12.2cm">
          <text:p/>
        </draw:line>
        <draw:line draw:style-name="gr31" draw:text-style-name="P19" draw:layer="layout" svg:x1="0cm" svg:y1="15.4cm" svg:x2="28cm" svg:y2="15.4cm">
          <text:p/>
        </draw:line>
        <draw:line draw:style-name="gr31" draw:text-style-name="P19" draw:layer="layout" svg:x1="1.2cm" svg:y1="0.1cm" svg:x2="1.2cm" svg:y2="15.4cm">
          <text:p/>
        </draw:line>
        <draw:line draw:style-name="gr31" draw:text-style-name="P19" draw:layer="layout" svg:x1="13.9cm" svg:y1="8.6cm" svg:x2="13.9cm" svg:y2="15.4cm">
          <text:p/>
        </draw:line>
        <draw:line draw:style-name="gr31" draw:text-style-name="P19" draw:layer="layout" svg:x1="25.9cm" svg:y1="0.1cm" svg:x2="25.9cm" svg:y2="15.4cm">
          <text:p/>
        </draw:line>
        <draw:line draw:style-name="gr7" draw:text-style-name="P5" draw:layer="layout" svg:x1="20.236cm" svg:y1="10.8cm" svg:x2="19.79cm" svg:y2="10.8cm">
          <text:p/>
        </draw:line>
        <draw:line draw:style-name="gr7" draw:text-style-name="P5" draw:layer="layout" svg:x1="20.234cm" svg:y1="11.6cm" svg:x2="19.788cm" svg:y2="11.6cm">
          <text:p/>
        </draw:line>
        <draw:line draw:style-name="gr7" draw:text-style-name="P5" draw:layer="layout" svg:x1="20.232cm" svg:y1="10cm" svg:x2="19.786cm" svg:y2="10cm">
          <text:p/>
        </draw:line>
        <draw:line draw:style-name="gr20" draw:text-style-name="P5" draw:layer="layout" svg:x1="5.6cm" svg:y1="1.393cm" svg:x2="2.801cm" svg:y2="1.393cm">
          <text:p/>
        </draw:line>
        <draw:frame draw:style-name="gr30" draw:text-style-name="P17" draw:layer="layout" svg:width="1.135cm" svg:height="0.588cm" svg:x="3.889cm" svg:y="0.695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line draw:style-name="gr20" draw:text-style-name="P5" draw:layer="layout" svg:x1="2.401cm" svg:y1="1.6cm" svg:x2="2.401cm" svg:y2="3.392cm">
          <text:p/>
        </draw:line>
        <draw:frame draw:style-name="gr30" draw:text-style-name="P17" draw:layer="layout" svg:width="1.119cm" svg:height="0.528cm" svg:x="1.289cm" svg:y="2.195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line draw:style-name="gr20" draw:text-style-name="P5" draw:layer="layout" svg:x1="5.601cm" svg:y1="9.794cm" svg:x2="2.802cm" svg:y2="9.794cm">
          <text:p/>
        </draw:line>
        <draw:frame draw:style-name="gr30" draw:text-style-name="P17" draw:layer="layout" svg:width="1.135cm" svg:height="0.588cm" svg:x="3.89cm" svg:y="9.09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20" draw:text-style-name="P5" draw:layer="layout" svg:x1="2.402cm" svg:y1="10.001cm" svg:x2="2.402cm" svg:y2="11.793cm">
          <text:p/>
        </draw:line>
        <draw:frame draw:style-name="gr30" draw:text-style-name="P17" draw:layer="layout" svg:width="1.119cm" svg:height="0.528cm" svg:x="1.29cm" svg:y="10.59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0" draw:text-style-name="P17" draw:layer="layout" svg:width="2.828cm" svg:height="0.53cm" svg:x="10.388cm" svg:y="9.09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30" draw:text-style-name="P17" draw:layer="layout" svg:width="2.392cm" svg:height="0.53cm" svg:x="6.988cm" svg:y="12.49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20" draw:text-style-name="P5" draw:layer="layout" svg:x1="5.602cm" svg:y1="13.095cm" svg:x2="2.803cm" svg:y2="13.095cm">
          <text:p/>
        </draw:line>
        <draw:frame draw:style-name="gr30" draw:text-style-name="P17" draw:layer="layout" svg:width="1.136cm" svg:height="0.532cm" svg:x="3.891cm" svg:y="12.39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0" draw:text-style-name="P5" draw:layer="layout" svg:x1="2.403cm" svg:y1="13.302cm" svg:x2="2.403cm" svg:y2="15.094cm">
          <text:p/>
        </draw:line>
        <draw:frame draw:style-name="gr30" draw:text-style-name="P17" draw:layer="layout" svg:width="1.119cm" svg:height="0.528cm" svg:x="1.291cm" svg:y="13.897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line draw:style-name="gr33" draw:text-style-name="P5" draw:layer="layout" svg:x1="10.387cm" svg:y1="12.609cm" svg:x2="9.523cm" svg:y2="13.416cm">
          <text:p/>
        </draw:line>
        <draw:frame draw:style-name="gr30" draw:text-style-name="P17" draw:layer="layout" svg:width="2.828cm" svg:height="0.53cm" svg:x="10.381cm" svg:y="12.40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30" draw:text-style-name="P17" draw:layer="layout" svg:width="2.131cm" svg:height="0.47cm" svg:x="9.788cm" svg:y="0.695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0" draw:text-style-name="P5" draw:layer="layout" svg:x1="17.401cm" svg:y1="0.794cm" svg:x2="15.6cm" svg:y2="0.794cm">
          <text:p/>
        </draw:line>
        <draw:frame draw:style-name="gr30" draw:text-style-name="P17" draw:layer="layout" svg:width="1.136cm" svg:height="0.528cm" svg:x="15.99cm" svg:y="0.196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line draw:style-name="gr20" draw:text-style-name="P5" draw:layer="layout" svg:x1="15.202cm" svg:y1="1.001cm" svg:x2="15.202cm" svg:y2="3.4cm">
          <text:p/>
        </draw:line>
        <draw:frame draw:style-name="gr30" draw:text-style-name="P17" draw:layer="layout" svg:width="1.178cm" svg:height="0.528cm" svg:x="14.09cm" svg:y="1.921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line draw:style-name="gr20" draw:text-style-name="P5" draw:layer="layout" svg:x1="17.402cm" svg:y1="9.394cm" svg:x2="15.601cm" svg:y2="9.394cm">
          <text:p/>
        </draw:line>
        <draw:frame draw:style-name="gr30" draw:text-style-name="P17" draw:layer="layout" svg:width="1.136cm" svg:height="0.528cm" svg:x="15.991cm" svg:y="8.796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line draw:style-name="gr20" draw:text-style-name="P5" draw:layer="layout" svg:x1="15.203cm" svg:y1="9.601cm" svg:x2="15.203cm" svg:y2="12cm">
          <text:p/>
        </draw:line>
        <draw:frame draw:style-name="gr30" draw:text-style-name="P17" draw:layer="layout" svg:width="1.178cm" svg:height="0.528cm" svg:x="14.091cm" svg:y="10.521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31" draw:text-style-name="P19" draw:layer="layout" svg:x1="0cm" svg:y1="3.6cm" svg:x2="28cm" svg:y2="3.6cm">
          <text:p/>
        </draw:line>
        <draw:line draw:style-name="gr31" draw:text-style-name="P19" draw:layer="layout" svg:x1="13.9cm" svg:y1="0.1cm" svg:x2="13.9cm" svg:y2="3.6cm">
          <text:p/>
        </draw:line>
        <draw:custom-shape draw:style-name="gr39" draw:text-style-name="P1" draw:layer="layout" svg:width="12.566cm" svg:height="0.6cm" svg:x="2.899cm" svg:y="4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8cm" svg:height="2.4cm" svg:x="2.799cm" svg:y="4.6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8cm" svg:height="2.4cm" svg:x="4.999cm" svg:y="4.6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8cm" svg:height="2.4cm" svg:x="7.199cm" svg:y="4.6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8cm" svg:height="2.4cm" svg:x="9.399cm" svg:y="4.6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311cm" svg:height="0.311cm" svg:x="3.043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3.043cm" svg:y1="5.007cm" svg:x2="2.597cm" svg:y2="5.007cm">
          <text:p/>
        </draw:line>
        <draw:line draw:style-name="gr7" draw:text-style-name="P5" draw:layer="layout" svg:x1="4.043cm" svg:y1="5.007cm" svg:x2="3.354cm" svg:y2="5.007cm">
          <text:p/>
        </draw:line>
        <draw:custom-shape draw:style-name="gr38" draw:text-style-name="P22" draw:layer="layout" svg:width="0.311cm" svg:height="0.311cm" svg:x="4.043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3.041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3.041cm" svg:y1="5.807cm" svg:x2="2.595cm" svg:y2="5.807cm">
          <text:p/>
        </draw:line>
        <draw:line draw:style-name="gr11" draw:text-style-name="P8" draw:layer="layout" svg:x1="4.041cm" svg:y1="5.807cm" svg:x2="3.352cm" svg:y2="5.807cm">
          <text:p/>
        </draw:line>
        <draw:custom-shape draw:style-name="gr6" draw:text-style-name="P4" draw:layer="layout" svg:width="0.311cm" svg:height="0.311cm" svg:x="4.041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3.039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3.039cm" svg:y1="6.607cm" svg:x2="2.593cm" svg:y2="6.607cm">
          <text:p/>
        </draw:line>
        <draw:line draw:style-name="gr11" draw:text-style-name="P8" draw:layer="layout" svg:x1="4.039cm" svg:y1="6.607cm" svg:x2="3.35cm" svg:y2="6.607cm">
          <text:p/>
        </draw:line>
        <draw:custom-shape draw:style-name="gr6" draw:text-style-name="P4" draw:layer="layout" svg:width="0.311cm" svg:height="0.311cm" svg:x="4.039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5.237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6.237cm" svg:y1="6.607cm" svg:x2="5.548cm" svg:y2="6.607cm">
          <text:p/>
        </draw:line>
        <draw:custom-shape draw:style-name="gr10" draw:text-style-name="P7" draw:layer="layout" svg:width="0.311cm" svg:height="0.311cm" svg:x="6.237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5.235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6.235cm" svg:y1="5.807cm" svg:x2="5.546cm" svg:y2="5.807cm">
          <text:p/>
        </draw:line>
        <draw:custom-shape draw:style-name="gr10" draw:text-style-name="P7" draw:layer="layout" svg:width="0.311cm" svg:height="0.311cm" svg:x="6.235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5.233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6.233cm" svg:y1="5.007cm" svg:x2="5.544cm" svg:y2="5.007cm">
          <text:p/>
        </draw:line>
        <draw:custom-shape draw:style-name="gr9" draw:text-style-name="P6" draw:layer="layout" svg:width="0.311cm" svg:height="0.311cm" svg:x="6.233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7.433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8.433cm" svg:y1="5.807cm" svg:x2="7.744cm" svg:y2="5.807cm">
          <text:p/>
        </draw:line>
        <draw:custom-shape draw:style-name="gr6" draw:text-style-name="P4" draw:layer="layout" svg:width="0.311cm" svg:height="0.311cm" svg:x="8.433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7.431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8.431cm" svg:y1="6.607cm" svg:x2="7.742cm" svg:y2="6.607cm">
          <text:p/>
        </draw:line>
        <draw:custom-shape draw:style-name="gr6" draw:text-style-name="P4" draw:layer="layout" svg:width="0.311cm" svg:height="0.311cm" svg:x="8.431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7.429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8.429cm" svg:y1="5.007cm" svg:x2="7.74cm" svg:y2="5.007cm">
          <text:p/>
        </draw:line>
        <draw:custom-shape draw:style-name="gr38" draw:text-style-name="P22" draw:layer="layout" svg:width="0.311cm" svg:height="0.311cm" svg:x="8.429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9.635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0.635cm" svg:y1="5.007cm" svg:x2="9.946cm" svg:y2="5.007cm">
          <text:p/>
        </draw:line>
        <draw:custom-shape draw:style-name="gr9" draw:text-style-name="P6" draw:layer="layout" svg:width="0.311cm" svg:height="0.311cm" svg:x="10.635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9.633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10.633cm" svg:y1="5.807cm" svg:x2="9.944cm" svg:y2="5.807cm">
          <text:p/>
        </draw:line>
        <draw:custom-shape draw:style-name="gr10" draw:text-style-name="P7" draw:layer="layout" svg:width="0.311cm" svg:height="0.311cm" svg:x="10.633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9.639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10.631cm" svg:y1="6.607cm" svg:x2="9.942cm" svg:y2="6.607cm">
          <text:p/>
        </draw:line>
        <draw:custom-shape draw:style-name="gr10" draw:text-style-name="P7" draw:layer="layout" svg:width="0.311cm" svg:height="0.311cm" svg:x="10.639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5" draw:layer="layout" svg:x1="4.6cm" svg:y1="4.401cm" svg:x2="2.799cm" svg:y2="4.401cm">
          <text:p/>
        </draw:line>
        <draw:line draw:style-name="gr20" draw:text-style-name="P5" draw:layer="layout" svg:x1="2.401cm" svg:y1="4.608cm" svg:x2="2.401cm" svg:y2="7.007cm">
          <text:p/>
        </draw:line>
        <draw:custom-shape draw:style-name="gr5" draw:text-style-name="P3" draw:layer="layout" svg:width="1.8cm" svg:height="2.4cm" svg:x="11.585cm" svg:y="4.6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8cm" svg:height="2.4cm" svg:x="13.785cm" svg:y="4.6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311cm" svg:height="0.311cm" svg:x="11.819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12.819cm" svg:y1="5.807cm" svg:x2="12.13cm" svg:y2="5.807cm">
          <text:p/>
        </draw:line>
        <draw:custom-shape draw:style-name="gr6" draw:text-style-name="P4" draw:layer="layout" svg:width="0.311cm" svg:height="0.311cm" svg:x="12.819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1.817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12.817cm" svg:y1="6.607cm" svg:x2="12.128cm" svg:y2="6.607cm">
          <text:p/>
        </draw:line>
        <draw:custom-shape draw:style-name="gr6" draw:text-style-name="P4" draw:layer="layout" svg:width="0.311cm" svg:height="0.311cm" svg:x="12.817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1.815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2.815cm" svg:y1="5.007cm" svg:x2="12.126cm" svg:y2="5.007cm">
          <text:p/>
        </draw:line>
        <draw:custom-shape draw:style-name="gr40" draw:text-style-name="P23" draw:layer="layout" svg:width="0.311cm" svg:height="0.311cm" svg:x="12.815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4.021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5.021cm" svg:y1="5.007cm" svg:x2="14.332cm" svg:y2="5.007cm">
          <text:p/>
        </draw:line>
        <draw:line draw:style-name="gr7" draw:text-style-name="P5" draw:layer="layout" svg:x1="15.775cm" svg:y1="5.007cm" svg:x2="15.332cm" svg:y2="5.007cm">
          <text:p/>
        </draw:line>
        <draw:custom-shape draw:style-name="gr9" draw:text-style-name="P6" draw:layer="layout" svg:width="0.311cm" svg:height="0.311cm" svg:x="15.021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4.019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15.019cm" svg:y1="5.807cm" svg:x2="14.33cm" svg:y2="5.807cm">
          <text:p/>
        </draw:line>
        <draw:line draw:style-name="gr11" draw:text-style-name="P8" draw:layer="layout" svg:x1="15.773cm" svg:y1="5.807cm" svg:x2="15.33cm" svg:y2="5.807cm">
          <text:p/>
        </draw:line>
        <draw:custom-shape draw:style-name="gr10" draw:text-style-name="P7" draw:layer="layout" svg:width="0.311cm" svg:height="0.311cm" svg:x="15.019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4.025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15.017cm" svg:y1="6.607cm" svg:x2="14.328cm" svg:y2="6.607cm">
          <text:p/>
        </draw:line>
        <draw:line draw:style-name="gr11" draw:text-style-name="P8" draw:layer="layout" svg:x1="15.771cm" svg:y1="6.607cm" svg:x2="15.328cm" svg:y2="6.607cm">
          <text:p/>
        </draw:line>
        <draw:custom-shape draw:style-name="gr10" draw:text-style-name="P7" draw:layer="layout" svg:width="0.311cm" svg:height="0.311cm" svg:x="15.025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7" draw:layer="layout" svg:width="1.119cm" svg:height="0.528cm" svg:x="1.29cm" svg:y="5.521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custom-shape draw:style-name="gr9" draw:text-style-name="P6" draw:layer="layout" svg:width="0.311cm" svg:height="0.311cm" svg:x="16.415cm" svg:y="5.9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0" draw:layer="layout" svg:width="8.012cm" svg:height="0.839cm" svg:x="16.876cm" svg:y="5.798cm">
          <draw:text-box>
            <text:p><text:span text:style-name="T13">Unused or multiply-by-zero MAC</text:span></text:p>
          </draw:text-box>
        </draw:frame>
        <draw:frame draw:style-name="gr35" draw:text-style-name="P20" draw:layer="layout" svg:width="10.124cm" svg:height="0.839cm" svg:x="16.876cm" svg:y="6.399cm">
          <draw:text-box>
            <text:p><text:span text:style-name="T13">Used or Unused MAC - benchmark driven</text:span></text:p>
          </draw:text-box>
        </draw:frame>
        <draw:custom-shape draw:style-name="gr36" draw:text-style-name="P21" draw:layer="layout" svg:width="0.311cm" svg:height="0.311cm" svg:x="16.419cm" svg:y="6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0" draw:layer="layout" svg:width="3cm" svg:height="0.839cm" svg:x="16.876cm" svg:y="5.201cm">
          <draw:text-box>
            <text:p><text:span text:style-name="T13">Used MAC</text:span></text:p>
          </draw:text-box>
        </draw:frame>
        <draw:custom-shape draw:style-name="gr38" draw:text-style-name="P22" draw:layer="layout" svg:width="0.311cm" svg:height="0.311cm" svg:x="16.419cm" svg:y="5.3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7" draw:layer="layout" svg:width="1.135cm" svg:height="0.588cm" svg:x="3.29cm" svg:y="3.795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custom-shape draw:style-name="gr39" draw:text-style-name="P1" draw:layer="layout" svg:width="12.566cm" svg:height="0.6cm" svg:x="2.899cm" svg:y="5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12.566cm" svg:height="0.6cm" svg:x="2.899cm" svg:y="6.3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19" draw:layer="layout" svg:x1="15.9cm" svg:y1="3.6cm" svg:x2="15.9cm" svg:y2="7.1cm">
          <text:p/>
        </draw:line>
        <draw:line draw:style-name="gr31" draw:text-style-name="P19" draw:layer="layout" svg:x1="0cm" svg:y1="7.1cm" svg:x2="28cm" svg:y2="7.1cm">
          <text:p/>
        </draw:line>
        <draw:line draw:style-name="gr7" draw:text-style-name="P5" draw:layer="layout" svg:x1="5.796cm" svg:y1="2cm" svg:x2="5.35cm" svg:y2="2cm">
          <text:p/>
        </draw:line>
        <draw:line draw:style-name="gr7" draw:text-style-name="P5" draw:layer="layout" svg:x1="5.794cm" svg:y1="3cm" svg:x2="5.348cm" svg:y2="3cm">
          <text:p/>
        </draw:line>
        <draw:line draw:style-name="gr7" draw:text-style-name="P5" draw:layer="layout" svg:x1="3.04cm" svg:y1="2cm" svg:x2="2.712cm" svg:y2="2cm">
          <text:p/>
        </draw:line>
        <draw:line draw:style-name="gr7" draw:text-style-name="P5" draw:layer="layout" svg:x1="3.039cm" svg:y1="3cm" svg:x2="2.711cm" svg:y2="3cm">
          <text:p/>
        </draw:line>
        <draw:line draw:style-name="gr7" draw:text-style-name="P5" draw:layer="layout" svg:x1="9.44cm" svg:y1="2cm" svg:x2="9.112cm" svg:y2="2cm">
          <text:p/>
        </draw:line>
        <draw:line draw:style-name="gr7" draw:text-style-name="P5" draw:layer="layout" svg:x1="9.439cm" svg:y1="3cm" svg:x2="9.111cm" svg:y2="3cm">
          <text:p/>
        </draw:line>
        <draw:line draw:style-name="gr7" draw:text-style-name="P5" draw:layer="layout" svg:x1="8.994cm" svg:y1="2cm" svg:x2="8.548cm" svg:y2="2cm">
          <text:p/>
        </draw:line>
        <draw:line draw:style-name="gr7" draw:text-style-name="P5" draw:layer="layout" svg:x1="8.992cm" svg:y1="3cm" svg:x2="8.546cm" svg:y2="3cm">
          <text:p/>
        </draw:line>
        <draw:line draw:style-name="gr7" draw:text-style-name="P5" draw:layer="layout" svg:x1="5.238cm" svg:y1="5cm" svg:x2="4.91cm" svg:y2="5cm">
          <text:p/>
        </draw:line>
        <draw:line draw:style-name="gr7" draw:text-style-name="P5" draw:layer="layout" svg:x1="5.237cm" svg:y1="5.8cm" svg:x2="4.909cm" svg:y2="5.8cm">
          <text:p/>
        </draw:line>
        <draw:line draw:style-name="gr7" draw:text-style-name="P5" draw:layer="layout" svg:x1="4.792cm" svg:y1="5cm" svg:x2="4.346cm" svg:y2="5cm">
          <text:p/>
        </draw:line>
        <draw:line draw:style-name="gr7" draw:text-style-name="P5" draw:layer="layout" svg:x1="4.79cm" svg:y1="5.8cm" svg:x2="4.344cm" svg:y2="5.8cm">
          <text:p/>
        </draw:line>
        <draw:line draw:style-name="gr7" draw:text-style-name="P5" draw:layer="layout" svg:x1="5.235cm" svg:y1="6.6cm" svg:x2="4.907cm" svg:y2="6.6cm">
          <text:p/>
        </draw:line>
        <draw:line draw:style-name="gr7" draw:text-style-name="P5" draw:layer="layout" svg:x1="4.788cm" svg:y1="6.6cm" svg:x2="4.342cm" svg:y2="6.6cm">
          <text:p/>
        </draw:line>
        <draw:line draw:style-name="gr7" draw:text-style-name="P5" draw:layer="layout" svg:x1="7.436cm" svg:y1="5cm" svg:x2="7.108cm" svg:y2="5cm">
          <text:p/>
        </draw:line>
        <draw:line draw:style-name="gr7" draw:text-style-name="P5" draw:layer="layout" svg:x1="7.435cm" svg:y1="5.8cm" svg:x2="7.107cm" svg:y2="5.8cm">
          <text:p/>
        </draw:line>
        <draw:line draw:style-name="gr7" draw:text-style-name="P5" draw:layer="layout" svg:x1="6.99cm" svg:y1="5cm" svg:x2="6.544cm" svg:y2="5cm">
          <text:p/>
        </draw:line>
        <draw:line draw:style-name="gr7" draw:text-style-name="P5" draw:layer="layout" svg:x1="6.988cm" svg:y1="5.8cm" svg:x2="6.542cm" svg:y2="5.8cm">
          <text:p/>
        </draw:line>
        <draw:line draw:style-name="gr7" draw:text-style-name="P5" draw:layer="layout" svg:x1="7.433cm" svg:y1="6.6cm" svg:x2="7.105cm" svg:y2="6.6cm">
          <text:p/>
        </draw:line>
        <draw:line draw:style-name="gr7" draw:text-style-name="P5" draw:layer="layout" svg:x1="6.986cm" svg:y1="6.6cm" svg:x2="6.54cm" svg:y2="6.6cm">
          <text:p/>
        </draw:line>
        <draw:line draw:style-name="gr7" draw:text-style-name="P5" draw:layer="layout" svg:x1="9.634cm" svg:y1="5cm" svg:x2="9.306cm" svg:y2="5cm">
          <text:p/>
        </draw:line>
        <draw:line draw:style-name="gr7" draw:text-style-name="P5" draw:layer="layout" svg:x1="9.633cm" svg:y1="5.8cm" svg:x2="9.305cm" svg:y2="5.8cm">
          <text:p/>
        </draw:line>
        <draw:line draw:style-name="gr7" draw:text-style-name="P5" draw:layer="layout" svg:x1="9.188cm" svg:y1="5cm" svg:x2="8.742cm" svg:y2="5cm">
          <text:p/>
        </draw:line>
        <draw:line draw:style-name="gr7" draw:text-style-name="P5" draw:layer="layout" svg:x1="9.186cm" svg:y1="5.8cm" svg:x2="8.74cm" svg:y2="5.8cm">
          <text:p/>
        </draw:line>
        <draw:line draw:style-name="gr7" draw:text-style-name="P5" draw:layer="layout" svg:x1="9.631cm" svg:y1="6.6cm" svg:x2="9.303cm" svg:y2="6.6cm">
          <text:p/>
        </draw:line>
        <draw:line draw:style-name="gr7" draw:text-style-name="P5" draw:layer="layout" svg:x1="9.184cm" svg:y1="6.6cm" svg:x2="8.738cm" svg:y2="6.6cm">
          <text:p/>
        </draw:line>
        <draw:line draw:style-name="gr7" draw:text-style-name="P5" draw:layer="layout" svg:x1="11.832cm" svg:y1="5cm" svg:x2="11.504cm" svg:y2="5cm">
          <text:p/>
        </draw:line>
        <draw:line draw:style-name="gr7" draw:text-style-name="P5" draw:layer="layout" svg:x1="11.831cm" svg:y1="5.8cm" svg:x2="11.503cm" svg:y2="5.8cm">
          <text:p/>
        </draw:line>
        <draw:line draw:style-name="gr7" draw:text-style-name="P5" draw:layer="layout" svg:x1="11.386cm" svg:y1="5cm" svg:x2="10.94cm" svg:y2="5cm">
          <text:p/>
        </draw:line>
        <draw:line draw:style-name="gr7" draw:text-style-name="P5" draw:layer="layout" svg:x1="11.384cm" svg:y1="5.8cm" svg:x2="10.938cm" svg:y2="5.8cm">
          <text:p/>
        </draw:line>
        <draw:line draw:style-name="gr7" draw:text-style-name="P5" draw:layer="layout" svg:x1="11.829cm" svg:y1="6.6cm" svg:x2="11.501cm" svg:y2="6.6cm">
          <text:p/>
        </draw:line>
        <draw:line draw:style-name="gr7" draw:text-style-name="P5" draw:layer="layout" svg:x1="11.382cm" svg:y1="6.6cm" svg:x2="10.936cm" svg:y2="6.6cm">
          <text:p/>
        </draw:line>
        <draw:line draw:style-name="gr7" draw:text-style-name="P5" draw:layer="layout" svg:x1="14.03cm" svg:y1="5cm" svg:x2="13.702cm" svg:y2="5cm">
          <text:p/>
        </draw:line>
        <draw:line draw:style-name="gr7" draw:text-style-name="P5" draw:layer="layout" svg:x1="14.029cm" svg:y1="5.8cm" svg:x2="13.701cm" svg:y2="5.8cm">
          <text:p/>
        </draw:line>
        <draw:line draw:style-name="gr7" draw:text-style-name="P5" draw:layer="layout" svg:x1="13.584cm" svg:y1="5cm" svg:x2="13.138cm" svg:y2="5cm">
          <text:p/>
        </draw:line>
        <draw:line draw:style-name="gr7" draw:text-style-name="P5" draw:layer="layout" svg:x1="13.582cm" svg:y1="5.8cm" svg:x2="13.136cm" svg:y2="5.8cm">
          <text:p/>
        </draw:line>
        <draw:line draw:style-name="gr7" draw:text-style-name="P5" draw:layer="layout" svg:x1="14.027cm" svg:y1="6.6cm" svg:x2="13.699cm" svg:y2="6.6cm">
          <text:p/>
        </draw:line>
        <draw:line draw:style-name="gr7" draw:text-style-name="P5" draw:layer="layout" svg:x1="13.58cm" svg:y1="6.6cm" svg:x2="13.134cm" svg:y2="6.6cm">
          <text:p/>
        </draw:line>
        <draw:line draw:style-name="gr7" draw:text-style-name="P5" draw:layer="layout" svg:x1="18.028cm" svg:y1="1.4cm" svg:x2="17.7cm" svg:y2="1.4cm">
          <text:p/>
        </draw:line>
        <draw:line draw:style-name="gr7" draw:text-style-name="P5" draw:layer="layout" svg:x1="18.027cm" svg:y1="2.2cm" svg:x2="17.699cm" svg:y2="2.2cm">
          <text:p/>
        </draw:line>
        <draw:line draw:style-name="gr7" draw:text-style-name="P5" draw:layer="layout" svg:x1="17.582cm" svg:y1="1.4cm" svg:x2="17.136cm" svg:y2="1.4cm">
          <text:p/>
        </draw:line>
        <draw:line draw:style-name="gr7" draw:text-style-name="P5" draw:layer="layout" svg:x1="17.58cm" svg:y1="2.2cm" svg:x2="17.134cm" svg:y2="2.2cm">
          <text:p/>
        </draw:line>
        <draw:line draw:style-name="gr7" draw:text-style-name="P5" draw:layer="layout" svg:x1="18.025cm" svg:y1="3cm" svg:x2="17.697cm" svg:y2="3cm">
          <text:p/>
        </draw:line>
        <draw:line draw:style-name="gr7" draw:text-style-name="P5" draw:layer="layout" svg:x1="17.578cm" svg:y1="3cm" svg:x2="17.132cm" svg:y2="3cm">
          <text:p/>
        </draw:line>
        <draw:line draw:style-name="gr7" draw:text-style-name="P5" draw:layer="layout" svg:x1="19.78cm" svg:y1="1.4cm" svg:x2="19.334cm" svg:y2="1.4cm">
          <text:p/>
        </draw:line>
        <draw:line draw:style-name="gr7" draw:text-style-name="P5" draw:layer="layout" svg:x1="19.778cm" svg:y1="2.2cm" svg:x2="19.332cm" svg:y2="2.2cm">
          <text:p/>
        </draw:line>
        <draw:line draw:style-name="gr7" draw:text-style-name="P5" draw:layer="layout" svg:x1="19.776cm" svg:y1="3cm" svg:x2="19.33cm" svg:y2="3cm">
          <text:p/>
        </draw:line>
        <draw:line draw:style-name="gr7" draw:text-style-name="P5" draw:layer="layout" svg:x1="23.924cm" svg:y1="1.4cm" svg:x2="23.596cm" svg:y2="1.4cm">
          <text:p/>
        </draw:line>
        <draw:line draw:style-name="gr7" draw:text-style-name="P5" draw:layer="layout" svg:x1="23.923cm" svg:y1="2.2cm" svg:x2="23.595cm" svg:y2="2.2cm">
          <text:p/>
        </draw:line>
        <draw:line draw:style-name="gr7" draw:text-style-name="P5" draw:layer="layout" svg:x1="23.478cm" svg:y1="1.4cm" svg:x2="23.032cm" svg:y2="1.4cm">
          <text:p/>
        </draw:line>
        <draw:line draw:style-name="gr7" draw:text-style-name="P5" draw:layer="layout" svg:x1="23.476cm" svg:y1="2.2cm" svg:x2="23.03cm" svg:y2="2.2cm">
          <text:p/>
        </draw:line>
        <draw:line draw:style-name="gr7" draw:text-style-name="P5" draw:layer="layout" svg:x1="23.921cm" svg:y1="3cm" svg:x2="23.593cm" svg:y2="3cm">
          <text:p/>
        </draw:line>
        <draw:line draw:style-name="gr7" draw:text-style-name="P5" draw:layer="layout" svg:x1="23.474cm" svg:y1="3cm" svg:x2="23.028cm" svg:y2="3cm">
          <text:p/>
        </draw:line>
        <presentation:notes draw:style-name="dp2">
          <draw:page-thumbnail draw:style-name="gr41" draw:layer="layout" svg:width="19.798cm" svg:height="11.136cm" svg:x="0.6cm" svg:y="2.257cm" draw:page-number="2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1" draw:text-style-name="P1" draw:layer="layout" svg:width="8.8cm" svg:height="0.6cm" svg:x="15.7cm" svg:y="11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cm" svg:height="0.6cm" svg:x="15.7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cm" svg:height="0.6cm" svg:x="15.7cm" svg:y="9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7cm" svg:height="0.6cm" svg:x="15.7cm" svg:y="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.365cm" svg:height="0.6cm" svg:x="2.899cm" svg:y="10.0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365cm" svg:height="0.6cm" svg:x="2.899cm" svg:y="11.09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8cm" svg:height="2.4cm" svg:x="15.6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8cm" svg:height="2.4cm" svg:x="17.8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8cm" svg:height="2.4cm" svg:x="21.5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8cm" svg:height="2.4cm" svg:x="23.7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311cm" svg:height="0.311cm" svg:x="15.844cm" svg:y="1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311cm" svg:height="0.311cm" svg:x="16.844cm" svg:y="1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15.842cm" svg:y="2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16.842cm" svg:y="2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15.8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16.8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18.038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19.038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18.036cm" svg:y="2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19.036cm" svg:y="2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8.034cm" svg:y="1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311cm" svg:height="0.311cm" svg:x="19.034cm" svg:y="1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21.734cm" svg:y="2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22.734cm" svg:y="2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21.732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22.732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21.73cm" svg:y="1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311cm" svg:height="0.311cm" svg:x="22.73cm" svg:y="1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23.936cm" svg:y="1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311cm" svg:height="0.311cm" svg:x="24.936cm" svg:y="1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23.934cm" svg:y="2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24.934cm" svg:y="2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23.9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24.9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2.8cm" svg:height="1.8cm" svg:x="2.8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11cm" svg:height="0.311cm" svg:x="3.044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5" draw:layer="layout" svg:x1="4.044cm" svg:y1="2cm" svg:x2="3.355cm" svg:y2="2cm">
          <text:p/>
        </draw:line>
        <draw:custom-shape draw:style-name="gr6" draw:text-style-name="P4" draw:layer="layout" svg:width="0.311cm" svg:height="0.311cm" svg:x="4.044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3.042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5" draw:layer="layout" svg:x1="4.042cm" svg:y1="3cm" svg:x2="3.353cm" svg:y2="3cm">
          <text:p/>
        </draw:line>
        <draw:custom-shape draw:style-name="gr6" draw:text-style-name="P4" draw:layer="layout" svg:width="0.311cm" svg:height="0.311cm" svg:x="4.042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5.044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5" draw:layer="layout" svg:x1="5.042cm" svg:y1="2cm" svg:x2="4.353cm" svg:y2="2cm">
          <text:p/>
        </draw:line>
        <draw:custom-shape draw:style-name="gr6" draw:text-style-name="P4" draw:layer="layout" svg:width="0.311cm" svg:height="0.311cm" svg:x="5.042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5" draw:layer="layout" svg:x1="5.04cm" svg:y1="3cm" svg:x2="4.351cm" svg:y2="3cm">
          <text:p/>
        </draw:line>
        <draw:custom-shape draw:style-name="gr13" draw:text-style-name="P2" draw:layer="layout" svg:width="2.8cm" svg:height="1.8cm" svg:x="5.998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11cm" svg:height="0.311cm" svg:x="6.242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5" draw:layer="layout" svg:x1="6.242cm" svg:y1="2cm" svg:x2="5.914cm" svg:y2="2cm">
          <text:p/>
        </draw:line>
        <draw:line draw:style-name="gr42" draw:text-style-name="P5" draw:layer="layout" svg:x1="7.242cm" svg:y1="2cm" svg:x2="6.553cm" svg:y2="2cm">
          <text:p/>
        </draw:line>
        <draw:custom-shape draw:style-name="gr6" draw:text-style-name="P4" draw:layer="layout" svg:width="0.311cm" svg:height="0.311cm" svg:x="7.242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6.2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5" draw:layer="layout" svg:x1="6.241cm" svg:y1="3cm" svg:x2="5.913cm" svg:y2="3cm">
          <text:p/>
        </draw:line>
        <draw:line draw:style-name="gr42" draw:text-style-name="P5" draw:layer="layout" svg:x1="7.24cm" svg:y1="3cm" svg:x2="6.551cm" svg:y2="3cm">
          <text:p/>
        </draw:line>
        <draw:custom-shape draw:style-name="gr6" draw:text-style-name="P4" draw:layer="layout" svg:width="0.311cm" svg:height="0.311cm" svg:x="7.2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8.242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5" draw:layer="layout" svg:x1="8.24cm" svg:y1="2cm" svg:x2="7.551cm" svg:y2="2cm">
          <text:p/>
        </draw:line>
        <draw:custom-shape draw:style-name="gr6" draw:text-style-name="P4" draw:layer="layout" svg:width="0.311cm" svg:height="0.311cm" svg:x="8.2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5" draw:layer="layout" svg:x1="8.238cm" svg:y1="3cm" svg:x2="7.549cm" svg:y2="3cm">
          <text:p/>
        </draw:line>
        <draw:custom-shape draw:style-name="gr13" draw:text-style-name="P2" draw:layer="layout" svg:width="2.8cm" svg:height="1.8cm" svg:x="9.198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11cm" svg:height="0.311cm" svg:x="9.442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5" draw:layer="layout" svg:x1="10.442cm" svg:y1="2cm" svg:x2="9.753cm" svg:y2="2cm">
          <text:p/>
        </draw:line>
        <draw:custom-shape draw:style-name="gr6" draw:text-style-name="P4" draw:layer="layout" svg:width="0.311cm" svg:height="0.311cm" svg:x="10.442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9.4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5" draw:layer="layout" svg:x1="10.44cm" svg:y1="3cm" svg:x2="9.751cm" svg:y2="3cm">
          <text:p/>
        </draw:line>
        <draw:custom-shape draw:style-name="gr6" draw:text-style-name="P4" draw:layer="layout" svg:width="0.311cm" svg:height="0.311cm" svg:x="10.4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1.442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5" draw:layer="layout" svg:x1="11.44cm" svg:y1="2cm" svg:x2="10.751cm" svg:y2="2cm">
          <text:p/>
        </draw:line>
        <draw:custom-shape draw:style-name="gr6" draw:text-style-name="P4" draw:layer="layout" svg:width="0.311cm" svg:height="0.311cm" svg:x="11.4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5" draw:layer="layout" svg:x1="11.438cm" svg:y1="3cm" svg:x2="10.749cm" svg:y2="3cm">
          <text:p/>
        </draw:line>
        <draw:custom-shape draw:style-name="gr14" draw:text-style-name="P1" draw:layer="layout" svg:width="8.996cm" svg:height="0.6cm" svg:x="2.9cm" svg:y="1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8.996cm" svg:height="0.6cm" svg:x="2.9cm" svg:y="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8cm" svg:height="2.4cm" svg:x="15.598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8cm" svg:height="2.4cm" svg:x="17.798cm" svg:y="9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8cm" svg:height="2.4cm" svg:x="21.498cm" svg:y="9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8cm" svg:height="2.4cm" svg:x="23.698cm" svg:y="9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311cm" svg:height="0.311cm" svg:x="15.842cm" svg:y="9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5.842cm" svg:y1="10cm" svg:x2="15.396cm" svg:y2="10cm">
          <text:p/>
        </draw:line>
        <draw:line draw:style-name="gr7" draw:text-style-name="P5" draw:layer="layout" svg:x1="16.842cm" svg:y1="10cm" svg:x2="16.153cm" svg:y2="10cm">
          <text:p/>
        </draw:line>
        <draw:line draw:style-name="gr8" draw:text-style-name="P5" draw:layer="layout" svg:x1="17.596cm" svg:y1="10cm" svg:x2="17.153cm" svg:y2="10cm">
          <text:p/>
        </draw:line>
        <draw:custom-shape draw:style-name="gr6" draw:text-style-name="P4" draw:layer="layout" svg:width="0.311cm" svg:height="0.311cm" svg:x="16.842cm" svg:y="9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5.84cm" svg:y="10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5.84cm" svg:y1="10.8cm" svg:x2="15.394cm" svg:y2="10.8cm">
          <text:p/>
        </draw:line>
        <draw:line draw:style-name="gr7" draw:text-style-name="P5" draw:layer="layout" svg:x1="16.84cm" svg:y1="10.8cm" svg:x2="16.151cm" svg:y2="10.8cm">
          <text:p/>
        </draw:line>
        <draw:line draw:style-name="gr8" draw:text-style-name="P5" draw:layer="layout" svg:x1="17.594cm" svg:y1="10.8cm" svg:x2="17.151cm" svg:y2="10.8cm">
          <text:p/>
        </draw:line>
        <draw:custom-shape draw:style-name="gr6" draw:text-style-name="P4" draw:layer="layout" svg:width="0.311cm" svg:height="0.311cm" svg:x="16.84cm" svg:y="10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5.838cm" svg:y="11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5.838cm" svg:y1="11.6cm" svg:x2="15.392cm" svg:y2="11.6cm">
          <text:p/>
        </draw:line>
        <draw:line draw:style-name="gr7" draw:text-style-name="P5" draw:layer="layout" svg:x1="16.838cm" svg:y1="11.6cm" svg:x2="16.149cm" svg:y2="11.6cm">
          <text:p/>
        </draw:line>
        <draw:line draw:style-name="gr8" draw:text-style-name="P5" draw:layer="layout" svg:x1="17.592cm" svg:y1="11.6cm" svg:x2="17.149cm" svg:y2="11.6cm">
          <text:p/>
        </draw:line>
        <draw:custom-shape draw:style-name="gr6" draw:text-style-name="P4" draw:layer="layout" svg:width="0.311cm" svg:height="0.311cm" svg:x="16.838cm" svg:y="11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8.036cm" svg:y="11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8.036cm" svg:y1="11.6cm" svg:x2="17.59cm" svg:y2="11.6cm">
          <text:p/>
        </draw:line>
        <draw:line draw:style-name="gr7" draw:text-style-name="P5" draw:layer="layout" svg:x1="19.036cm" svg:y1="11.6cm" svg:x2="18.347cm" svg:y2="11.6cm">
          <text:p/>
        </draw:line>
        <draw:line draw:style-name="gr8" draw:text-style-name="P5" draw:layer="layout" svg:x1="19.79cm" svg:y1="11.6cm" svg:x2="19.347cm" svg:y2="11.6cm">
          <text:p/>
        </draw:line>
        <draw:custom-shape draw:style-name="gr6" draw:text-style-name="P4" draw:layer="layout" svg:width="0.311cm" svg:height="0.311cm" svg:x="19.036cm" svg:y="11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8.034cm" svg:y="10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8.034cm" svg:y1="10.8cm" svg:x2="17.588cm" svg:y2="10.8cm">
          <text:p/>
        </draw:line>
        <draw:line draw:style-name="gr7" draw:text-style-name="P5" draw:layer="layout" svg:x1="19.034cm" svg:y1="10.8cm" svg:x2="18.345cm" svg:y2="10.8cm">
          <text:p/>
        </draw:line>
        <draw:line draw:style-name="gr8" draw:text-style-name="P5" draw:layer="layout" svg:x1="19.788cm" svg:y1="10.8cm" svg:x2="19.345cm" svg:y2="10.8cm">
          <text:p/>
        </draw:line>
        <draw:custom-shape draw:style-name="gr6" draw:text-style-name="P4" draw:layer="layout" svg:width="0.311cm" svg:height="0.311cm" svg:x="19.034cm" svg:y="10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8.032cm" svg:y="9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8.032cm" svg:y1="10cm" svg:x2="17.586cm" svg:y2="10cm">
          <text:p/>
        </draw:line>
        <draw:line draw:style-name="gr7" draw:text-style-name="P5" draw:layer="layout" svg:x1="19.032cm" svg:y1="10cm" svg:x2="18.343cm" svg:y2="10cm">
          <text:p/>
        </draw:line>
        <draw:line draw:style-name="gr8" draw:text-style-name="P5" draw:layer="layout" svg:x1="19.786cm" svg:y1="10cm" svg:x2="19.343cm" svg:y2="10cm">
          <text:p/>
        </draw:line>
        <draw:custom-shape draw:style-name="gr6" draw:text-style-name="P4" draw:layer="layout" svg:width="0.311cm" svg:height="0.311cm" svg:x="19.032cm" svg:y="9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1.738cm" svg:y1="10.8cm" svg:x2="21.292cm" svg:y2="10.8cm">
          <text:p/>
        </draw:line>
        <draw:custom-shape draw:style-name="gr6" draw:text-style-name="P4" draw:layer="layout" svg:width="0.311cm" svg:height="0.311cm" svg:x="21.732cm" svg:y="10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2.732cm" svg:y1="10.8cm" svg:x2="22.043cm" svg:y2="10.8cm">
          <text:p/>
        </draw:line>
        <draw:line draw:style-name="gr8" draw:text-style-name="P5" draw:layer="layout" svg:x1="23.486cm" svg:y1="10.8cm" svg:x2="23.043cm" svg:y2="10.8cm">
          <text:p/>
        </draw:line>
        <draw:custom-shape draw:style-name="gr6" draw:text-style-name="P4" draw:layer="layout" svg:width="0.311cm" svg:height="0.311cm" svg:x="22.732cm" svg:y="10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1.736cm" svg:y1="11.6cm" svg:x2="21.29cm" svg:y2="11.6cm">
          <text:p/>
        </draw:line>
        <draw:custom-shape draw:style-name="gr6" draw:text-style-name="P4" draw:layer="layout" svg:width="0.311cm" svg:height="0.311cm" svg:x="21.73cm" svg:y="11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2.73cm" svg:y1="11.6cm" svg:x2="22.041cm" svg:y2="11.6cm">
          <text:p/>
        </draw:line>
        <draw:line draw:style-name="gr8" draw:text-style-name="P5" draw:layer="layout" svg:x1="23.484cm" svg:y1="11.6cm" svg:x2="23.041cm" svg:y2="11.6cm">
          <text:p/>
        </draw:line>
        <draw:custom-shape draw:style-name="gr6" draw:text-style-name="P4" draw:layer="layout" svg:width="0.311cm" svg:height="0.311cm" svg:x="22.73cm" svg:y="11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1.734cm" svg:y1="10cm" svg:x2="21.288cm" svg:y2="10cm">
          <text:p/>
        </draw:line>
        <draw:custom-shape draw:style-name="gr6" draw:text-style-name="P4" draw:layer="layout" svg:width="0.311cm" svg:height="0.311cm" svg:x="21.728cm" svg:y="9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2.728cm" svg:y1="10cm" svg:x2="22.039cm" svg:y2="10cm">
          <text:p/>
        </draw:line>
        <draw:line draw:style-name="gr8" draw:text-style-name="P5" draw:layer="layout" svg:x1="23.482cm" svg:y1="10cm" svg:x2="23.039cm" svg:y2="10cm">
          <text:p/>
        </draw:line>
        <draw:custom-shape draw:style-name="gr6" draw:text-style-name="P4" draw:layer="layout" svg:width="0.311cm" svg:height="0.311cm" svg:x="22.728cm" svg:y="9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23.934cm" svg:y="9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3.934cm" svg:y1="10cm" svg:x2="23.488cm" svg:y2="10cm">
          <text:p/>
        </draw:line>
        <draw:line draw:style-name="gr7" draw:text-style-name="P5" draw:layer="layout" svg:x1="24.934cm" svg:y1="10cm" svg:x2="24.245cm" svg:y2="10cm">
          <text:p/>
        </draw:line>
        <draw:line draw:style-name="gr7" draw:text-style-name="P5" draw:layer="layout" svg:x1="25.688cm" svg:y1="10cm" svg:x2="25.245cm" svg:y2="10cm">
          <text:p/>
        </draw:line>
        <draw:custom-shape draw:style-name="gr15" draw:text-style-name="P9" draw:layer="layout" svg:width="0.311cm" svg:height="0.311cm" svg:x="24.934cm" svg:y="9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23.932cm" svg:y="10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3.932cm" svg:y1="10.8cm" svg:x2="23.486cm" svg:y2="10.8cm">
          <text:p/>
        </draw:line>
        <draw:line draw:style-name="gr7" draw:text-style-name="P5" draw:layer="layout" svg:x1="24.932cm" svg:y1="10.8cm" svg:x2="24.243cm" svg:y2="10.8cm">
          <text:p/>
        </draw:line>
        <draw:line draw:style-name="gr7" draw:text-style-name="P5" draw:layer="layout" svg:x1="25.686cm" svg:y1="10.8cm" svg:x2="25.243cm" svg:y2="10.8cm">
          <text:p/>
        </draw:line>
        <draw:custom-shape draw:style-name="gr15" draw:text-style-name="P9" draw:layer="layout" svg:width="0.311cm" svg:height="0.311cm" svg:x="24.932cm" svg:y="10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23.938cm" svg:y="11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3.93cm" svg:y1="11.6cm" svg:x2="23.484cm" svg:y2="11.6cm">
          <text:p/>
        </draw:line>
        <draw:line draw:style-name="gr7" draw:text-style-name="P5" draw:layer="layout" svg:x1="24.93cm" svg:y1="11.6cm" svg:x2="24.241cm" svg:y2="11.6cm">
          <text:p/>
        </draw:line>
        <draw:line draw:style-name="gr7" draw:text-style-name="P5" draw:layer="layout" svg:x1="25.684cm" svg:y1="11.6cm" svg:x2="25.241cm" svg:y2="11.6cm">
          <text:p/>
        </draw:line>
        <draw:custom-shape draw:style-name="gr15" draw:text-style-name="P9" draw:layer="layout" svg:width="0.311cm" svg:height="0.311cm" svg:x="24.938cm" svg:y="11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2.8cm" svg:height="1.8cm" svg:x="2.799cm" svg:y="9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11cm" svg:height="0.311cm" svg:x="3.043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3.043cm" svg:y1="10.393cm" svg:x2="2.597cm" svg:y2="10.393cm">
          <text:p/>
        </draw:line>
        <draw:line draw:style-name="gr7" draw:text-style-name="P5" draw:layer="layout" svg:x1="4.043cm" svg:y1="10.393cm" svg:x2="3.354cm" svg:y2="10.393cm">
          <text:p/>
        </draw:line>
        <draw:custom-shape draw:style-name="gr9" draw:text-style-name="P6" draw:layer="layout" svg:width="0.311cm" svg:height="0.311cm" svg:x="4.043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3.041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3.041cm" svg:y1="11.393cm" svg:x2="2.595cm" svg:y2="11.393cm">
          <text:p/>
        </draw:line>
        <draw:line draw:style-name="gr7" draw:text-style-name="P5" draw:layer="layout" svg:x1="4.041cm" svg:y1="11.393cm" svg:x2="3.352cm" svg:y2="11.393cm">
          <text:p/>
        </draw:line>
        <draw:custom-shape draw:style-name="gr9" draw:text-style-name="P6" draw:layer="layout" svg:width="0.311cm" svg:height="0.311cm" svg:x="4.041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311cm" svg:height="0.311cm" svg:x="5.043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5.041cm" svg:y1="10.393cm" svg:x2="4.352cm" svg:y2="10.393cm">
          <text:p/>
        </draw:line>
        <draw:line draw:style-name="gr8" draw:text-style-name="P5" draw:layer="layout" svg:x1="5.802cm" svg:y1="10.393cm" svg:x2="5.356cm" svg:y2="10.393cm">
          <text:p/>
        </draw:line>
        <draw:custom-shape draw:style-name="gr9" draw:text-style-name="P6" draw:layer="layout" svg:width="0.311cm" svg:height="0.311cm" svg:x="5.041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5.039cm" svg:y1="11.393cm" svg:x2="4.35cm" svg:y2="11.393cm">
          <text:p/>
        </draw:line>
        <draw:line draw:style-name="gr8" draw:text-style-name="P5" draw:layer="layout" svg:x1="5.8cm" svg:y1="11.393cm" svg:x2="5.354cm" svg:y2="11.393cm">
          <text:p/>
        </draw:line>
        <draw:custom-shape draw:style-name="gr13" draw:text-style-name="P2" draw:layer="layout" svg:width="2.8cm" svg:height="1.8cm" svg:x="5.997cm" svg:y="9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11cm" svg:height="0.311cm" svg:x="6.241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6.241cm" svg:y1="10.393cm" svg:x2="5.795cm" svg:y2="10.393cm">
          <text:p/>
        </draw:line>
        <draw:line draw:style-name="gr7" draw:text-style-name="P5" draw:layer="layout" svg:x1="7.241cm" svg:y1="10.393cm" svg:x2="6.552cm" svg:y2="10.393cm">
          <text:p/>
        </draw:line>
        <draw:custom-shape draw:style-name="gr9" draw:text-style-name="P6" draw:layer="layout" svg:width="0.311cm" svg:height="0.311cm" svg:x="7.241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6.239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6.239cm" svg:y1="11.393cm" svg:x2="5.793cm" svg:y2="11.393cm">
          <text:p/>
        </draw:line>
        <draw:line draw:style-name="gr7" draw:text-style-name="P5" draw:layer="layout" svg:x1="7.239cm" svg:y1="11.393cm" svg:x2="6.55cm" svg:y2="11.393cm">
          <text:p/>
        </draw:line>
        <draw:custom-shape draw:style-name="gr9" draw:text-style-name="P6" draw:layer="layout" svg:width="0.311cm" svg:height="0.311cm" svg:x="7.239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311cm" svg:height="0.311cm" svg:x="8.241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8.239cm" svg:y1="10.393cm" svg:x2="7.55cm" svg:y2="10.393cm">
          <text:p/>
        </draw:line>
        <draw:line draw:style-name="gr8" draw:text-style-name="P5" draw:layer="layout" svg:x1="9cm" svg:y1="10.393cm" svg:x2="8.554cm" svg:y2="10.393cm">
          <text:p/>
        </draw:line>
        <draw:custom-shape draw:style-name="gr9" draw:text-style-name="P6" draw:layer="layout" svg:width="0.311cm" svg:height="0.311cm" svg:x="8.239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8.237cm" svg:y1="11.393cm" svg:x2="7.548cm" svg:y2="11.393cm">
          <text:p/>
        </draw:line>
        <draw:line draw:style-name="gr8" draw:text-style-name="P5" draw:layer="layout" svg:x1="8.998cm" svg:y1="11.393cm" svg:x2="8.552cm" svg:y2="11.393cm">
          <text:p/>
        </draw:line>
        <draw:custom-shape draw:style-name="gr13" draw:text-style-name="P2" draw:layer="layout" svg:width="2.8cm" svg:height="1.8cm" svg:x="10.597cm" svg:y="9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11cm" svg:height="0.311cm" svg:x="10.841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0.841cm" svg:y1="10.393cm" svg:x2="10.395cm" svg:y2="10.393cm">
          <text:p/>
        </draw:line>
        <draw:line draw:style-name="gr7" draw:text-style-name="P5" draw:layer="layout" svg:x1="11.841cm" svg:y1="10.393cm" svg:x2="11.152cm" svg:y2="10.393cm">
          <text:p/>
        </draw:line>
        <draw:custom-shape draw:style-name="gr9" draw:text-style-name="P6" draw:layer="layout" svg:width="0.311cm" svg:height="0.311cm" svg:x="11.841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0.839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0.839cm" svg:y1="11.393cm" svg:x2="10.393cm" svg:y2="11.393cm">
          <text:p/>
        </draw:line>
        <draw:line draw:style-name="gr7" draw:text-style-name="P5" draw:layer="layout" svg:x1="11.839cm" svg:y1="11.393cm" svg:x2="11.15cm" svg:y2="11.393cm">
          <text:p/>
        </draw:line>
        <draw:custom-shape draw:style-name="gr9" draw:text-style-name="P6" draw:layer="layout" svg:width="0.311cm" svg:height="0.311cm" svg:x="11.839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311cm" svg:height="0.311cm" svg:x="12.841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2.839cm" svg:y1="10.393cm" svg:x2="12.15cm" svg:y2="10.393cm">
          <text:p/>
        </draw:line>
        <draw:line draw:style-name="gr7" draw:text-style-name="P5" draw:layer="layout" svg:x1="13.6cm" svg:y1="10.393cm" svg:x2="13.154cm" svg:y2="10.393cm">
          <text:p/>
        </draw:line>
        <draw:custom-shape draw:style-name="gr9" draw:text-style-name="P6" draw:layer="layout" svg:width="0.311cm" svg:height="0.311cm" svg:x="12.839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2.837cm" svg:y1="11.393cm" svg:x2="12.148cm" svg:y2="11.393cm">
          <text:p/>
        </draw:line>
        <draw:line draw:style-name="gr7" draw:text-style-name="P5" draw:layer="layout" svg:x1="13.598cm" svg:y1="11.393cm" svg:x2="13.152cm" svg:y2="11.393cm">
          <text:p/>
        </draw:line>
        <draw:custom-shape draw:style-name="gr6" draw:text-style-name="P4" draw:layer="layout" svg:width="0.043cm" svg:height="0.043cm" svg:x="20.84cm" svg:y="9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64cm" svg:y="9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44cm" svg:y="9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84cm" svg:y="10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64cm" svg:y="10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44cm" svg:y="10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84cm" svg:y="11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64cm" svg:y="11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44cm" svg:y="11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9.841cm" svg:y="10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9.641cm" svg:y="10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9.441cm" svg:y="10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9.841cm" svg:y="11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9.641cm" svg:y="11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9.441cm" svg:y="11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0" draw:layer="layout" svg:width="5.345cm" svg:height="0.958cm" svg:x="5.1cm" svg:y="-1.2cm">
          <draw:text-box>
            <text:p><text:span text:style-name="T1">Batch 2, DW 3x3</text:span></text:p>
          </draw:text-box>
        </draw:frame>
        <draw:frame draw:style-name="gr17" draw:text-style-name="P10" draw:layer="layout" svg:width="4.795cm" svg:height="0.958cm" svg:x="17.201cm" svg:y="-1.099cm">
          <draw:text-box>
            <text:p><text:span text:style-name="T1">PW, 3 Kernels </text:span></text:p>
          </draw:text-box>
        </draw:frame>
        <draw:frame draw:style-name="gr18" draw:text-style-name="P11" draw:layer="layout" svg:width="1.921cm" svg:height="0.725cm" svg:x="-0.9cm" svg:y="1.5cm">
          <draw:text-box>
            <text:p><text:span text:style-name="T2">1</text:span><text:span text:style-name="T3">st</text:span><text:span text:style-name="T2"> Batch</text:span></text:p>
          </draw:text-box>
        </draw:frame>
        <draw:frame draw:style-name="gr19" draw:text-style-name="P11" draw:layer="layout" svg:width="1.912cm" svg:height="0.725cm" svg:x="-0.9cm" svg:y="2.5cm">
          <draw:text-box>
            <text:p><text:span text:style-name="T2">2</text:span><text:span text:style-name="T3">nd </text:span><text:span text:style-name="T2">Batch</text:span></text:p>
          </draw:text-box>
        </draw:frame>
        <draw:line draw:style-name="gr20" draw:text-style-name="P5" draw:layer="layout" svg:x1="13.397cm" svg:y1="9.693cm" svg:x2="2.801cm" svg:y2="9.693cm">
          <text:p/>
        </draw:line>
        <draw:line draw:style-name="gr20" draw:text-style-name="P5" draw:layer="layout" svg:x1="25.498cm" svg:y1="9.3cm" svg:x2="15.598cm" svg:y2="9.3cm">
          <text:p/>
        </draw:line>
        <draw:line draw:style-name="gr20" draw:text-style-name="P5" draw:layer="layout" svg:x1="25.5cm" svg:y1="0.7cm" svg:x2="15.6cm" svg:y2="0.7cm">
          <text:p/>
        </draw:line>
        <draw:frame draw:style-name="gr21" draw:text-style-name="P12" draw:layer="layout" svg:width="2.072cm" svg:height="0.81cm" svg:x="26.1cm" svg:y="0.9cm">
          <draw:text-box>
            <text:p><text:span text:style-name="T4">1</text:span><text:span text:style-name="T5">st </text:span><text:span text:style-name="T4">Batch</text:span></text:p>
          </draw:text-box>
        </draw:frame>
        <draw:custom-shape draw:style-name="gr13" draw:text-style-name="P2" draw:layer="layout" svg:width="2.8cm" svg:height="1.8cm" svg:x="2.796cm" svg:y="13.3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11cm" svg:height="0.311cm" svg:x="3.04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3.04cm" svg:y1="13.708cm" svg:x2="2.594cm" svg:y2="13.708cm">
          <text:p/>
        </draw:line>
        <draw:line draw:style-name="gr7" draw:text-style-name="P5" draw:layer="layout" svg:x1="4.04cm" svg:y1="13.708cm" svg:x2="3.351cm" svg:y2="13.708cm">
          <text:p/>
        </draw:line>
        <draw:custom-shape draw:style-name="gr6" draw:text-style-name="P4" draw:layer="layout" svg:width="0.311cm" svg:height="0.311cm" svg:x="4.04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3.038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3.038cm" svg:y1="14.708cm" svg:x2="2.592cm" svg:y2="14.708cm">
          <text:p/>
        </draw:line>
        <draw:line draw:style-name="gr7" draw:text-style-name="P5" draw:layer="layout" svg:x1="4.038cm" svg:y1="14.708cm" svg:x2="3.349cm" svg:y2="14.708cm">
          <text:p/>
        </draw:line>
        <draw:custom-shape draw:style-name="gr6" draw:text-style-name="P4" draw:layer="layout" svg:width="0.311cm" svg:height="0.311cm" svg:x="4.038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5.04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5.038cm" svg:y1="13.708cm" svg:x2="4.349cm" svg:y2="13.708cm">
          <text:p/>
        </draw:line>
        <draw:line draw:style-name="gr8" draw:text-style-name="P5" draw:layer="layout" svg:x1="5.799cm" svg:y1="13.708cm" svg:x2="5.353cm" svg:y2="13.708cm">
          <text:p/>
        </draw:line>
        <draw:custom-shape draw:style-name="gr6" draw:text-style-name="P4" draw:layer="layout" svg:width="0.311cm" svg:height="0.311cm" svg:x="5.038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5.036cm" svg:y1="14.708cm" svg:x2="4.347cm" svg:y2="14.708cm">
          <text:p/>
        </draw:line>
        <draw:line draw:style-name="gr8" draw:text-style-name="P5" draw:layer="layout" svg:x1="5.797cm" svg:y1="14.708cm" svg:x2="5.351cm" svg:y2="14.708cm">
          <text:p/>
        </draw:line>
        <draw:custom-shape draw:style-name="gr13" draw:text-style-name="P2" draw:layer="layout" svg:width="2.8cm" svg:height="1.8cm" svg:x="5.994cm" svg:y="13.3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11cm" svg:height="0.311cm" svg:x="6.238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6.238cm" svg:y1="13.708cm" svg:x2="5.792cm" svg:y2="13.708cm">
          <text:p/>
        </draw:line>
        <draw:line draw:style-name="gr7" draw:text-style-name="P5" draw:layer="layout" svg:x1="7.238cm" svg:y1="13.708cm" svg:x2="6.549cm" svg:y2="13.708cm">
          <text:p/>
        </draw:line>
        <draw:custom-shape draw:style-name="gr6" draw:text-style-name="P4" draw:layer="layout" svg:width="0.311cm" svg:height="0.311cm" svg:x="7.238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6.236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6.236cm" svg:y1="14.708cm" svg:x2="5.79cm" svg:y2="14.708cm">
          <text:p/>
        </draw:line>
        <draw:line draw:style-name="gr7" draw:text-style-name="P5" draw:layer="layout" svg:x1="7.236cm" svg:y1="14.708cm" svg:x2="6.547cm" svg:y2="14.708cm">
          <text:p/>
        </draw:line>
        <draw:custom-shape draw:style-name="gr6" draw:text-style-name="P4" draw:layer="layout" svg:width="0.311cm" svg:height="0.311cm" svg:x="7.236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8.238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8.236cm" svg:y1="13.708cm" svg:x2="7.547cm" svg:y2="13.708cm">
          <text:p/>
        </draw:line>
        <draw:line draw:style-name="gr7" draw:text-style-name="P5" draw:layer="layout" svg:x1="8.997cm" svg:y1="13.708cm" svg:x2="8.551cm" svg:y2="13.708cm">
          <text:p/>
        </draw:line>
        <draw:custom-shape draw:style-name="gr6" draw:text-style-name="P4" draw:layer="layout" svg:width="0.311cm" svg:height="0.311cm" svg:x="8.236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8.234cm" svg:y1="14.708cm" svg:x2="7.545cm" svg:y2="14.708cm">
          <text:p/>
        </draw:line>
        <draw:line draw:style-name="gr7" draw:text-style-name="P5" draw:layer="layout" svg:x1="8.995cm" svg:y1="14.708cm" svg:x2="8.549cm" svg:y2="14.708cm">
          <text:p/>
        </draw:line>
        <draw:custom-shape draw:style-name="gr13" draw:text-style-name="P2" draw:layer="layout" svg:width="2.8cm" svg:height="1.8cm" svg:x="10.594cm" svg:y="13.3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11cm" svg:height="0.311cm" svg:x="10.838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0.838cm" svg:y1="13.708cm" svg:x2="10.392cm" svg:y2="13.708cm">
          <text:p/>
        </draw:line>
        <draw:line draw:style-name="gr7" draw:text-style-name="P5" draw:layer="layout" svg:x1="11.838cm" svg:y1="13.708cm" svg:x2="11.149cm" svg:y2="13.708cm">
          <text:p/>
        </draw:line>
        <draw:custom-shape draw:style-name="gr15" draw:text-style-name="P9" draw:layer="layout" svg:width="0.311cm" svg:height="0.311cm" svg:x="11.838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0.836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0.836cm" svg:y1="14.708cm" svg:x2="10.39cm" svg:y2="14.708cm">
          <text:p/>
        </draw:line>
        <draw:line draw:style-name="gr7" draw:text-style-name="P5" draw:layer="layout" svg:x1="11.836cm" svg:y1="14.708cm" svg:x2="11.147cm" svg:y2="14.708cm">
          <text:p/>
        </draw:line>
        <draw:custom-shape draw:style-name="gr15" draw:text-style-name="P9" draw:layer="layout" svg:width="0.311cm" svg:height="0.311cm" svg:x="11.836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311cm" svg:height="0.311cm" svg:x="12.838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2.836cm" svg:y1="13.708cm" svg:x2="12.147cm" svg:y2="13.708cm">
          <text:p/>
        </draw:line>
        <draw:line draw:style-name="gr7" draw:text-style-name="P5" draw:layer="layout" svg:x1="13.597cm" svg:y1="13.708cm" svg:x2="13.151cm" svg:y2="13.708cm">
          <text:p/>
        </draw:line>
        <draw:custom-shape draw:style-name="gr15" draw:text-style-name="P9" draw:layer="layout" svg:width="0.311cm" svg:height="0.311cm" svg:x="12.836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2.834cm" svg:y1="14.708cm" svg:x2="12.145cm" svg:y2="14.708cm">
          <text:p/>
        </draw:line>
        <draw:line draw:style-name="gr7" draw:text-style-name="P5" draw:layer="layout" svg:x1="13.595cm" svg:y1="14.708cm" svg:x2="13.149cm" svg:y2="14.708cm">
          <text:p/>
        </draw:line>
        <draw:custom-shape draw:style-name="gr6" draw:text-style-name="P4" draw:layer="layout" svg:width="0.043cm" svg:height="0.043cm" svg:x="9.838cm" svg:y="13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9.638cm" svg:y="13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9.438cm" svg:y="13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9.838cm" svg:y="14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9.638cm" svg:y="14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9.438cm" svg:y="14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8.504cm" svg:height="0.6cm" svg:x="2.896cm" svg:y="13.408cm">
          <text:p/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13.394cm" svg:y1="13.008cm" svg:x2="2.798cm" svg:y2="13.008cm">
          <text:p/>
        </draw:line>
        <draw:custom-shape draw:style-name="gr23" draw:text-style-name="P13" draw:layer="layout" svg:width="1.898cm" svg:height="0.6cm" svg:x="11.4cm" svg:y="13.408cm">
          <text:p/>
          <draw:enhanced-geometry svg:viewBox="0 0 21600 21600" draw:type="rectangle" draw:enhanced-path="M 0 0 L 21600 0 21600 21600 0 21600 0 0 Z N"/>
        </draw:custom-shape>
        <draw:line draw:style-name="gr24" draw:text-style-name="P14" draw:layer="layout" svg:x1="12.344cm" svg:y1="14.008cm" svg:x2="12.344cm" svg:y2="13.4cm">
          <text:p/>
        </draw:line>
        <draw:custom-shape draw:style-name="gr22" draw:text-style-name="P1" draw:layer="layout" svg:width="8.504cm" svg:height="0.6cm" svg:x="2.896cm" svg:y="14.40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1.898cm" svg:height="0.6cm" svg:x="11.4cm" svg:y="14.408cm">
          <text:p/>
          <draw:enhanced-geometry svg:viewBox="0 0 21600 21600" draw:type="rectangle" draw:enhanced-path="M 0 0 L 21600 0 21600 21600 0 21600 0 0 Z N"/>
        </draw:custom-shape>
        <draw:line draw:style-name="gr24" draw:text-style-name="P14" draw:layer="layout" svg:x1="12.344cm" svg:y1="15.008cm" svg:x2="12.344cm" svg:y2="14.4cm">
          <text:p/>
        </draw:line>
        <draw:frame draw:style-name="gr25" draw:text-style-name="P15" draw:layer="layout" svg:width="2.344cm" svg:height="0.81cm" svg:x="25.801cm" svg:y="9.5cm">
          <draw:text-box>
            <text:p><text:span text:style-name="T6">1</text:span><text:span text:style-name="T7">st</text:span><text:span text:style-name="T6"> Kernel</text:span></text:p>
          </draw:text-box>
        </draw:frame>
        <draw:frame draw:style-name="gr26" draw:text-style-name="P15" draw:layer="layout" svg:width="2.335cm" svg:height="0.81cm" svg:x="25.802cm" svg:y="10.3cm">
          <draw:text-box>
            <text:p><text:span text:style-name="T6">2</text:span><text:span text:style-name="T7">nd </text:span><text:span text:style-name="T6">Kernel</text:span></text:p>
          </draw:text-box>
        </draw:frame>
        <draw:frame draw:style-name="gr27" draw:text-style-name="P15" draw:layer="layout" svg:width="2.386cm" svg:height="0.81cm" svg:x="25.803cm" svg:y="11.1cm">
          <draw:text-box>
            <text:p><text:span text:style-name="T6">3</text:span><text:span text:style-name="T7">rd</text:span><text:span text:style-name="T6"> Kernel</text:span></text:p>
          </draw:text-box>
        </draw:frame>
        <draw:custom-shape draw:style-name="gr28" draw:text-style-name="P13" draw:layer="layout" svg:width="0.898cm" svg:height="0.6cm" svg:x="24.5cm" svg:y="11.3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0.898cm" svg:height="0.6cm" svg:x="24.5cm" svg:y="10.5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0.898cm" svg:height="0.6cm" svg:x="24.5cm" svg:y="9.708cm">
          <text:p/>
          <draw:enhanced-geometry svg:viewBox="0 0 21600 21600" draw:type="rectangle" draw:enhanced-path="M 0 0 L 21600 0 21600 21600 0 21600 0 0 Z N"/>
        </draw:custom-shape>
        <draw:frame draw:style-name="gr18" draw:text-style-name="P16" draw:layer="layout" svg:width="1.921cm" svg:height="0.725cm" svg:x="-0.698cm" svg:y="9.893cm">
          <draw:text-box>
            <text:p><text:span text:style-name="T8">1</text:span><text:span text:style-name="T9">st</text:span><text:span text:style-name="T8"> Batch</text:span></text:p>
          </draw:text-box>
        </draw:frame>
        <draw:frame draw:style-name="gr29" draw:text-style-name="P16" draw:layer="layout" svg:width="1.997cm" svg:height="0.725cm" svg:x="-0.798cm" svg:y="10.893cm">
          <draw:text-box>
            <text:p><text:span text:style-name="T8">2</text:span><text:span text:style-name="T9">nd</text:span><text:span text:style-name="T8"> Batch</text:span></text:p>
          </draw:text-box>
        </draw:frame>
        <draw:frame draw:style-name="gr18" draw:text-style-name="P16" draw:layer="layout" svg:width="1.921cm" svg:height="0.725cm" svg:x="-0.698cm" svg:y="13.2cm">
          <draw:text-box>
            <text:p><text:span text:style-name="T8">1</text:span><text:span text:style-name="T9">st</text:span><text:span text:style-name="T8"> Batch</text:span></text:p>
          </draw:text-box>
        </draw:frame>
        <draw:frame draw:style-name="gr29" draw:text-style-name="P16" draw:layer="layout" svg:width="1.997cm" svg:height="0.725cm" svg:x="-0.798cm" svg:y="14.2cm">
          <draw:text-box>
            <text:p><text:span text:style-name="T8">2</text:span><text:span text:style-name="T9">nd</text:span><text:span text:style-name="T8"> Batch</text:span></text:p>
          </draw:text-box>
        </draw:frame>
        <draw:frame draw:style-name="gr30" draw:text-style-name="P17" draw:layer="layout" svg:width="1.207cm" svg:height="0.475cm" svg:x="20.186cm" svg:y="8.801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0" draw:text-style-name="P17" draw:layer="layout" svg:width="1.686cm" svg:height="0.53cm" svg:x="7.388cm" svg:y="9.095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0" draw:text-style-name="P18" draw:layer="layout" svg:width="0.424cm" svg:height="0.47cm" svg:x="20.491cm" svg:y="0.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line draw:style-name="gr31" draw:text-style-name="P19" draw:layer="layout" svg:x1="0cm" svg:y1="0.1cm" svg:x2="28cm" svg:y2="0.1cm">
          <text:p/>
        </draw:line>
        <draw:frame draw:style-name="gr32" draw:text-style-name="P11" draw:layer="layout" svg:width="2.936cm" svg:height="0.683cm" svg:x="-2.206cm" svg:y="9cm">
          <draw:text-box>
            <text:p><text:span text:style-name="T10">1×1</text:span><text:span text:style-name="T11">×C</text:span><text:span text:style-name="T12"> kernel</text:span></text:p>
          </draw:text-box>
        </draw:frame>
        <draw:line draw:style-name="gr33" draw:text-style-name="P5" draw:layer="layout" svg:x1="9.793cm" svg:y1="0.908cm" svg:x2="8.929cm" svg:y2="1.715cm">
          <text:p/>
        </draw:line>
        <draw:line draw:style-name="gr33" draw:text-style-name="P5" draw:layer="layout" svg:x1="10.394cm" svg:y1="9.301cm" svg:x2="9.53cm" svg:y2="10.108cm">
          <text:p/>
        </draw:line>
        <draw:custom-shape draw:style-name="gr9" draw:text-style-name="P6" draw:layer="layout" svg:width="0.311cm" svg:height="0.311cm" svg:x="14.815cm" svg:y="14.1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0" draw:layer="layout" svg:width="8.012cm" svg:height="0.839cm" svg:x="15.276cm" svg:y="13.997cm">
          <draw:text-box>
            <text:p><text:span text:style-name="T13">Unused or multiply-by-zero MAC</text:span></text:p>
          </draw:text-box>
        </draw:frame>
        <draw:frame draw:style-name="gr35" draw:text-style-name="P20" draw:layer="layout" svg:width="10.124cm" svg:height="0.839cm" svg:x="15.276cm" svg:y="14.598cm">
          <draw:text-box>
            <text:p><text:span text:style-name="T13">Used or Unused MAC - benchmark driven</text:span></text:p>
          </draw:text-box>
        </draw:frame>
        <draw:custom-shape draw:style-name="gr36" draw:text-style-name="P21" draw:layer="layout" svg:width="0.311cm" svg:height="0.311cm" svg:x="14.819cm" svg:y="14.7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0" draw:layer="layout" svg:width="3cm" svg:height="0.839cm" svg:x="15.276cm" svg:y="13.4cm">
          <draw:text-box>
            <text:p><text:span text:style-name="T13">Used MAC</text:span></text:p>
          </draw:text-box>
        </draw:frame>
        <draw:custom-shape draw:style-name="gr38" draw:text-style-name="P22" draw:layer="layout" svg:width="0.311cm" svg:height="0.311cm" svg:x="14.819cm" svg:y="13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9" draw:layer="layout" svg:x1="0cm" svg:y1="8.6cm" svg:x2="28cm" svg:y2="8.6cm">
          <text:p/>
        </draw:line>
        <draw:line draw:style-name="gr31" draw:text-style-name="P19" draw:layer="layout" svg:x1="0cm" svg:y1="12.2cm" svg:x2="28cm" svg:y2="12.2cm">
          <text:p/>
        </draw:line>
        <draw:line draw:style-name="gr31" draw:text-style-name="P19" draw:layer="layout" svg:x1="0cm" svg:y1="15.4cm" svg:x2="28cm" svg:y2="15.4cm">
          <text:p/>
        </draw:line>
        <draw:line draw:style-name="gr31" draw:text-style-name="P19" draw:layer="layout" svg:x1="1.2cm" svg:y1="0.1cm" svg:x2="1.2cm" svg:y2="15.4cm">
          <text:p/>
        </draw:line>
        <draw:line draw:style-name="gr31" draw:text-style-name="P19" draw:layer="layout" svg:x1="13.9cm" svg:y1="8.6cm" svg:x2="13.9cm" svg:y2="15.4cm">
          <text:p/>
        </draw:line>
        <draw:line draw:style-name="gr31" draw:text-style-name="P19" draw:layer="layout" svg:x1="25.9cm" svg:y1="0.1cm" svg:x2="25.9cm" svg:y2="15.4cm">
          <text:p/>
        </draw:line>
        <draw:line draw:style-name="gr7" draw:text-style-name="P5" draw:layer="layout" svg:x1="20.236cm" svg:y1="10.8cm" svg:x2="19.79cm" svg:y2="10.8cm">
          <text:p/>
        </draw:line>
        <draw:line draw:style-name="gr7" draw:text-style-name="P5" draw:layer="layout" svg:x1="20.234cm" svg:y1="11.6cm" svg:x2="19.788cm" svg:y2="11.6cm">
          <text:p/>
        </draw:line>
        <draw:line draw:style-name="gr7" draw:text-style-name="P5" draw:layer="layout" svg:x1="20.232cm" svg:y1="10cm" svg:x2="19.786cm" svg:y2="10cm">
          <text:p/>
        </draw:line>
        <draw:line draw:style-name="gr20" draw:text-style-name="P5" draw:layer="layout" svg:x1="5.6cm" svg:y1="1.393cm" svg:x2="2.801cm" svg:y2="1.393cm">
          <text:p/>
        </draw:line>
        <draw:frame draw:style-name="gr30" draw:text-style-name="P17" draw:layer="layout" svg:width="1.135cm" svg:height="0.588cm" svg:x="3.889cm" svg:y="0.695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line draw:style-name="gr20" draw:text-style-name="P5" draw:layer="layout" svg:x1="2.401cm" svg:y1="1.6cm" svg:x2="2.401cm" svg:y2="3.392cm">
          <text:p/>
        </draw:line>
        <draw:frame draw:style-name="gr30" draw:text-style-name="P17" draw:layer="layout" svg:width="1.119cm" svg:height="0.528cm" svg:x="1.289cm" svg:y="2.195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line draw:style-name="gr20" draw:text-style-name="P5" draw:layer="layout" svg:x1="5.601cm" svg:y1="9.794cm" svg:x2="2.802cm" svg:y2="9.794cm">
          <text:p/>
        </draw:line>
        <draw:frame draw:style-name="gr30" draw:text-style-name="P17" draw:layer="layout" svg:width="1.135cm" svg:height="0.588cm" svg:x="3.89cm" svg:y="9.09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line draw:style-name="gr20" draw:text-style-name="P5" draw:layer="layout" svg:x1="2.402cm" svg:y1="10.001cm" svg:x2="2.402cm" svg:y2="11.793cm">
          <text:p/>
        </draw:line>
        <draw:frame draw:style-name="gr30" draw:text-style-name="P17" draw:layer="layout" svg:width="1.119cm" svg:height="0.528cm" svg:x="1.29cm" svg:y="10.596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30" draw:text-style-name="P17" draw:layer="layout" svg:width="2.828cm" svg:height="0.53cm" svg:x="10.388cm" svg:y="9.095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30" draw:text-style-name="P17" draw:layer="layout" svg:width="2.392cm" svg:height="0.53cm" svg:x="6.988cm" svg:y="12.495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line draw:style-name="gr20" draw:text-style-name="P5" draw:layer="layout" svg:x1="5.602cm" svg:y1="13.095cm" svg:x2="2.803cm" svg:y2="13.095cm">
          <text:p/>
        </draw:line>
        <draw:frame draw:style-name="gr30" draw:text-style-name="P17" draw:layer="layout" svg:width="1.136cm" svg:height="0.532cm" svg:x="3.891cm" svg:y="12.397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line draw:style-name="gr20" draw:text-style-name="P5" draw:layer="layout" svg:x1="2.403cm" svg:y1="13.302cm" svg:x2="2.403cm" svg:y2="15.094cm">
          <text:p/>
        </draw:line>
        <draw:frame draw:style-name="gr30" draw:text-style-name="P17" draw:layer="layout" svg:width="1.119cm" svg:height="0.528cm" svg:x="1.291cm" svg:y="13.897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line draw:style-name="gr33" draw:text-style-name="P5" draw:layer="layout" svg:x1="10.387cm" svg:y1="12.609cm" svg:x2="9.523cm" svg:y2="13.416cm">
          <text:p/>
        </draw:line>
        <draw:frame draw:style-name="gr30" draw:text-style-name="P17" draw:layer="layout" svg:width="2.828cm" svg:height="0.53cm" svg:x="10.381cm" svg:y="12.40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30" draw:text-style-name="P17" draw:layer="layout" svg:width="2.131cm" svg:height="0.47cm" svg:x="9.788cm" svg:y="0.695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line draw:style-name="gr20" draw:text-style-name="P5" draw:layer="layout" svg:x1="17.401cm" svg:y1="0.794cm" svg:x2="15.6cm" svg:y2="0.794cm">
          <text:p/>
        </draw:line>
        <draw:frame draw:style-name="gr30" draw:text-style-name="P17" draw:layer="layout" svg:width="1.136cm" svg:height="0.528cm" svg:x="15.99cm" svg:y="0.196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line draw:style-name="gr20" draw:text-style-name="P5" draw:layer="layout" svg:x1="15.202cm" svg:y1="1.001cm" svg:x2="15.202cm" svg:y2="3.4cm">
          <text:p/>
        </draw:line>
        <draw:frame draw:style-name="gr30" draw:text-style-name="P17" draw:layer="layout" svg:width="1.178cm" svg:height="0.528cm" svg:x="14.09cm" svg:y="1.921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line draw:style-name="gr20" draw:text-style-name="P5" draw:layer="layout" svg:x1="17.402cm" svg:y1="9.394cm" svg:x2="15.601cm" svg:y2="9.394cm">
          <text:p/>
        </draw:line>
        <draw:frame draw:style-name="gr30" draw:text-style-name="P17" draw:layer="layout" svg:width="1.136cm" svg:height="0.528cm" svg:x="15.991cm" svg:y="8.796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line draw:style-name="gr20" draw:text-style-name="P5" draw:layer="layout" svg:x1="15.203cm" svg:y1="9.601cm" svg:x2="15.203cm" svg:y2="12cm">
          <text:p/>
        </draw:line>
        <draw:frame draw:style-name="gr30" draw:text-style-name="P17" draw:layer="layout" svg:width="1.178cm" svg:height="0.528cm" svg:x="14.091cm" svg:y="10.521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line draw:style-name="gr31" draw:text-style-name="P19" draw:layer="layout" svg:x1="0cm" svg:y1="3.6cm" svg:x2="28cm" svg:y2="3.6cm">
          <text:p/>
        </draw:line>
        <draw:line draw:style-name="gr31" draw:text-style-name="P19" draw:layer="layout" svg:x1="13.9cm" svg:y1="0.1cm" svg:x2="13.9cm" svg:y2="3.6cm">
          <text:p/>
        </draw:line>
        <draw:custom-shape draw:style-name="gr39" draw:text-style-name="P1" draw:layer="layout" svg:width="12.566cm" svg:height="0.6cm" svg:x="2.899cm" svg:y="4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8cm" svg:height="2.4cm" svg:x="2.799cm" svg:y="4.6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8cm" svg:height="2.4cm" svg:x="4.999cm" svg:y="4.6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8cm" svg:height="2.4cm" svg:x="7.199cm" svg:y="4.6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8cm" svg:height="2.4cm" svg:x="9.399cm" svg:y="4.6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311cm" svg:height="0.311cm" svg:x="3.043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311cm" svg:height="0.311cm" svg:x="4.043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3.041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4.041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3.039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4.039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5.237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6.237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5.235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6.235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5.233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311cm" svg:height="0.311cm" svg:x="6.233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7.433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8.433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7.431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8.431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7.429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311cm" svg:height="0.311cm" svg:x="8.429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9.635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311cm" svg:height="0.311cm" svg:x="10.635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9.633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10.633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9.639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10.639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5" draw:layer="layout" svg:x1="4.6cm" svg:y1="4.401cm" svg:x2="2.799cm" svg:y2="4.401cm">
          <text:p/>
        </draw:line>
        <draw:line draw:style-name="gr20" draw:text-style-name="P5" draw:layer="layout" svg:x1="2.401cm" svg:y1="4.608cm" svg:x2="2.401cm" svg:y2="7.007cm">
          <text:p/>
        </draw:line>
        <draw:custom-shape draw:style-name="gr5" draw:text-style-name="P3" draw:layer="layout" svg:width="1.8cm" svg:height="2.4cm" svg:x="11.585cm" svg:y="4.6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8cm" svg:height="2.4cm" svg:x="13.785cm" svg:y="4.6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311cm" svg:height="0.311cm" svg:x="11.819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2.819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1.817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2.817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1.815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draw:layer="layout" svg:width="0.311cm" svg:height="0.311cm" svg:x="12.815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4.021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311cm" svg:height="0.311cm" svg:x="15.021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4.019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15.019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4.025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15.025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7" draw:layer="layout" svg:width="1.119cm" svg:height="0.528cm" svg:x="1.29cm" svg:y="5.521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custom-shape draw:style-name="gr9" draw:text-style-name="P6" draw:layer="layout" svg:width="0.311cm" svg:height="0.311cm" svg:x="16.415cm" svg:y="5.9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0" draw:layer="layout" svg:width="8.012cm" svg:height="0.839cm" svg:x="16.876cm" svg:y="5.798cm">
          <draw:text-box>
            <text:p><text:span text:style-name="T13">Unused or multiply-by-zero MAC</text:span></text:p>
          </draw:text-box>
        </draw:frame>
        <draw:frame draw:style-name="gr35" draw:text-style-name="P20" draw:layer="layout" svg:width="10.124cm" svg:height="0.839cm" svg:x="16.876cm" svg:y="6.399cm">
          <draw:text-box>
            <text:p><text:span text:style-name="T13">Used or Unused MAC - benchmark driven</text:span></text:p>
          </draw:text-box>
        </draw:frame>
        <draw:custom-shape draw:style-name="gr36" draw:text-style-name="P21" draw:layer="layout" svg:width="0.311cm" svg:height="0.311cm" svg:x="16.419cm" svg:y="6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0" draw:layer="layout" svg:width="3cm" svg:height="0.839cm" svg:x="16.876cm" svg:y="5.201cm">
          <draw:text-box>
            <text:p><text:span text:style-name="T13">Used MAC</text:span></text:p>
          </draw:text-box>
        </draw:frame>
        <draw:custom-shape draw:style-name="gr38" draw:text-style-name="P22" draw:layer="layout" svg:width="0.311cm" svg:height="0.311cm" svg:x="16.419cm" svg:y="5.3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7" draw:layer="layout" svg:width="1.135cm" svg:height="0.588cm" svg:x="3.29cm" svg:y="3.795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custom-shape draw:style-name="gr39" draw:text-style-name="P1" draw:layer="layout" svg:width="12.566cm" svg:height="0.6cm" svg:x="2.899cm" svg:y="5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12.566cm" svg:height="0.6cm" svg:x="2.899cm" svg:y="6.3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19" draw:layer="layout" svg:x1="15.9cm" svg:y1="3.6cm" svg:x2="15.9cm" svg:y2="7.1cm">
          <text:p/>
        </draw:line>
        <draw:line draw:style-name="gr31" draw:text-style-name="P19" draw:layer="layout" svg:x1="0cm" svg:y1="7.1cm" svg:x2="28cm" svg:y2="7.1cm">
          <text:p/>
        </draw:line>
        <draw:line draw:style-name="gr42" draw:text-style-name="P5" draw:layer="layout" svg:x1="5.677cm" svg:y1="2cm" svg:x2="5.349cm" svg:y2="2cm">
          <text:p/>
        </draw:line>
        <draw:line draw:style-name="gr42" draw:text-style-name="P5" draw:layer="layout" svg:x1="5.676cm" svg:y1="3cm" svg:x2="5.348cm" svg:y2="3cm">
          <text:p/>
        </draw:line>
        <draw:line draw:style-name="gr42" draw:text-style-name="P5" draw:layer="layout" svg:x1="3.04cm" svg:y1="2cm" svg:x2="2.712cm" svg:y2="2cm">
          <text:p/>
        </draw:line>
        <draw:line draw:style-name="gr42" draw:text-style-name="P5" draw:layer="layout" svg:x1="3.039cm" svg:y1="3cm" svg:x2="2.711cm" svg:y2="3cm">
          <text:p/>
        </draw:line>
        <draw:line draw:style-name="gr42" draw:text-style-name="P5" draw:layer="layout" svg:x1="9.44cm" svg:y1="2cm" svg:x2="9.112cm" svg:y2="2cm">
          <text:p/>
        </draw:line>
        <draw:line draw:style-name="gr42" draw:text-style-name="P5" draw:layer="layout" svg:x1="9.439cm" svg:y1="3cm" svg:x2="9.111cm" svg:y2="3cm">
          <text:p/>
        </draw:line>
        <draw:line draw:style-name="gr42" draw:text-style-name="P5" draw:layer="layout" svg:x1="8.878cm" svg:y1="2cm" svg:x2="8.55cm" svg:y2="2cm">
          <text:p/>
        </draw:line>
        <draw:line draw:style-name="gr42" draw:text-style-name="P5" draw:layer="layout" svg:x1="8.877cm" svg:y1="3cm" svg:x2="8.549cm" svg:y2="3cm">
          <text:p/>
        </draw:line>
        <draw:line draw:style-name="gr42" draw:text-style-name="P5" draw:layer="layout" svg:x1="12.078cm" svg:y1="2cm" svg:x2="11.75cm" svg:y2="2cm">
          <text:p/>
        </draw:line>
        <draw:line draw:style-name="gr42" draw:text-style-name="P5" draw:layer="layout" svg:x1="12.077cm" svg:y1="3cm" svg:x2="11.749cm" svg:y2="3cm">
          <text:p/>
        </draw:line>
        <draw:line draw:style-name="gr42" draw:text-style-name="P5" draw:layer="layout" svg:x1="4.045cm" svg:y1="5cm" svg:x2="3.356cm" svg:y2="5cm">
          <text:p/>
        </draw:line>
        <draw:line draw:style-name="gr42" draw:text-style-name="P5" draw:layer="layout" svg:x1="4.678cm" svg:y1="5cm" svg:x2="4.35cm" svg:y2="5cm">
          <text:p/>
        </draw:line>
        <draw:line draw:style-name="gr42" draw:text-style-name="P5" draw:layer="layout" svg:x1="3.041cm" svg:y1="5cm" svg:x2="2.713cm" svg:y2="5cm">
          <text:p/>
        </draw:line>
        <draw:line draw:style-name="gr42" draw:text-style-name="P5" draw:layer="layout" svg:x1="4.046cm" svg:y1="5.8cm" svg:x2="3.357cm" svg:y2="5.8cm">
          <text:p/>
        </draw:line>
        <draw:line draw:style-name="gr42" draw:text-style-name="P5" draw:layer="layout" svg:x1="4.679cm" svg:y1="5.8cm" svg:x2="4.351cm" svg:y2="5.8cm">
          <text:p/>
        </draw:line>
        <draw:line draw:style-name="gr42" draw:text-style-name="P5" draw:layer="layout" svg:x1="3.042cm" svg:y1="5.8cm" svg:x2="2.714cm" svg:y2="5.8cm">
          <text:p/>
        </draw:line>
        <draw:line draw:style-name="gr42" draw:text-style-name="P5" draw:layer="layout" svg:x1="4.047cm" svg:y1="6.6cm" svg:x2="3.358cm" svg:y2="6.6cm">
          <text:p/>
        </draw:line>
        <draw:line draw:style-name="gr42" draw:text-style-name="P5" draw:layer="layout" svg:x1="4.68cm" svg:y1="6.6cm" svg:x2="4.352cm" svg:y2="6.6cm">
          <text:p/>
        </draw:line>
        <draw:line draw:style-name="gr42" draw:text-style-name="P5" draw:layer="layout" svg:x1="3.043cm" svg:y1="6.6cm" svg:x2="2.715cm" svg:y2="6.6cm">
          <text:p/>
        </draw:line>
        <draw:line draw:style-name="gr42" draw:text-style-name="P5" draw:layer="layout" svg:x1="6.246cm" svg:y1="5cm" svg:x2="5.557cm" svg:y2="5cm">
          <text:p/>
        </draw:line>
        <draw:line draw:style-name="gr42" draw:text-style-name="P5" draw:layer="layout" svg:x1="6.879cm" svg:y1="5cm" svg:x2="6.551cm" svg:y2="5cm">
          <text:p/>
        </draw:line>
        <draw:line draw:style-name="gr42" draw:text-style-name="P5" draw:layer="layout" svg:x1="5.242cm" svg:y1="5cm" svg:x2="4.914cm" svg:y2="5cm">
          <text:p/>
        </draw:line>
        <draw:line draw:style-name="gr42" draw:text-style-name="P5" draw:layer="layout" svg:x1="6.247cm" svg:y1="5.8cm" svg:x2="5.558cm" svg:y2="5.8cm">
          <text:p/>
        </draw:line>
        <draw:line draw:style-name="gr42" draw:text-style-name="P5" draw:layer="layout" svg:x1="6.88cm" svg:y1="5.8cm" svg:x2="6.552cm" svg:y2="5.8cm">
          <text:p/>
        </draw:line>
        <draw:line draw:style-name="gr42" draw:text-style-name="P5" draw:layer="layout" svg:x1="5.243cm" svg:y1="5.8cm" svg:x2="4.915cm" svg:y2="5.8cm">
          <text:p/>
        </draw:line>
        <draw:line draw:style-name="gr42" draw:text-style-name="P5" draw:layer="layout" svg:x1="6.248cm" svg:y1="6.6cm" svg:x2="5.559cm" svg:y2="6.6cm">
          <text:p/>
        </draw:line>
        <draw:line draw:style-name="gr42" draw:text-style-name="P5" draw:layer="layout" svg:x1="6.881cm" svg:y1="6.6cm" svg:x2="6.553cm" svg:y2="6.6cm">
          <text:p/>
        </draw:line>
        <draw:line draw:style-name="gr42" draw:text-style-name="P5" draw:layer="layout" svg:x1="5.244cm" svg:y1="6.6cm" svg:x2="4.916cm" svg:y2="6.6cm">
          <text:p/>
        </draw:line>
        <draw:line draw:style-name="gr42" draw:text-style-name="P5" draw:layer="layout" svg:x1="8.434cm" svg:y1="5cm" svg:x2="7.745cm" svg:y2="5cm">
          <text:p/>
        </draw:line>
        <draw:line draw:style-name="gr42" draw:text-style-name="P5" draw:layer="layout" svg:x1="9.067cm" svg:y1="5cm" svg:x2="8.739cm" svg:y2="5cm">
          <text:p/>
        </draw:line>
        <draw:line draw:style-name="gr42" draw:text-style-name="P5" draw:layer="layout" svg:x1="7.43cm" svg:y1="5cm" svg:x2="7.102cm" svg:y2="5cm">
          <text:p/>
        </draw:line>
        <draw:line draw:style-name="gr42" draw:text-style-name="P5" draw:layer="layout" svg:x1="8.435cm" svg:y1="5.8cm" svg:x2="7.746cm" svg:y2="5.8cm">
          <text:p/>
        </draw:line>
        <draw:line draw:style-name="gr42" draw:text-style-name="P5" draw:layer="layout" svg:x1="9.068cm" svg:y1="5.8cm" svg:x2="8.74cm" svg:y2="5.8cm">
          <text:p/>
        </draw:line>
        <draw:line draw:style-name="gr42" draw:text-style-name="P5" draw:layer="layout" svg:x1="7.431cm" svg:y1="5.8cm" svg:x2="7.103cm" svg:y2="5.8cm">
          <text:p/>
        </draw:line>
        <draw:line draw:style-name="gr42" draw:text-style-name="P5" draw:layer="layout" svg:x1="8.436cm" svg:y1="6.6cm" svg:x2="7.747cm" svg:y2="6.6cm">
          <text:p/>
        </draw:line>
        <draw:line draw:style-name="gr42" draw:text-style-name="P5" draw:layer="layout" svg:x1="9.069cm" svg:y1="6.6cm" svg:x2="8.741cm" svg:y2="6.6cm">
          <text:p/>
        </draw:line>
        <draw:line draw:style-name="gr42" draw:text-style-name="P5" draw:layer="layout" svg:x1="7.432cm" svg:y1="6.6cm" svg:x2="7.104cm" svg:y2="6.6cm">
          <text:p/>
        </draw:line>
        <draw:line draw:style-name="gr42" draw:text-style-name="P5" draw:layer="layout" svg:x1="10.647cm" svg:y1="5cm" svg:x2="9.958cm" svg:y2="5cm">
          <text:p/>
        </draw:line>
        <draw:line draw:style-name="gr42" draw:text-style-name="P5" draw:layer="layout" svg:x1="11.28cm" svg:y1="5cm" svg:x2="10.952cm" svg:y2="5cm">
          <text:p/>
        </draw:line>
        <draw:line draw:style-name="gr42" draw:text-style-name="P5" draw:layer="layout" svg:x1="9.643cm" svg:y1="5cm" svg:x2="9.315cm" svg:y2="5cm">
          <text:p/>
        </draw:line>
        <draw:line draw:style-name="gr42" draw:text-style-name="P5" draw:layer="layout" svg:x1="10.648cm" svg:y1="5.8cm" svg:x2="9.959cm" svg:y2="5.8cm">
          <text:p/>
        </draw:line>
        <draw:line draw:style-name="gr42" draw:text-style-name="P5" draw:layer="layout" svg:x1="11.281cm" svg:y1="5.8cm" svg:x2="10.953cm" svg:y2="5.8cm">
          <text:p/>
        </draw:line>
        <draw:line draw:style-name="gr42" draw:text-style-name="P5" draw:layer="layout" svg:x1="9.644cm" svg:y1="5.8cm" svg:x2="9.316cm" svg:y2="5.8cm">
          <text:p/>
        </draw:line>
        <draw:line draw:style-name="gr42" draw:text-style-name="P5" draw:layer="layout" svg:x1="10.649cm" svg:y1="6.6cm" svg:x2="9.96cm" svg:y2="6.6cm">
          <text:p/>
        </draw:line>
        <draw:line draw:style-name="gr42" draw:text-style-name="P5" draw:layer="layout" svg:x1="11.282cm" svg:y1="6.6cm" svg:x2="10.954cm" svg:y2="6.6cm">
          <text:p/>
        </draw:line>
        <draw:line draw:style-name="gr42" draw:text-style-name="P5" draw:layer="layout" svg:x1="9.645cm" svg:y1="6.6cm" svg:x2="9.317cm" svg:y2="6.6cm">
          <text:p/>
        </draw:line>
        <draw:line draw:style-name="gr42" draw:text-style-name="P5" draw:layer="layout" svg:x1="12.808cm" svg:y1="5cm" svg:x2="12.119cm" svg:y2="5cm">
          <text:p/>
        </draw:line>
        <draw:line draw:style-name="gr42" draw:text-style-name="P5" draw:layer="layout" svg:x1="13.441cm" svg:y1="5cm" svg:x2="13.113cm" svg:y2="5cm">
          <text:p/>
        </draw:line>
        <draw:line draw:style-name="gr42" draw:text-style-name="P5" draw:layer="layout" svg:x1="11.804cm" svg:y1="5cm" svg:x2="11.476cm" svg:y2="5cm">
          <text:p/>
        </draw:line>
        <draw:line draw:style-name="gr42" draw:text-style-name="P5" draw:layer="layout" svg:x1="12.809cm" svg:y1="5.8cm" svg:x2="12.12cm" svg:y2="5.8cm">
          <text:p/>
        </draw:line>
        <draw:line draw:style-name="gr42" draw:text-style-name="P5" draw:layer="layout" svg:x1="13.442cm" svg:y1="5.8cm" svg:x2="13.114cm" svg:y2="5.8cm">
          <text:p/>
        </draw:line>
        <draw:line draw:style-name="gr42" draw:text-style-name="P5" draw:layer="layout" svg:x1="11.805cm" svg:y1="5.8cm" svg:x2="11.477cm" svg:y2="5.8cm">
          <text:p/>
        </draw:line>
        <draw:line draw:style-name="gr42" draw:text-style-name="P5" draw:layer="layout" svg:x1="12.81cm" svg:y1="6.6cm" svg:x2="12.121cm" svg:y2="6.6cm">
          <text:p/>
        </draw:line>
        <draw:line draw:style-name="gr42" draw:text-style-name="P5" draw:layer="layout" svg:x1="13.443cm" svg:y1="6.6cm" svg:x2="13.115cm" svg:y2="6.6cm">
          <text:p/>
        </draw:line>
        <draw:line draw:style-name="gr42" draw:text-style-name="P5" draw:layer="layout" svg:x1="11.806cm" svg:y1="6.6cm" svg:x2="11.478cm" svg:y2="6.6cm">
          <text:p/>
        </draw:line>
        <draw:line draw:style-name="gr42" draw:text-style-name="P5" draw:layer="layout" svg:x1="15.021cm" svg:y1="5cm" svg:x2="14.332cm" svg:y2="5cm">
          <text:p/>
        </draw:line>
        <draw:line draw:style-name="gr42" draw:text-style-name="P5" draw:layer="layout" svg:x1="15.654cm" svg:y1="5cm" svg:x2="15.326cm" svg:y2="5cm">
          <text:p/>
        </draw:line>
        <draw:line draw:style-name="gr42" draw:text-style-name="P5" draw:layer="layout" svg:x1="14.017cm" svg:y1="5cm" svg:x2="13.689cm" svg:y2="5cm">
          <text:p/>
        </draw:line>
        <draw:line draw:style-name="gr42" draw:text-style-name="P5" draw:layer="layout" svg:x1="15.022cm" svg:y1="5.8cm" svg:x2="14.333cm" svg:y2="5.8cm">
          <text:p/>
        </draw:line>
        <draw:line draw:style-name="gr42" draw:text-style-name="P5" draw:layer="layout" svg:x1="15.655cm" svg:y1="5.8cm" svg:x2="15.327cm" svg:y2="5.8cm">
          <text:p/>
        </draw:line>
        <draw:line draw:style-name="gr42" draw:text-style-name="P5" draw:layer="layout" svg:x1="14.018cm" svg:y1="5.8cm" svg:x2="13.69cm" svg:y2="5.8cm">
          <text:p/>
        </draw:line>
        <draw:line draw:style-name="gr42" draw:text-style-name="P5" draw:layer="layout" svg:x1="15.023cm" svg:y1="6.6cm" svg:x2="14.334cm" svg:y2="6.6cm">
          <text:p/>
        </draw:line>
        <draw:line draw:style-name="gr42" draw:text-style-name="P5" draw:layer="layout" svg:x1="15.656cm" svg:y1="6.6cm" svg:x2="15.328cm" svg:y2="6.6cm">
          <text:p/>
        </draw:line>
        <draw:line draw:style-name="gr42" draw:text-style-name="P5" draw:layer="layout" svg:x1="14.019cm" svg:y1="6.6cm" svg:x2="13.691cm" svg:y2="6.6cm">
          <text:p/>
        </draw:line>
        <draw:line draw:style-name="gr42" draw:text-style-name="P5" draw:layer="layout" svg:x1="16.847cm" svg:y1="1.4cm" svg:x2="16.158cm" svg:y2="1.4cm">
          <text:p/>
        </draw:line>
        <draw:line draw:style-name="gr42" draw:text-style-name="P5" draw:layer="layout" svg:x1="17.48cm" svg:y1="1.4cm" svg:x2="17.152cm" svg:y2="1.4cm">
          <text:p/>
        </draw:line>
        <draw:line draw:style-name="gr42" draw:text-style-name="P5" draw:layer="layout" svg:x1="15.843cm" svg:y1="1.4cm" svg:x2="15.515cm" svg:y2="1.4cm">
          <text:p/>
        </draw:line>
        <draw:line draw:style-name="gr42" draw:text-style-name="P5" draw:layer="layout" svg:x1="16.848cm" svg:y1="2.2cm" svg:x2="16.159cm" svg:y2="2.2cm">
          <text:p/>
        </draw:line>
        <draw:line draw:style-name="gr42" draw:text-style-name="P5" draw:layer="layout" svg:x1="17.481cm" svg:y1="2.2cm" svg:x2="17.153cm" svg:y2="2.2cm">
          <text:p/>
        </draw:line>
        <draw:line draw:style-name="gr42" draw:text-style-name="P5" draw:layer="layout" svg:x1="15.844cm" svg:y1="2.2cm" svg:x2="15.516cm" svg:y2="2.2cm">
          <text:p/>
        </draw:line>
        <draw:line draw:style-name="gr42" draw:text-style-name="P5" draw:layer="layout" svg:x1="16.849cm" svg:y1="3cm" svg:x2="16.16cm" svg:y2="3cm">
          <text:p/>
        </draw:line>
        <draw:line draw:style-name="gr42" draw:text-style-name="P5" draw:layer="layout" svg:x1="17.482cm" svg:y1="3cm" svg:x2="17.154cm" svg:y2="3cm">
          <text:p/>
        </draw:line>
        <draw:line draw:style-name="gr42" draw:text-style-name="P5" draw:layer="layout" svg:x1="15.845cm" svg:y1="3cm" svg:x2="15.517cm" svg:y2="3cm">
          <text:p/>
        </draw:line>
        <draw:line draw:style-name="gr42" draw:text-style-name="P5" draw:layer="layout" svg:x1="19.048cm" svg:y1="1.4cm" svg:x2="18.359cm" svg:y2="1.4cm">
          <text:p/>
        </draw:line>
        <draw:line draw:style-name="gr42" draw:text-style-name="P5" draw:layer="layout" svg:x1="19.681cm" svg:y1="1.4cm" svg:x2="19.353cm" svg:y2="1.4cm">
          <text:p/>
        </draw:line>
        <draw:line draw:style-name="gr42" draw:text-style-name="P5" draw:layer="layout" svg:x1="18.044cm" svg:y1="1.4cm" svg:x2="17.716cm" svg:y2="1.4cm">
          <text:p/>
        </draw:line>
        <draw:line draw:style-name="gr42" draw:text-style-name="P5" draw:layer="layout" svg:x1="19.049cm" svg:y1="2.2cm" svg:x2="18.36cm" svg:y2="2.2cm">
          <text:p/>
        </draw:line>
        <draw:line draw:style-name="gr42" draw:text-style-name="P5" draw:layer="layout" svg:x1="19.682cm" svg:y1="2.2cm" svg:x2="19.354cm" svg:y2="2.2cm">
          <text:p/>
        </draw:line>
        <draw:line draw:style-name="gr42" draw:text-style-name="P5" draw:layer="layout" svg:x1="18.045cm" svg:y1="2.2cm" svg:x2="17.717cm" svg:y2="2.2cm">
          <text:p/>
        </draw:line>
        <draw:line draw:style-name="gr42" draw:text-style-name="P5" draw:layer="layout" svg:x1="19.05cm" svg:y1="3cm" svg:x2="18.361cm" svg:y2="3cm">
          <text:p/>
        </draw:line>
        <draw:line draw:style-name="gr42" draw:text-style-name="P5" draw:layer="layout" svg:x1="19.683cm" svg:y1="3cm" svg:x2="19.355cm" svg:y2="3cm">
          <text:p/>
        </draw:line>
        <draw:line draw:style-name="gr42" draw:text-style-name="P5" draw:layer="layout" svg:x1="18.046cm" svg:y1="3cm" svg:x2="17.718cm" svg:y2="3cm">
          <text:p/>
        </draw:line>
        <draw:line draw:style-name="gr42" draw:text-style-name="P5" draw:layer="layout" svg:x1="22.73cm" svg:y1="1.4cm" svg:x2="22.041cm" svg:y2="1.4cm">
          <text:p/>
        </draw:line>
        <draw:line draw:style-name="gr42" draw:text-style-name="P5" draw:layer="layout" svg:x1="23.363cm" svg:y1="1.4cm" svg:x2="23.035cm" svg:y2="1.4cm">
          <text:p/>
        </draw:line>
        <draw:line draw:style-name="gr42" draw:text-style-name="P5" draw:layer="layout" svg:x1="21.726cm" svg:y1="1.4cm" svg:x2="21.398cm" svg:y2="1.4cm">
          <text:p/>
        </draw:line>
        <draw:line draw:style-name="gr42" draw:text-style-name="P5" draw:layer="layout" svg:x1="22.731cm" svg:y1="2.2cm" svg:x2="22.042cm" svg:y2="2.2cm">
          <text:p/>
        </draw:line>
        <draw:line draw:style-name="gr42" draw:text-style-name="P5" draw:layer="layout" svg:x1="23.364cm" svg:y1="2.2cm" svg:x2="23.036cm" svg:y2="2.2cm">
          <text:p/>
        </draw:line>
        <draw:line draw:style-name="gr42" draw:text-style-name="P5" draw:layer="layout" svg:x1="21.727cm" svg:y1="2.2cm" svg:x2="21.399cm" svg:y2="2.2cm">
          <text:p/>
        </draw:line>
        <draw:line draw:style-name="gr42" draw:text-style-name="P5" draw:layer="layout" svg:x1="22.732cm" svg:y1="3cm" svg:x2="22.043cm" svg:y2="3cm">
          <text:p/>
        </draw:line>
        <draw:line draw:style-name="gr42" draw:text-style-name="P5" draw:layer="layout" svg:x1="23.365cm" svg:y1="3cm" svg:x2="23.037cm" svg:y2="3cm">
          <text:p/>
        </draw:line>
        <draw:line draw:style-name="gr42" draw:text-style-name="P5" draw:layer="layout" svg:x1="21.728cm" svg:y1="3cm" svg:x2="21.4cm" svg:y2="3cm">
          <text:p/>
        </draw:line>
        <draw:line draw:style-name="gr42" draw:text-style-name="P5" draw:layer="layout" svg:x1="24.931cm" svg:y1="1.4cm" svg:x2="24.242cm" svg:y2="1.4cm">
          <text:p/>
        </draw:line>
        <draw:line draw:style-name="gr42" draw:text-style-name="P5" draw:layer="layout" svg:x1="25.564cm" svg:y1="1.4cm" svg:x2="25.236cm" svg:y2="1.4cm">
          <text:p/>
        </draw:line>
        <draw:line draw:style-name="gr42" draw:text-style-name="P5" draw:layer="layout" svg:x1="23.927cm" svg:y1="1.4cm" svg:x2="23.599cm" svg:y2="1.4cm">
          <text:p/>
        </draw:line>
        <draw:line draw:style-name="gr42" draw:text-style-name="P5" draw:layer="layout" svg:x1="24.932cm" svg:y1="2.2cm" svg:x2="24.243cm" svg:y2="2.2cm">
          <text:p/>
        </draw:line>
        <draw:line draw:style-name="gr42" draw:text-style-name="P5" draw:layer="layout" svg:x1="25.565cm" svg:y1="2.2cm" svg:x2="25.237cm" svg:y2="2.2cm">
          <text:p/>
        </draw:line>
        <draw:line draw:style-name="gr42" draw:text-style-name="P5" draw:layer="layout" svg:x1="23.928cm" svg:y1="2.2cm" svg:x2="23.6cm" svg:y2="2.2cm">
          <text:p/>
        </draw:line>
        <draw:line draw:style-name="gr42" draw:text-style-name="P5" draw:layer="layout" svg:x1="24.933cm" svg:y1="3cm" svg:x2="24.244cm" svg:y2="3cm">
          <text:p/>
        </draw:line>
        <draw:line draw:style-name="gr42" draw:text-style-name="P5" draw:layer="layout" svg:x1="25.566cm" svg:y1="3cm" svg:x2="25.238cm" svg:y2="3cm">
          <text:p/>
        </draw:line>
        <draw:line draw:style-name="gr42" draw:text-style-name="P5" draw:layer="layout" svg:x1="23.929cm" svg:y1="3cm" svg:x2="23.601cm" svg:y2="3cm">
          <text:p/>
        </draw:line>
        <presentation:notes draw:style-name="dp2">
          <draw:page-thumbnail draw:style-name="gr41" draw:layer="layout" svg:width="19.798cm" svg:height="11.136cm" svg:x="0.6cm" svg:y="2.257cm" draw:page-number="3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1" draw:text-style-name="P1" draw:layer="layout" svg:width="8.8cm" svg:height="0.6cm" svg:x="15.7cm" svg:y="11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cm" svg:height="0.6cm" svg:x="15.7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cm" svg:height="0.6cm" svg:x="15.7cm" svg:y="9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7cm" svg:height="0.6cm" svg:x="15.7cm" svg:y="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.365cm" svg:height="0.6cm" svg:x="2.899cm" svg:y="10.0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365cm" svg:height="0.6cm" svg:x="2.899cm" svg:y="11.09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8cm" svg:height="2.4cm" svg:x="15.6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8cm" svg:height="2.4cm" svg:x="17.8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8cm" svg:height="2.4cm" svg:x="21.5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8cm" svg:height="2.4cm" svg:x="23.7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311cm" svg:height="0.311cm" svg:x="15.844cm" svg:y="1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311cm" svg:height="0.311cm" svg:x="16.844cm" svg:y="1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15.842cm" svg:y="2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16.842cm" svg:y="2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15.8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16.8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18.038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19.038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18.036cm" svg:y="2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19.036cm" svg:y="2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8.034cm" svg:y="1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311cm" svg:height="0.311cm" svg:x="19.034cm" svg:y="1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21.734cm" svg:y="2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22.734cm" svg:y="2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21.732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22.732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21.73cm" svg:y="1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311cm" svg:height="0.311cm" svg:x="22.73cm" svg:y="1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23.936cm" svg:y="1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311cm" svg:height="0.311cm" svg:x="24.936cm" svg:y="1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23.934cm" svg:y="2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24.934cm" svg:y="2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23.9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24.9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2.8cm" svg:height="1.8cm" svg:x="2.8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11cm" svg:height="0.311cm" svg:x="3.044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5" draw:layer="layout" svg:x1="4.044cm" svg:y1="2cm" svg:x2="3.355cm" svg:y2="2cm">
          <text:p/>
        </draw:line>
        <draw:custom-shape draw:style-name="gr6" draw:text-style-name="P4" draw:layer="layout" svg:width="0.311cm" svg:height="0.311cm" svg:x="4.044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3.042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5" draw:layer="layout" svg:x1="4.042cm" svg:y1="3cm" svg:x2="3.353cm" svg:y2="3cm">
          <text:p/>
        </draw:line>
        <draw:custom-shape draw:style-name="gr6" draw:text-style-name="P4" draw:layer="layout" svg:width="0.311cm" svg:height="0.311cm" svg:x="4.042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5.044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5" draw:layer="layout" svg:x1="5.042cm" svg:y1="2cm" svg:x2="4.353cm" svg:y2="2cm">
          <text:p/>
        </draw:line>
        <draw:custom-shape draw:style-name="gr6" draw:text-style-name="P4" draw:layer="layout" svg:width="0.311cm" svg:height="0.311cm" svg:x="5.042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5" draw:layer="layout" svg:x1="5.04cm" svg:y1="3cm" svg:x2="4.351cm" svg:y2="3cm">
          <text:p/>
        </draw:line>
        <draw:custom-shape draw:style-name="gr13" draw:text-style-name="P2" draw:layer="layout" svg:width="2.8cm" svg:height="1.8cm" svg:x="5.998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11cm" svg:height="0.311cm" svg:x="6.242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5" draw:layer="layout" svg:x1="7.242cm" svg:y1="2cm" svg:x2="6.553cm" svg:y2="2cm">
          <text:p/>
        </draw:line>
        <draw:custom-shape draw:style-name="gr6" draw:text-style-name="P4" draw:layer="layout" svg:width="0.311cm" svg:height="0.311cm" svg:x="7.242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6.2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5" draw:layer="layout" svg:x1="7.24cm" svg:y1="3cm" svg:x2="6.551cm" svg:y2="3cm">
          <text:p/>
        </draw:line>
        <draw:custom-shape draw:style-name="gr6" draw:text-style-name="P4" draw:layer="layout" svg:width="0.311cm" svg:height="0.311cm" svg:x="7.2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8.242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5" draw:layer="layout" svg:x1="8.24cm" svg:y1="2cm" svg:x2="7.551cm" svg:y2="2cm">
          <text:p/>
        </draw:line>
        <draw:custom-shape draw:style-name="gr6" draw:text-style-name="P4" draw:layer="layout" svg:width="0.311cm" svg:height="0.311cm" svg:x="8.2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5" draw:layer="layout" svg:x1="8.238cm" svg:y1="3cm" svg:x2="7.549cm" svg:y2="3cm">
          <text:p/>
        </draw:line>
        <draw:custom-shape draw:style-name="gr13" draw:text-style-name="P2" draw:layer="layout" svg:width="2.8cm" svg:height="1.8cm" svg:x="9.198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11cm" svg:height="0.311cm" svg:x="9.442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5" draw:layer="layout" svg:x1="10.442cm" svg:y1="2cm" svg:x2="9.753cm" svg:y2="2cm">
          <text:p/>
        </draw:line>
        <draw:custom-shape draw:style-name="gr6" draw:text-style-name="P4" draw:layer="layout" svg:width="0.311cm" svg:height="0.311cm" svg:x="10.442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9.4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5" draw:layer="layout" svg:x1="10.44cm" svg:y1="3cm" svg:x2="9.751cm" svg:y2="3cm">
          <text:p/>
        </draw:line>
        <draw:custom-shape draw:style-name="gr6" draw:text-style-name="P4" draw:layer="layout" svg:width="0.311cm" svg:height="0.311cm" svg:x="10.4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1.442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5" draw:layer="layout" svg:x1="11.44cm" svg:y1="2cm" svg:x2="10.751cm" svg:y2="2cm">
          <text:p/>
        </draw:line>
        <draw:custom-shape draw:style-name="gr6" draw:text-style-name="P4" draw:layer="layout" svg:width="0.311cm" svg:height="0.311cm" svg:x="11.4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5" draw:layer="layout" svg:x1="11.438cm" svg:y1="3cm" svg:x2="10.749cm" svg:y2="3cm">
          <text:p/>
        </draw:line>
        <draw:custom-shape draw:style-name="gr14" draw:text-style-name="P1" draw:layer="layout" svg:width="8.996cm" svg:height="0.6cm" svg:x="2.9cm" svg:y="1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8.996cm" svg:height="0.6cm" svg:x="2.9cm" svg:y="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8cm" svg:height="2.4cm" svg:x="15.598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8cm" svg:height="2.4cm" svg:x="17.798cm" svg:y="9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8cm" svg:height="2.4cm" svg:x="21.498cm" svg:y="9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8cm" svg:height="2.4cm" svg:x="23.698cm" svg:y="9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311cm" svg:height="0.311cm" svg:x="15.842cm" svg:y="9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6.842cm" svg:y="9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5.84cm" svg:y="10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6.84cm" svg:y="10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5.838cm" svg:y="11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6.838cm" svg:y="11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8.036cm" svg:y="11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9.036cm" svg:y="11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8.034cm" svg:y="10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9.034cm" svg:y="10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8.032cm" svg:y="9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9.032cm" svg:y="9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21.732cm" svg:y="10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22.732cm" svg:y="10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21.73cm" svg:y="11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22.73cm" svg:y="11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21.728cm" svg:y="9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22.728cm" svg:y="9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23.934cm" svg:y="9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311cm" svg:height="0.311cm" svg:x="24.934cm" svg:y="9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23.932cm" svg:y="10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311cm" svg:height="0.311cm" svg:x="24.932cm" svg:y="10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23.938cm" svg:y="11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311cm" svg:height="0.311cm" svg:x="24.938cm" svg:y="11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2.8cm" svg:height="1.8cm" svg:x="2.799cm" svg:y="9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11cm" svg:height="0.311cm" svg:x="3.043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311cm" svg:height="0.311cm" svg:x="4.043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3.041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311cm" svg:height="0.311cm" svg:x="4.041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311cm" svg:height="0.311cm" svg:x="5.043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311cm" svg:height="0.311cm" svg:x="5.041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2.8cm" svg:height="1.8cm" svg:x="5.997cm" svg:y="9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11cm" svg:height="0.311cm" svg:x="6.241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311cm" svg:height="0.311cm" svg:x="7.241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6.239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311cm" svg:height="0.311cm" svg:x="7.239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311cm" svg:height="0.311cm" svg:x="8.241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311cm" svg:height="0.311cm" svg:x="8.239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2.8cm" svg:height="1.8cm" svg:x="10.597cm" svg:y="9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11cm" svg:height="0.311cm" svg:x="10.841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311cm" svg:height="0.311cm" svg:x="11.841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0.839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311cm" svg:height="0.311cm" svg:x="11.839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311cm" svg:height="0.311cm" svg:x="12.841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311cm" svg:height="0.311cm" svg:x="12.839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0" draw:layer="layout" svg:width="5.345cm" svg:height="0.958cm" svg:x="5.1cm" svg:y="-1.2cm">
          <draw:text-box>
            <text:p><text:span text:style-name="T1">Batch 2, DW 3x3</text:span></text:p>
          </draw:text-box>
        </draw:frame>
        <draw:frame draw:style-name="gr17" draw:text-style-name="P10" draw:layer="layout" svg:width="4.795cm" svg:height="0.958cm" svg:x="17.201cm" svg:y="-1.099cm">
          <draw:text-box>
            <text:p><text:span text:style-name="T1">PW, 3 Kernels </text:span></text:p>
          </draw:text-box>
        </draw:frame>
        <draw:frame draw:style-name="gr18" draw:text-style-name="P11" draw:layer="layout" svg:width="1.921cm" svg:height="0.725cm" svg:x="-0.9cm" svg:y="1.5cm">
          <draw:text-box>
            <text:p><text:span text:style-name="T2">1</text:span><text:span text:style-name="T3">st</text:span><text:span text:style-name="T2"> Batch</text:span></text:p>
          </draw:text-box>
        </draw:frame>
        <draw:frame draw:style-name="gr19" draw:text-style-name="P11" draw:layer="layout" svg:width="1.912cm" svg:height="0.725cm" svg:x="-0.9cm" svg:y="2.5cm">
          <draw:text-box>
            <text:p><text:span text:style-name="T2">2</text:span><text:span text:style-name="T3">nd </text:span><text:span text:style-name="T2">Batch</text:span></text:p>
          </draw:text-box>
        </draw:frame>
        <draw:line draw:style-name="gr20" draw:text-style-name="P5" draw:layer="layout" svg:x1="13.397cm" svg:y1="9.693cm" svg:x2="2.801cm" svg:y2="9.693cm">
          <text:p/>
        </draw:line>
        <draw:line draw:style-name="gr20" draw:text-style-name="P5" draw:layer="layout" svg:x1="25.498cm" svg:y1="9.3cm" svg:x2="15.598cm" svg:y2="9.3cm">
          <text:p/>
        </draw:line>
        <draw:line draw:style-name="gr20" draw:text-style-name="P5" draw:layer="layout" svg:x1="25.5cm" svg:y1="0.7cm" svg:x2="15.6cm" svg:y2="0.7cm">
          <text:p/>
        </draw:line>
        <draw:frame draw:style-name="gr21" draw:text-style-name="P12" draw:layer="layout" svg:width="2.072cm" svg:height="0.81cm" svg:x="26.1cm" svg:y="0.9cm">
          <draw:text-box>
            <text:p><text:span text:style-name="T4">1</text:span><text:span text:style-name="T5">st </text:span><text:span text:style-name="T4">Batch</text:span></text:p>
          </draw:text-box>
        </draw:frame>
        <draw:custom-shape draw:style-name="gr13" draw:text-style-name="P2" draw:layer="layout" svg:width="2.8cm" svg:height="1.8cm" svg:x="2.796cm" svg:y="13.3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11cm" svg:height="0.311cm" svg:x="3.04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4.04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3.038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4.038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5.04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5.038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2.8cm" svg:height="1.8cm" svg:x="5.994cm" svg:y="13.3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11cm" svg:height="0.311cm" svg:x="6.238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7.238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6.236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7.236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8.238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8.236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2.8cm" svg:height="1.8cm" svg:x="10.594cm" svg:y="13.3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11cm" svg:height="0.311cm" svg:x="10.838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311cm" svg:height="0.311cm" svg:x="11.838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0.836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311cm" svg:height="0.311cm" svg:x="11.836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311cm" svg:height="0.311cm" svg:x="12.838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311cm" svg:height="0.311cm" svg:x="12.836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8.504cm" svg:height="0.6cm" svg:x="2.896cm" svg:y="13.408cm">
          <text:p/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13.394cm" svg:y1="13.008cm" svg:x2="2.798cm" svg:y2="13.008cm">
          <text:p/>
        </draw:line>
        <draw:custom-shape draw:style-name="gr23" draw:text-style-name="P13" draw:layer="layout" svg:width="1.898cm" svg:height="0.6cm" svg:x="11.4cm" svg:y="13.408cm">
          <text:p/>
          <draw:enhanced-geometry svg:viewBox="0 0 21600 21600" draw:type="rectangle" draw:enhanced-path="M 0 0 L 21600 0 21600 21600 0 21600 0 0 Z N"/>
        </draw:custom-shape>
        <draw:line draw:style-name="gr24" draw:text-style-name="P14" draw:layer="layout" svg:x1="12.344cm" svg:y1="14.008cm" svg:x2="12.344cm" svg:y2="13.4cm">
          <text:p/>
        </draw:line>
        <draw:custom-shape draw:style-name="gr22" draw:text-style-name="P1" draw:layer="layout" svg:width="8.504cm" svg:height="0.6cm" svg:x="2.896cm" svg:y="14.40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1.898cm" svg:height="0.6cm" svg:x="11.4cm" svg:y="14.408cm">
          <text:p/>
          <draw:enhanced-geometry svg:viewBox="0 0 21600 21600" draw:type="rectangle" draw:enhanced-path="M 0 0 L 21600 0 21600 21600 0 21600 0 0 Z N"/>
        </draw:custom-shape>
        <draw:line draw:style-name="gr24" draw:text-style-name="P14" draw:layer="layout" svg:x1="12.344cm" svg:y1="15.008cm" svg:x2="12.344cm" svg:y2="14.4cm">
          <text:p/>
        </draw:line>
        <draw:frame draw:style-name="gr25" draw:text-style-name="P15" draw:layer="layout" svg:width="2.344cm" svg:height="0.81cm" svg:x="25.801cm" svg:y="9.5cm">
          <draw:text-box>
            <text:p><text:span text:style-name="T6">1</text:span><text:span text:style-name="T7">st</text:span><text:span text:style-name="T6"> Kernel</text:span></text:p>
          </draw:text-box>
        </draw:frame>
        <draw:frame draw:style-name="gr26" draw:text-style-name="P15" draw:layer="layout" svg:width="2.335cm" svg:height="0.81cm" svg:x="25.802cm" svg:y="10.3cm">
          <draw:text-box>
            <text:p><text:span text:style-name="T6">2</text:span><text:span text:style-name="T7">nd </text:span><text:span text:style-name="T6">Kernel</text:span></text:p>
          </draw:text-box>
        </draw:frame>
        <draw:frame draw:style-name="gr27" draw:text-style-name="P15" draw:layer="layout" svg:width="2.386cm" svg:height="0.81cm" svg:x="25.803cm" svg:y="11.1cm">
          <draw:text-box>
            <text:p><text:span text:style-name="T6">3</text:span><text:span text:style-name="T7">rd</text:span><text:span text:style-name="T6"> Kernel</text:span></text:p>
          </draw:text-box>
        </draw:frame>
        <draw:custom-shape draw:style-name="gr28" draw:text-style-name="P13" draw:layer="layout" svg:width="0.898cm" svg:height="0.6cm" svg:x="24.5cm" svg:y="11.3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0.898cm" svg:height="0.6cm" svg:x="24.5cm" svg:y="10.5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0.898cm" svg:height="0.6cm" svg:x="24.5cm" svg:y="9.708cm">
          <text:p/>
          <draw:enhanced-geometry svg:viewBox="0 0 21600 21600" draw:type="rectangle" draw:enhanced-path="M 0 0 L 21600 0 21600 21600 0 21600 0 0 Z N"/>
        </draw:custom-shape>
        <draw:frame draw:style-name="gr18" draw:text-style-name="P16" draw:layer="layout" svg:width="1.921cm" svg:height="0.725cm" svg:x="-0.698cm" svg:y="9.893cm">
          <draw:text-box>
            <text:p><text:span text:style-name="T8">1</text:span><text:span text:style-name="T9">st</text:span><text:span text:style-name="T8"> Batch</text:span></text:p>
          </draw:text-box>
        </draw:frame>
        <draw:frame draw:style-name="gr29" draw:text-style-name="P16" draw:layer="layout" svg:width="1.997cm" svg:height="0.725cm" svg:x="-0.798cm" svg:y="10.893cm">
          <draw:text-box>
            <text:p><text:span text:style-name="T8">2</text:span><text:span text:style-name="T9">nd</text:span><text:span text:style-name="T8"> Batch</text:span></text:p>
          </draw:text-box>
        </draw:frame>
        <draw:frame draw:style-name="gr18" draw:text-style-name="P16" draw:layer="layout" svg:width="1.921cm" svg:height="0.725cm" svg:x="-0.698cm" svg:y="13.2cm">
          <draw:text-box>
            <text:p><text:span text:style-name="T8">1</text:span><text:span text:style-name="T9">st</text:span><text:span text:style-name="T8"> Batch</text:span></text:p>
          </draw:text-box>
        </draw:frame>
        <draw:frame draw:style-name="gr29" draw:text-style-name="P16" draw:layer="layout" svg:width="1.997cm" svg:height="0.725cm" svg:x="-0.798cm" svg:y="14.2cm">
          <draw:text-box>
            <text:p><text:span text:style-name="T8">2</text:span><text:span text:style-name="T9">nd</text:span><text:span text:style-name="T8"> Batch</text:span></text:p>
          </draw:text-box>
        </draw:frame>
        <draw:frame draw:style-name="gr30" draw:text-style-name="P17" draw:layer="layout" svg:width="1.686cm" svg:height="0.53cm" svg:x="7.388cm" svg:y="9.095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30" draw:text-style-name="P18" draw:layer="layout" svg:width="0.424cm" svg:height="0.47cm" svg:x="20.491cm" svg:y="0.3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1" draw:text-style-name="P19" draw:layer="layout" svg:x1="0cm" svg:y1="0.1cm" svg:x2="28cm" svg:y2="0.1cm">
          <text:p/>
        </draw:line>
        <draw:frame draw:style-name="gr32" draw:text-style-name="P11" draw:layer="layout" svg:width="2.936cm" svg:height="0.683cm" svg:x="-2.206cm" svg:y="9cm">
          <draw:text-box>
            <text:p><text:span text:style-name="T10">1×1</text:span><text:span text:style-name="T11">×C</text:span><text:span text:style-name="T12"> kernel</text:span></text:p>
          </draw:text-box>
        </draw:frame>
        <draw:line draw:style-name="gr33" draw:text-style-name="P5" draw:layer="layout" svg:x1="9.793cm" svg:y1="0.908cm" svg:x2="8.929cm" svg:y2="1.715cm">
          <text:p/>
        </draw:line>
        <draw:line draw:style-name="gr33" draw:text-style-name="P5" draw:layer="layout" svg:x1="10.394cm" svg:y1="9.301cm" svg:x2="9.53cm" svg:y2="10.108cm">
          <text:p/>
        </draw:line>
        <draw:custom-shape draw:style-name="gr9" draw:text-style-name="P6" draw:layer="layout" svg:width="0.311cm" svg:height="0.311cm" svg:x="14.815cm" svg:y="14.1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0" draw:layer="layout" svg:width="8.012cm" svg:height="0.839cm" svg:x="15.276cm" svg:y="13.997cm">
          <draw:text-box>
            <text:p><text:span text:style-name="T13">Unused or multiply-by-zero MAC</text:span></text:p>
          </draw:text-box>
        </draw:frame>
        <draw:frame draw:style-name="gr35" draw:text-style-name="P20" draw:layer="layout" svg:width="10.124cm" svg:height="0.839cm" svg:x="15.276cm" svg:y="14.598cm">
          <draw:text-box>
            <text:p><text:span text:style-name="T13">Used or Unused MAC - benchmark driven</text:span></text:p>
          </draw:text-box>
        </draw:frame>
        <draw:custom-shape draw:style-name="gr36" draw:text-style-name="P21" draw:layer="layout" svg:width="0.311cm" svg:height="0.311cm" svg:x="14.819cm" svg:y="14.7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0" draw:layer="layout" svg:width="3cm" svg:height="0.839cm" svg:x="15.276cm" svg:y="13.4cm">
          <draw:text-box>
            <text:p><text:span text:style-name="T13">Used MAC</text:span></text:p>
          </draw:text-box>
        </draw:frame>
        <draw:custom-shape draw:style-name="gr38" draw:text-style-name="P22" draw:layer="layout" svg:width="0.311cm" svg:height="0.311cm" svg:x="14.819cm" svg:y="13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9" draw:layer="layout" svg:x1="0cm" svg:y1="8.6cm" svg:x2="28cm" svg:y2="8.6cm">
          <text:p/>
        </draw:line>
        <draw:line draw:style-name="gr31" draw:text-style-name="P19" draw:layer="layout" svg:x1="0cm" svg:y1="12.2cm" svg:x2="28cm" svg:y2="12.2cm">
          <text:p/>
        </draw:line>
        <draw:line draw:style-name="gr31" draw:text-style-name="P19" draw:layer="layout" svg:x1="0cm" svg:y1="15.4cm" svg:x2="28cm" svg:y2="15.4cm">
          <text:p/>
        </draw:line>
        <draw:line draw:style-name="gr31" draw:text-style-name="P19" draw:layer="layout" svg:x1="1.2cm" svg:y1="0.1cm" svg:x2="1.2cm" svg:y2="15.4cm">
          <text:p/>
        </draw:line>
        <draw:line draw:style-name="gr31" draw:text-style-name="P19" draw:layer="layout" svg:x1="13.9cm" svg:y1="8.6cm" svg:x2="13.9cm" svg:y2="15.4cm">
          <text:p/>
        </draw:line>
        <draw:line draw:style-name="gr31" draw:text-style-name="P19" draw:layer="layout" svg:x1="25.9cm" svg:y1="0.1cm" svg:x2="25.9cm" svg:y2="15.4cm">
          <text:p/>
        </draw:line>
        <draw:line draw:style-name="gr20" draw:text-style-name="P5" draw:layer="layout" svg:x1="5.6cm" svg:y1="1.393cm" svg:x2="2.801cm" svg:y2="1.393cm">
          <text:p/>
        </draw:line>
        <draw:frame draw:style-name="gr30" draw:text-style-name="P17" draw:layer="layout" svg:width="1.135cm" svg:height="0.588cm" svg:x="3.889cm" svg:y="0.695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line draw:style-name="gr20" draw:text-style-name="P5" draw:layer="layout" svg:x1="2.401cm" svg:y1="1.6cm" svg:x2="2.401cm" svg:y2="3.392cm">
          <text:p/>
        </draw:line>
        <draw:frame draw:style-name="gr30" draw:text-style-name="P17" draw:layer="layout" svg:width="1.119cm" svg:height="0.528cm" svg:x="1.289cm" svg:y="2.19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20" draw:text-style-name="P5" draw:layer="layout" svg:x1="5.601cm" svg:y1="9.794cm" svg:x2="2.802cm" svg:y2="9.794cm">
          <text:p/>
        </draw:line>
        <draw:frame draw:style-name="gr30" draw:text-style-name="P17" draw:layer="layout" svg:width="1.135cm" svg:height="0.588cm" svg:x="3.89cm" svg:y="9.096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line draw:style-name="gr20" draw:text-style-name="P5" draw:layer="layout" svg:x1="2.402cm" svg:y1="10.001cm" svg:x2="2.402cm" svg:y2="11.793cm">
          <text:p/>
        </draw:line>
        <draw:frame draw:style-name="gr30" draw:text-style-name="P17" draw:layer="layout" svg:width="1.119cm" svg:height="0.528cm" svg:x="1.29cm" svg:y="10.596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30" draw:text-style-name="P17" draw:layer="layout" svg:width="2.828cm" svg:height="0.53cm" svg:x="10.388cm" svg:y="9.095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30" draw:text-style-name="P17" draw:layer="layout" svg:width="2.392cm" svg:height="0.53cm" svg:x="6.988cm" svg:y="12.49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20" draw:text-style-name="P5" draw:layer="layout" svg:x1="5.602cm" svg:y1="13.095cm" svg:x2="2.803cm" svg:y2="13.095cm">
          <text:p/>
        </draw:line>
        <draw:frame draw:style-name="gr30" draw:text-style-name="P17" draw:layer="layout" svg:width="1.136cm" svg:height="0.532cm" svg:x="3.891cm" svg:y="12.397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line draw:style-name="gr20" draw:text-style-name="P5" draw:layer="layout" svg:x1="2.403cm" svg:y1="13.302cm" svg:x2="2.403cm" svg:y2="15.094cm">
          <text:p/>
        </draw:line>
        <draw:frame draw:style-name="gr30" draw:text-style-name="P17" draw:layer="layout" svg:width="1.119cm" svg:height="0.528cm" svg:x="1.291cm" svg:y="13.897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line draw:style-name="gr33" draw:text-style-name="P5" draw:layer="layout" svg:x1="10.387cm" svg:y1="12.609cm" svg:x2="9.523cm" svg:y2="13.416cm">
          <text:p/>
        </draw:line>
        <draw:frame draw:style-name="gr30" draw:text-style-name="P17" draw:layer="layout" svg:width="2.828cm" svg:height="0.53cm" svg:x="10.381cm" svg:y="12.40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30" draw:text-style-name="P17" draw:layer="layout" svg:width="2.131cm" svg:height="0.47cm" svg:x="9.788cm" svg:y="0.695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line draw:style-name="gr20" draw:text-style-name="P5" draw:layer="layout" svg:x1="17.401cm" svg:y1="0.794cm" svg:x2="15.6cm" svg:y2="0.794cm">
          <text:p/>
        </draw:line>
        <draw:frame draw:style-name="gr30" draw:text-style-name="P17" draw:layer="layout" svg:width="1.136cm" svg:height="0.528cm" svg:x="15.99cm" svg:y="0.196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line draw:style-name="gr20" draw:text-style-name="P5" draw:layer="layout" svg:x1="15.202cm" svg:y1="1.001cm" svg:x2="15.202cm" svg:y2="3.4cm">
          <text:p/>
        </draw:line>
        <draw:frame draw:style-name="gr30" draw:text-style-name="P17" draw:layer="layout" svg:width="1.178cm" svg:height="0.528cm" svg:x="14.09cm" svg:y="1.921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line draw:style-name="gr20" draw:text-style-name="P5" draw:layer="layout" svg:x1="17.402cm" svg:y1="9.394cm" svg:x2="15.601cm" svg:y2="9.394cm">
          <text:p/>
        </draw:line>
        <draw:frame draw:style-name="gr30" draw:text-style-name="P17" draw:layer="layout" svg:width="1.136cm" svg:height="0.528cm" svg:x="15.991cm" svg:y="8.796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0" draw:text-style-name="P5" draw:layer="layout" svg:x1="15.203cm" svg:y1="9.601cm" svg:x2="15.203cm" svg:y2="12cm">
          <text:p/>
        </draw:line>
        <draw:frame draw:style-name="gr30" draw:text-style-name="P17" draw:layer="layout" svg:width="1.178cm" svg:height="0.528cm" svg:x="14.091cm" svg:y="10.521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line draw:style-name="gr31" draw:text-style-name="P19" draw:layer="layout" svg:x1="0cm" svg:y1="3.6cm" svg:x2="28cm" svg:y2="3.6cm">
          <text:p/>
        </draw:line>
        <draw:line draw:style-name="gr31" draw:text-style-name="P19" draw:layer="layout" svg:x1="13.9cm" svg:y1="0.1cm" svg:x2="13.9cm" svg:y2="3.6cm">
          <text:p/>
        </draw:line>
        <draw:custom-shape draw:style-name="gr39" draw:text-style-name="P1" draw:layer="layout" svg:width="12.566cm" svg:height="0.6cm" svg:x="2.899cm" svg:y="4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8cm" svg:height="2.4cm" svg:x="2.799cm" svg:y="4.6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8cm" svg:height="2.4cm" svg:x="4.999cm" svg:y="4.6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8cm" svg:height="2.4cm" svg:x="7.199cm" svg:y="4.6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8cm" svg:height="2.4cm" svg:x="9.399cm" svg:y="4.6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311cm" svg:height="0.311cm" svg:x="3.043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311cm" svg:height="0.311cm" svg:x="4.043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3.041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4.041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3.039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4.039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5.237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6.237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5.235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6.235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5.233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311cm" svg:height="0.311cm" svg:x="6.233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7.433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8.433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7.431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8.431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7.429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311cm" svg:height="0.311cm" svg:x="8.429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9.635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311cm" svg:height="0.311cm" svg:x="10.635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9.633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10.633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9.639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10.639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5" draw:layer="layout" svg:x1="4.6cm" svg:y1="4.401cm" svg:x2="2.799cm" svg:y2="4.401cm">
          <text:p/>
        </draw:line>
        <draw:line draw:style-name="gr20" draw:text-style-name="P5" draw:layer="layout" svg:x1="2.401cm" svg:y1="4.608cm" svg:x2="2.401cm" svg:y2="7.007cm">
          <text:p/>
        </draw:line>
        <draw:custom-shape draw:style-name="gr5" draw:text-style-name="P3" draw:layer="layout" svg:width="1.8cm" svg:height="2.4cm" svg:x="11.585cm" svg:y="4.6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8cm" svg:height="2.4cm" svg:x="13.785cm" svg:y="4.6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311cm" svg:height="0.311cm" svg:x="11.819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2.819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1.817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2.817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1.815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draw:layer="layout" svg:width="0.311cm" svg:height="0.311cm" svg:x="12.815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4.021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311cm" svg:height="0.311cm" svg:x="15.021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4.019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15.019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4.025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15.025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7" draw:layer="layout" svg:width="1.119cm" svg:height="0.528cm" svg:x="1.29cm" svg:y="5.521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custom-shape draw:style-name="gr9" draw:text-style-name="P6" draw:layer="layout" svg:width="0.311cm" svg:height="0.311cm" svg:x="16.415cm" svg:y="5.9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0" draw:layer="layout" svg:width="8.012cm" svg:height="0.839cm" svg:x="16.876cm" svg:y="5.798cm">
          <draw:text-box>
            <text:p><text:span text:style-name="T13">Unused or multiply-by-zero MAC</text:span></text:p>
          </draw:text-box>
        </draw:frame>
        <draw:frame draw:style-name="gr35" draw:text-style-name="P20" draw:layer="layout" svg:width="10.124cm" svg:height="0.839cm" svg:x="16.876cm" svg:y="6.399cm">
          <draw:text-box>
            <text:p><text:span text:style-name="T13">Used or Unused MAC - benchmark driven</text:span></text:p>
          </draw:text-box>
        </draw:frame>
        <draw:custom-shape draw:style-name="gr36" draw:text-style-name="P21" draw:layer="layout" svg:width="0.311cm" svg:height="0.311cm" svg:x="16.419cm" svg:y="6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0" draw:layer="layout" svg:width="3cm" svg:height="0.839cm" svg:x="16.876cm" svg:y="5.201cm">
          <draw:text-box>
            <text:p><text:span text:style-name="T13">Used MAC</text:span></text:p>
          </draw:text-box>
        </draw:frame>
        <draw:custom-shape draw:style-name="gr38" draw:text-style-name="P22" draw:layer="layout" svg:width="0.311cm" svg:height="0.311cm" svg:x="16.419cm" svg:y="5.3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7" draw:layer="layout" svg:width="1.135cm" svg:height="0.588cm" svg:x="3.29cm" svg:y="3.795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custom-shape draw:style-name="gr39" draw:text-style-name="P1" draw:layer="layout" svg:width="12.566cm" svg:height="0.6cm" svg:x="2.899cm" svg:y="5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12.566cm" svg:height="0.6cm" svg:x="2.899cm" svg:y="6.3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19" draw:layer="layout" svg:x1="15.9cm" svg:y1="3.6cm" svg:x2="15.9cm" svg:y2="7.1cm">
          <text:p/>
        </draw:line>
        <draw:line draw:style-name="gr31" draw:text-style-name="P19" draw:layer="layout" svg:x1="0cm" svg:y1="7.1cm" svg:x2="28cm" svg:y2="7.1cm">
          <text:p/>
        </draw:line>
        <draw:line draw:style-name="gr42" draw:text-style-name="P5" draw:layer="layout" svg:x1="4.045cm" svg:y1="5cm" svg:x2="3.356cm" svg:y2="5cm">
          <text:p/>
        </draw:line>
        <draw:line draw:style-name="gr42" draw:text-style-name="P5" draw:layer="layout" svg:x1="4.046cm" svg:y1="5.8cm" svg:x2="3.357cm" svg:y2="5.8cm">
          <text:p/>
        </draw:line>
        <draw:line draw:style-name="gr42" draw:text-style-name="P5" draw:layer="layout" svg:x1="4.047cm" svg:y1="6.6cm" svg:x2="3.358cm" svg:y2="6.6cm">
          <text:p/>
        </draw:line>
        <draw:line draw:style-name="gr42" draw:text-style-name="P5" draw:layer="layout" svg:x1="6.246cm" svg:y1="5cm" svg:x2="5.557cm" svg:y2="5cm">
          <text:p/>
        </draw:line>
        <draw:line draw:style-name="gr42" draw:text-style-name="P5" draw:layer="layout" svg:x1="6.247cm" svg:y1="5.8cm" svg:x2="5.558cm" svg:y2="5.8cm">
          <text:p/>
        </draw:line>
        <draw:line draw:style-name="gr42" draw:text-style-name="P5" draw:layer="layout" svg:x1="6.248cm" svg:y1="6.6cm" svg:x2="5.559cm" svg:y2="6.6cm">
          <text:p/>
        </draw:line>
        <draw:line draw:style-name="gr42" draw:text-style-name="P5" draw:layer="layout" svg:x1="8.434cm" svg:y1="5cm" svg:x2="7.745cm" svg:y2="5cm">
          <text:p/>
        </draw:line>
        <draw:line draw:style-name="gr42" draw:text-style-name="P5" draw:layer="layout" svg:x1="8.435cm" svg:y1="5.8cm" svg:x2="7.746cm" svg:y2="5.8cm">
          <text:p/>
        </draw:line>
        <draw:line draw:style-name="gr42" draw:text-style-name="P5" draw:layer="layout" svg:x1="8.436cm" svg:y1="6.6cm" svg:x2="7.747cm" svg:y2="6.6cm">
          <text:p/>
        </draw:line>
        <draw:line draw:style-name="gr42" draw:text-style-name="P5" draw:layer="layout" svg:x1="10.647cm" svg:y1="5cm" svg:x2="9.958cm" svg:y2="5cm">
          <text:p/>
        </draw:line>
        <draw:line draw:style-name="gr42" draw:text-style-name="P5" draw:layer="layout" svg:x1="10.648cm" svg:y1="5.8cm" svg:x2="9.959cm" svg:y2="5.8cm">
          <text:p/>
        </draw:line>
        <draw:line draw:style-name="gr42" draw:text-style-name="P5" draw:layer="layout" svg:x1="10.649cm" svg:y1="6.6cm" svg:x2="9.96cm" svg:y2="6.6cm">
          <text:p/>
        </draw:line>
        <draw:line draw:style-name="gr42" draw:text-style-name="P5" draw:layer="layout" svg:x1="12.808cm" svg:y1="5cm" svg:x2="12.119cm" svg:y2="5cm">
          <text:p/>
        </draw:line>
        <draw:line draw:style-name="gr42" draw:text-style-name="P5" draw:layer="layout" svg:x1="12.809cm" svg:y1="5.8cm" svg:x2="12.12cm" svg:y2="5.8cm">
          <text:p/>
        </draw:line>
        <draw:line draw:style-name="gr42" draw:text-style-name="P5" draw:layer="layout" svg:x1="12.81cm" svg:y1="6.6cm" svg:x2="12.121cm" svg:y2="6.6cm">
          <text:p/>
        </draw:line>
        <draw:line draw:style-name="gr42" draw:text-style-name="P5" draw:layer="layout" svg:x1="15.021cm" svg:y1="5cm" svg:x2="14.332cm" svg:y2="5cm">
          <text:p/>
        </draw:line>
        <draw:line draw:style-name="gr42" draw:text-style-name="P5" draw:layer="layout" svg:x1="15.022cm" svg:y1="5.8cm" svg:x2="14.333cm" svg:y2="5.8cm">
          <text:p/>
        </draw:line>
        <draw:line draw:style-name="gr42" draw:text-style-name="P5" draw:layer="layout" svg:x1="15.023cm" svg:y1="6.6cm" svg:x2="14.334cm" svg:y2="6.6cm">
          <text:p/>
        </draw:line>
        <draw:line draw:style-name="gr42" draw:text-style-name="P5" draw:layer="layout" svg:x1="16.847cm" svg:y1="1.4cm" svg:x2="16.158cm" svg:y2="1.4cm">
          <text:p/>
        </draw:line>
        <draw:line draw:style-name="gr42" draw:text-style-name="P5" draw:layer="layout" svg:x1="16.848cm" svg:y1="2.2cm" svg:x2="16.159cm" svg:y2="2.2cm">
          <text:p/>
        </draw:line>
        <draw:line draw:style-name="gr42" draw:text-style-name="P5" draw:layer="layout" svg:x1="16.849cm" svg:y1="3cm" svg:x2="16.16cm" svg:y2="3cm">
          <text:p/>
        </draw:line>
        <draw:line draw:style-name="gr42" draw:text-style-name="P5" draw:layer="layout" svg:x1="19.048cm" svg:y1="1.4cm" svg:x2="18.359cm" svg:y2="1.4cm">
          <text:p/>
        </draw:line>
        <draw:line draw:style-name="gr42" draw:text-style-name="P5" draw:layer="layout" svg:x1="19.049cm" svg:y1="2.2cm" svg:x2="18.36cm" svg:y2="2.2cm">
          <text:p/>
        </draw:line>
        <draw:line draw:style-name="gr42" draw:text-style-name="P5" draw:layer="layout" svg:x1="19.05cm" svg:y1="3cm" svg:x2="18.361cm" svg:y2="3cm">
          <text:p/>
        </draw:line>
        <draw:line draw:style-name="gr42" draw:text-style-name="P5" draw:layer="layout" svg:x1="22.73cm" svg:y1="1.4cm" svg:x2="22.041cm" svg:y2="1.4cm">
          <text:p/>
        </draw:line>
        <draw:line draw:style-name="gr42" draw:text-style-name="P5" draw:layer="layout" svg:x1="22.731cm" svg:y1="2.2cm" svg:x2="22.042cm" svg:y2="2.2cm">
          <text:p/>
        </draw:line>
        <draw:line draw:style-name="gr42" draw:text-style-name="P5" draw:layer="layout" svg:x1="22.732cm" svg:y1="3cm" svg:x2="22.043cm" svg:y2="3cm">
          <text:p/>
        </draw:line>
        <draw:line draw:style-name="gr42" draw:text-style-name="P5" draw:layer="layout" svg:x1="24.931cm" svg:y1="1.4cm" svg:x2="24.242cm" svg:y2="1.4cm">
          <text:p/>
        </draw:line>
        <draw:line draw:style-name="gr42" draw:text-style-name="P5" draw:layer="layout" svg:x1="24.932cm" svg:y1="2.2cm" svg:x2="24.243cm" svg:y2="2.2cm">
          <text:p/>
        </draw:line>
        <draw:line draw:style-name="gr42" draw:text-style-name="P5" draw:layer="layout" svg:x1="24.933cm" svg:y1="3cm" svg:x2="24.244cm" svg:y2="3cm">
          <text:p/>
        </draw:line>
        <draw:line draw:style-name="gr42" draw:text-style-name="P5" draw:layer="layout" svg:x1="11.843cm" svg:y1="13.7cm" svg:x2="11.154cm" svg:y2="13.7cm">
          <text:p/>
        </draw:line>
        <draw:line draw:style-name="gr42" draw:text-style-name="P5" draw:layer="layout" svg:x1="11.841cm" svg:y1="14.7cm" svg:x2="11.152cm" svg:y2="14.7cm">
          <text:p/>
        </draw:line>
        <draw:line draw:style-name="gr42" draw:text-style-name="P5" draw:layer="layout" svg:x1="12.841cm" svg:y1="13.7cm" svg:x2="12.152cm" svg:y2="13.7cm">
          <text:p/>
        </draw:line>
        <draw:line draw:style-name="gr42" draw:text-style-name="P5" draw:layer="layout" svg:x1="12.839cm" svg:y1="14.7cm" svg:x2="12.15cm" svg:y2="14.7cm">
          <text:p/>
        </draw:line>
        <draw:line draw:style-name="gr42" draw:text-style-name="P5" draw:layer="layout" svg:x1="7.244cm" svg:y1="13.7cm" svg:x2="6.555cm" svg:y2="13.7cm">
          <text:p/>
        </draw:line>
        <draw:line draw:style-name="gr42" draw:text-style-name="P5" draw:layer="layout" svg:x1="7.242cm" svg:y1="14.7cm" svg:x2="6.553cm" svg:y2="14.7cm">
          <text:p/>
        </draw:line>
        <draw:line draw:style-name="gr42" draw:text-style-name="P5" draw:layer="layout" svg:x1="8.242cm" svg:y1="13.7cm" svg:x2="7.553cm" svg:y2="13.7cm">
          <text:p/>
        </draw:line>
        <draw:line draw:style-name="gr42" draw:text-style-name="P5" draw:layer="layout" svg:x1="8.24cm" svg:y1="14.7cm" svg:x2="7.551cm" svg:y2="14.7cm">
          <text:p/>
        </draw:line>
        <draw:line draw:style-name="gr42" draw:text-style-name="P5" draw:layer="layout" svg:x1="4.036cm" svg:y1="13.7cm" svg:x2="3.347cm" svg:y2="13.7cm">
          <text:p/>
        </draw:line>
        <draw:line draw:style-name="gr42" draw:text-style-name="P5" draw:layer="layout" svg:x1="4.034cm" svg:y1="14.7cm" svg:x2="3.345cm" svg:y2="14.7cm">
          <text:p/>
        </draw:line>
        <draw:line draw:style-name="gr42" draw:text-style-name="P5" draw:layer="layout" svg:x1="5.034cm" svg:y1="13.7cm" svg:x2="4.345cm" svg:y2="13.7cm">
          <text:p/>
        </draw:line>
        <draw:line draw:style-name="gr42" draw:text-style-name="P5" draw:layer="layout" svg:x1="5.032cm" svg:y1="14.7cm" svg:x2="4.343cm" svg:y2="14.7cm">
          <text:p/>
        </draw:line>
        <draw:line draw:style-name="gr42" draw:text-style-name="P5" draw:layer="layout" svg:x1="7.245cm" svg:y1="10.4cm" svg:x2="6.556cm" svg:y2="10.4cm">
          <text:p/>
        </draw:line>
        <draw:line draw:style-name="gr42" draw:text-style-name="P5" draw:layer="layout" svg:x1="7.243cm" svg:y1="11.4cm" svg:x2="6.554cm" svg:y2="11.4cm">
          <text:p/>
        </draw:line>
        <draw:line draw:style-name="gr42" draw:text-style-name="P5" draw:layer="layout" svg:x1="8.243cm" svg:y1="10.4cm" svg:x2="7.554cm" svg:y2="10.4cm">
          <text:p/>
        </draw:line>
        <draw:line draw:style-name="gr42" draw:text-style-name="P5" draw:layer="layout" svg:x1="8.241cm" svg:y1="11.4cm" svg:x2="7.552cm" svg:y2="11.4cm">
          <text:p/>
        </draw:line>
        <draw:line draw:style-name="gr42" draw:text-style-name="P5" draw:layer="layout" svg:x1="4.046cm" svg:y1="10.4cm" svg:x2="3.357cm" svg:y2="10.4cm">
          <text:p/>
        </draw:line>
        <draw:line draw:style-name="gr42" draw:text-style-name="P5" draw:layer="layout" svg:x1="4.044cm" svg:y1="11.4cm" svg:x2="3.355cm" svg:y2="11.4cm">
          <text:p/>
        </draw:line>
        <draw:line draw:style-name="gr42" draw:text-style-name="P5" draw:layer="layout" svg:x1="5.044cm" svg:y1="10.4cm" svg:x2="4.355cm" svg:y2="10.4cm">
          <text:p/>
        </draw:line>
        <draw:line draw:style-name="gr42" draw:text-style-name="P5" draw:layer="layout" svg:x1="5.042cm" svg:y1="11.4cm" svg:x2="4.353cm" svg:y2="11.4cm">
          <text:p/>
        </draw:line>
        <draw:line draw:style-name="gr42" draw:text-style-name="P5" draw:layer="layout" svg:x1="11.846cm" svg:y1="10.4cm" svg:x2="11.157cm" svg:y2="10.4cm">
          <text:p/>
        </draw:line>
        <draw:line draw:style-name="gr42" draw:text-style-name="P5" draw:layer="layout" svg:x1="11.844cm" svg:y1="11.4cm" svg:x2="11.155cm" svg:y2="11.4cm">
          <text:p/>
        </draw:line>
        <draw:line draw:style-name="gr42" draw:text-style-name="P5" draw:layer="layout" svg:x1="12.844cm" svg:y1="10.4cm" svg:x2="12.155cm" svg:y2="10.4cm">
          <text:p/>
        </draw:line>
        <draw:line draw:style-name="gr42" draw:text-style-name="P5" draw:layer="layout" svg:x1="12.842cm" svg:y1="11.4cm" svg:x2="12.153cm" svg:y2="11.4cm">
          <text:p/>
        </draw:line>
        <draw:custom-shape draw:style-name="gr6" draw:text-style-name="P4" draw:layer="layout" svg:width="0.043cm" svg:height="0.043cm" svg:x="20.74cm" svg:y="1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54cm" svg:y="1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34cm" svg:y="1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74cm" svg:y="2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54cm" svg:y="2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34cm" svg:y="2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74cm" svg:y="2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54cm" svg:y="2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34cm" svg:y="2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5" draw:layer="layout" svg:x1="16.848cm" svg:y1="10cm" svg:x2="16.159cm" svg:y2="10cm">
          <text:p/>
        </draw:line>
        <draw:line draw:style-name="gr42" draw:text-style-name="P5" draw:layer="layout" svg:x1="16.849cm" svg:y1="10.8cm" svg:x2="16.16cm" svg:y2="10.8cm">
          <text:p/>
        </draw:line>
        <draw:line draw:style-name="gr42" draw:text-style-name="P5" draw:layer="layout" svg:x1="16.85cm" svg:y1="11.6cm" svg:x2="16.161cm" svg:y2="11.6cm">
          <text:p/>
        </draw:line>
        <draw:line draw:style-name="gr42" draw:text-style-name="P5" draw:layer="layout" svg:x1="19.049cm" svg:y1="10cm" svg:x2="18.36cm" svg:y2="10cm">
          <text:p/>
        </draw:line>
        <draw:line draw:style-name="gr42" draw:text-style-name="P5" draw:layer="layout" svg:x1="19.05cm" svg:y1="10.8cm" svg:x2="18.361cm" svg:y2="10.8cm">
          <text:p/>
        </draw:line>
        <draw:line draw:style-name="gr42" draw:text-style-name="P5" draw:layer="layout" svg:x1="19.051cm" svg:y1="11.6cm" svg:x2="18.362cm" svg:y2="11.6cm">
          <text:p/>
        </draw:line>
        <draw:line draw:style-name="gr42" draw:text-style-name="P5" draw:layer="layout" svg:x1="22.731cm" svg:y1="10cm" svg:x2="22.042cm" svg:y2="10cm">
          <text:p/>
        </draw:line>
        <draw:line draw:style-name="gr42" draw:text-style-name="P5" draw:layer="layout" svg:x1="22.732cm" svg:y1="10.8cm" svg:x2="22.043cm" svg:y2="10.8cm">
          <text:p/>
        </draw:line>
        <draw:line draw:style-name="gr42" draw:text-style-name="P5" draw:layer="layout" svg:x1="22.733cm" svg:y1="11.6cm" svg:x2="22.044cm" svg:y2="11.6cm">
          <text:p/>
        </draw:line>
        <draw:line draw:style-name="gr42" draw:text-style-name="P5" draw:layer="layout" svg:x1="24.932cm" svg:y1="10cm" svg:x2="24.243cm" svg:y2="10cm">
          <text:p/>
        </draw:line>
        <draw:line draw:style-name="gr42" draw:text-style-name="P5" draw:layer="layout" svg:x1="24.933cm" svg:y1="10.8cm" svg:x2="24.244cm" svg:y2="10.8cm">
          <text:p/>
        </draw:line>
        <draw:line draw:style-name="gr42" draw:text-style-name="P5" draw:layer="layout" svg:x1="24.934cm" svg:y1="11.6cm" svg:x2="24.245cm" svg:y2="11.6cm">
          <text:p/>
        </draw:line>
        <draw:custom-shape draw:style-name="gr6" draw:text-style-name="P4" draw:layer="layout" svg:width="0.043cm" svg:height="0.043cm" svg:x="20.741cm" svg:y="9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541cm" svg:y="9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341cm" svg:y="9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741cm" svg:y="10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541cm" svg:y="10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341cm" svg:y="10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741cm" svg:y="11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541cm" svg:y="11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341cm" svg:y="11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7" draw:layer="layout" svg:width="2.384cm" svg:height="0.53cm" svg:x="19.279cm" svg:y="8.78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line draw:style-name="gr33" draw:text-style-name="P5" draw:layer="layout" svg:x1="22.773cm" svg:y1="8.925cm" svg:x2="21.909cm" svg:y2="9.732cm">
          <text:p/>
        </draw:line>
        <draw:frame draw:style-name="gr30" draw:text-style-name="P17" draw:layer="layout" svg:width="2.828cm" svg:height="0.53cm" svg:x="22.767cm" svg:y="8.719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line draw:style-name="gr33" draw:text-style-name="P5" draw:layer="layout" svg:x1="9.58cm" svg:y1="4.295cm" svg:x2="9.115cm" svg:y2="4.73cm">
          <text:p/>
        </draw:line>
        <draw:frame draw:style-name="gr30" draw:text-style-name="P17" draw:layer="layout" svg:width="2.131cm" svg:height="0.47cm" svg:x="9.574cm" svg:y="4.01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line draw:style-name="gr33" draw:text-style-name="P5" draw:layer="layout" svg:x1="23.073cm" svg:y1="0.502cm" svg:x2="22.388cm" svg:y2="1.142cm">
          <text:p/>
        </draw:line>
        <draw:frame draw:style-name="gr30" draw:text-style-name="P17" draw:layer="layout" svg:width="2.131cm" svg:height="0.47cm" svg:x="23.067cm" svg:y="0.217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presentation:notes draw:style-name="dp2">
          <draw:page-thumbnail draw:style-name="gr41" draw:layer="layout" svg:width="19.798cm" svg:height="11.136cm" svg:x="0.6cm" svg:y="2.257cm" draw:page-number="4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akar" svg:font-family="aakar"/>
    <style:font-face style:name="aakar1" svg:font-family="aak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Dark_20_Downward_20_Diagonal" draw:display-name="Dark Downward Diagonal" xlink:href="Pictures/100000000000000800000008FAA3659C24F98C48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198cm" svg:height="2.629cm" svg:x="1.399cm" svg:y="0.627cm" presentation:class="title" presentation:placeholder="true">
        <draw:text-box/>
      </draw:frame>
      <draw:frame presentation:style-name="Blank_20_Slide-outline1" draw:layer="backgroundobjects" svg:width="25.198cm" svg:height="9.134cm" svg:x="1.399cm" svg:y="3.684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6T16:23:13.330195193</meta:creation-date>
    <dc:date>2021-08-29T23:22:45.839367356</dc:date>
    <meta:editing-duration>P2DT5H19M58S</meta:editing-duration>
    <meta:editing-cycles>236</meta:editing-cycles>
    <meta:generator>LibreOffice/6.0.7.3$Linux_X86_64 LibreOffice_project/00m0$Build-3</meta:generator>
    <meta:document-statistic meta:object-count="1852"/>
  </office:meta>
</office:document-meta>
</file>

<file path=Object 1/content.xml><?xml version="1.0" encoding="utf-8"?>
<math xmlns="http://www.w3.org/1998/Math/MathML" display="block">
  <semantics>
    <msup>
      <mover accent="true">
        <mi>B</mi>
        <mo stretchy="false">^</mo>
      </mover>
      <mi mathvariant="italic">unroll</mi>
    </msup>
    <annotation encoding="StarMath 5.0">{hat{B}}^{unroll}
</annotation>
  </semantics>
</math>
</file>

<file path=Object 10/content.xml><?xml version="1.0" encoding="utf-8"?>
<math xmlns="http://www.w3.org/1998/Math/MathML" display="block">
  <semantics>
    <msup>
      <mover accent="true">
        <mi>B</mi>
        <mo stretchy="false">^</mo>
      </mover>
      <mi mathvariant="italic">unroll</mi>
    </msup>
    <annotation encoding="StarMath 5.0">{hat{B}}^{unroll}
</annotation>
  </semantics>
</math>
</file>

<file path=Object 11/content.xml><?xml version="1.0" encoding="utf-8"?>
<math xmlns="http://www.w3.org/1998/Math/MathML" display="block">
  <semantics>
    <mrow>
      <mn>1</mn>
      <mo stretchy="false">×</mo>
      <mn>1</mn>
      <mo stretchy="false">×</mo>
      <msub>
        <mi mathvariant="italic">kernel</mi>
        <mtext>size</mtext>
      </msub>
    </mrow>
    <annotation encoding="StarMath 5.0">1 times 1 times {kernel}_{"size"}</annotation>
  </semantics>
</math>
</file>

<file path=Object 12/content.xml><?xml version="1.0" encoding="utf-8"?>
<math xmlns="http://www.w3.org/1998/Math/MathML" display="block">
  <semantics>
    <mrow>
      <mo fence="true" stretchy="false">⌈</mo>
      <mrow>
        <mrow>
          <msub>
            <mi mathvariant="italic">kernel</mi>
            <mtext>size</mtext>
          </msub>
          <mo stretchy="false">/</mo>
          <mn>3</mn>
        </mrow>
      </mrow>
      <mo fence="true" stretchy="false">⌉</mo>
    </mrow>
    <annotation encoding="StarMath 5.0">lceil {kernel}_{"size"}/3 rceil 
</annotation>
  </semantics>
</math>
</file>

<file path=Object 13/content.xml><?xml version="1.0" encoding="utf-8"?>
<math xmlns="http://www.w3.org/1998/Math/MathML" display="block">
  <semantics>
    <msup>
      <mover accent="true">
        <mi>B</mi>
        <mo stretchy="false">^</mo>
      </mover>
      <mi mathvariant="italic">unroll</mi>
    </msup>
    <annotation encoding="StarMath 5.0">{hat{B}}^{unroll}
</annotation>
  </semantics>
</math>
</file>

<file path=Object 14/content.xml><?xml version="1.0" encoding="utf-8"?>
<math xmlns="http://www.w3.org/1998/Math/MathML" display="block">
  <semantics>
    <mrow>
      <mn>1</mn>
      <mo stretchy="false">×</mo>
      <mn>1</mn>
      <mo stretchy="false">×</mo>
      <msub>
        <mi mathvariant="italic">kernel</mi>
        <mtext>size</mtext>
      </msub>
    </mrow>
    <annotation encoding="StarMath 5.0">1 times 1 times {kernel}_{"size"}</annotation>
  </semantics>
</math>
</file>

<file path=Object 15/content.xml><?xml version="1.0" encoding="utf-8"?>
<math xmlns="http://www.w3.org/1998/Math/MathML" display="block">
  <semantics>
    <mrow>
      <mrow>
        <mn>3</mn>
        <mo stretchy="false">×</mo>
        <mn>3</mn>
      </mrow>
      <mi mathvariant="italic">kernel</mi>
    </mrow>
    <annotation encoding="StarMath 5.0">3 times 3 kernel</annotation>
  </semantics>
</math>
</file>

<file path=Object 16/content.xml><?xml version="1.0" encoding="utf-8"?>
<math xmlns="http://www.w3.org/1998/Math/MathML" display="block">
  <semantics>
    <msup>
      <mover accent="true">
        <mi>C</mi>
        <mo stretchy="false">^</mo>
      </mover>
      <mi mathvariant="italic">unroll</mi>
    </msup>
    <annotation encoding="StarMath 5.0">{hat{C}}^{unroll}
</annotation>
  </semantics>
</math>
</file>

<file path=Object 17/content.xml><?xml version="1.0" encoding="utf-8"?>
<math xmlns="http://www.w3.org/1998/Math/MathML" display="block">
  <semantics>
    <msup>
      <mover accent="true">
        <mi>K</mi>
        <mo stretchy="false">^</mo>
      </mover>
      <mi mathvariant="italic">unroll</mi>
    </msup>
    <annotation encoding="StarMath 5.0">{hat{K}}^{unroll}
</annotation>
  </semantics>
</math>
</file>

<file path=Object 18/content.xml><?xml version="1.0" encoding="utf-8"?>
<math xmlns="http://www.w3.org/1998/Math/MathML" display="block">
  <semantics>
    <msup>
      <mover accent="true">
        <mi>C</mi>
        <mo stretchy="false">^</mo>
      </mover>
      <mi mathvariant="italic">unroll</mi>
    </msup>
    <annotation encoding="StarMath 5.0">{hat{C}}^{unroll}
</annotation>
  </semantics>
</math>
</file>

<file path=Object 19/content.xml><?xml version="1.0" encoding="utf-8"?>
<math xmlns="http://www.w3.org/1998/Math/MathML" display="block">
  <semantics>
    <msup>
      <mover accent="true">
        <mi>K</mi>
        <mo stretchy="false">^</mo>
      </mover>
      <mi mathvariant="italic">unroll</mi>
    </msup>
    <annotation encoding="StarMath 5.0">{hat{K}}^{unroll}
</annotation>
  </semantics>
</math>
</file>

<file path=Object 2/content.xml><?xml version="1.0" encoding="utf-8"?>
<math xmlns="http://www.w3.org/1998/Math/MathML" display="block">
  <semantics>
    <mrow>
      <mo fence="true" stretchy="false">⌈</mo>
      <mrow>
        <mrow>
          <mi>C</mi>
          <mo stretchy="false">/</mo>
          <mn>2</mn>
        </mrow>
      </mrow>
      <mo fence="true" stretchy="false">⌉</mo>
    </mrow>
    <annotation encoding="StarMath 5.0">lceil C/2 rceil 
</annotation>
  </semantics>
</math>
</file>

<file path=Object 20/content.xml><?xml version="1.0" encoding="utf-8"?>
<math xmlns="http://www.w3.org/1998/Math/MathML" display="block">
  <semantics>
    <msubsup>
      <mover accent="true">
        <mi>F</mi>
        <mo stretchy="false">^</mo>
      </mover>
      <mi>X</mi>
      <mi mathvariant="italic">unroll</mi>
    </msubsup>
    <annotation encoding="StarMath 5.0">{hat{F}}^{unroll}_{X}
</annotation>
  </semantics>
</math>
</file>

<file path=Object 21/content.xml><?xml version="1.0" encoding="utf-8"?>
<math xmlns="http://www.w3.org/1998/Math/MathML" display="block">
  <semantics>
    <msub>
      <mi mathvariant="italic">kernel</mi>
      <mtext>size</mtext>
    </msub>
    <annotation encoding="StarMath 5.0">{kernel}_{"size"}</annotation>
  </semantics>
</math>
</file>

<file path=Object 22/content.xml><?xml version="1.0" encoding="utf-8"?>
<math xmlns="http://www.w3.org/1998/Math/MathML" display="block">
  <semantics>
    <mn>9</mn>
    <annotation encoding="StarMath 5.0">9 
</annotation>
  </semantics>
</math>
</file>

<file path=Object 23/content.xml><?xml version="1.0" encoding="utf-8"?>
<math xmlns="http://www.w3.org/1998/Math/MathML" display="block">
  <semantics>
    <msubsup>
      <mover accent="true">
        <mi>F</mi>
        <mo stretchy="false">^</mo>
      </mover>
      <mi>X</mi>
      <mi mathvariant="italic">unroll</mi>
    </msubsup>
    <annotation encoding="StarMath 5.0">{hat{F}}^{unroll}_{X}
</annotation>
  </semantics>
</math>
</file>

<file path=Object 24/content.xml><?xml version="1.0" encoding="utf-8"?>
<math xmlns="http://www.w3.org/1998/Math/MathML" display="block">
  <semantics>
    <msup>
      <mover accent="true">
        <mi>B</mi>
        <mo stretchy="false">^</mo>
      </mover>
      <mi mathvariant="italic">unroll</mi>
    </msup>
    <annotation encoding="StarMath 5.0">{hat{B}}^{unroll}
</annotation>
  </semantics>
</math>
</file>

<file path=Object 25/content.xml><?xml version="1.0" encoding="utf-8"?>
<math xmlns="http://www.w3.org/1998/Math/MathML" display="block">
  <semantics>
    <msubsup>
      <mover accent="true">
        <mi>F</mi>
        <mo stretchy="false">^</mo>
      </mover>
      <mi>X</mi>
      <mi mathvariant="italic">unroll</mi>
    </msubsup>
    <annotation encoding="StarMath 5.0">{hat{F}}^{unroll}_{X}
</annotation>
  </semantics>
</math>
</file>

<file path=Object 26/content.xml><?xml version="1.0" encoding="utf-8"?>
<math xmlns="http://www.w3.org/1998/Math/MathML" display="block">
  <semantics>
    <msup>
      <mover accent="true">
        <mi>B</mi>
        <mo stretchy="false">^</mo>
      </mover>
      <mi mathvariant="italic">unroll</mi>
    </msup>
    <annotation encoding="StarMath 5.0">{hat{B}}^{unroll}
</annotation>
  </semantics>
</math>
</file>

<file path=Object 27/content.xml><?xml version="1.0" encoding="utf-8"?>
<math xmlns="http://www.w3.org/1998/Math/MathML" display="block">
  <semantics>
    <mrow>
      <mn>1</mn>
      <mo stretchy="false">×</mo>
      <mn>1</mn>
      <mo stretchy="false">×</mo>
      <msub>
        <mi mathvariant="italic">kernel</mi>
        <mtext>size</mtext>
      </msub>
    </mrow>
    <annotation encoding="StarMath 5.0">1 times 1 times {kernel}_{"size"}</annotation>
  </semantics>
</math>
</file>

<file path=Object 28/content.xml><?xml version="1.0" encoding="utf-8"?>
<math xmlns="http://www.w3.org/1998/Math/MathML" display="block">
  <semantics>
    <mrow>
      <mo fence="true" stretchy="false">⌈</mo>
      <mrow>
        <mrow>
          <msub>
            <mi mathvariant="italic">kernel</mi>
            <mtext>size</mtext>
          </msub>
          <mo stretchy="false">/</mo>
          <mn>3</mn>
        </mrow>
      </mrow>
      <mo fence="true" stretchy="false">⌉</mo>
    </mrow>
    <annotation encoding="StarMath 5.0">lceil {kernel}_{"size"}/3 rceil 
</annotation>
  </semantics>
</math>
</file>

<file path=Object 29/content.xml><?xml version="1.0" encoding="utf-8"?>
<math xmlns="http://www.w3.org/1998/Math/MathML" display="block">
  <semantics>
    <msup>
      <mover accent="true">
        <mi>C</mi>
        <mo stretchy="false">^</mo>
      </mover>
      <mi mathvariant="italic">unroll</mi>
    </msup>
    <annotation encoding="StarMath 5.0">{hat{C}}^{unroll}</annotation>
  </semantics>
</math>
</file>

<file path=Object 3/content.xml><?xml version="1.0" encoding="utf-8"?>
<math xmlns="http://www.w3.org/1998/Math/MathML" display="block">
  <semantics>
    <mn>9</mn>
    <annotation encoding="StarMath 5.0">9 
</annotation>
  </semantics>
</math>
</file>

<file path=Object 30/content.xml><?xml version="1.0" encoding="utf-8"?>
<math xmlns="http://www.w3.org/1998/Math/MathML" display="block">
  <semantics>
    <msup>
      <mover accent="true">
        <mi>B</mi>
        <mo stretchy="false">^</mo>
      </mover>
      <mi mathvariant="italic">unroll</mi>
    </msup>
    <annotation encoding="StarMath 5.0">{hat{B}}^{unroll}
</annotation>
  </semantics>
</math>
</file>

<file path=Object 31/content.xml><?xml version="1.0" encoding="utf-8"?>
<math xmlns="http://www.w3.org/1998/Math/MathML" display="block">
  <semantics>
    <mrow>
      <mn>1</mn>
      <mo stretchy="false">×</mo>
      <mn>1</mn>
      <mo stretchy="false">×</mo>
      <msub>
        <mi mathvariant="italic">kernel</mi>
        <mtext>size</mtext>
      </msub>
    </mrow>
    <annotation encoding="StarMath 5.0">1 times 1 times {kernel}_{"size"}</annotation>
  </semantics>
</math>
</file>

<file path=Object 32/content.xml><?xml version="1.0" encoding="utf-8"?>
<math xmlns="http://www.w3.org/1998/Math/MathML" display="block">
  <semantics>
    <mrow>
      <mrow>
        <mn>3</mn>
        <mo stretchy="false">×</mo>
        <mn>3</mn>
      </mrow>
      <mi mathvariant="italic">kernel</mi>
    </mrow>
    <annotation encoding="StarMath 5.0">3 times 3 kernel</annotation>
  </semantics>
</math>
</file>

<file path=Object 33/content.xml><?xml version="1.0" encoding="utf-8"?>
<math xmlns="http://www.w3.org/1998/Math/MathML" display="block">
  <semantics>
    <msup>
      <mover accent="true">
        <mi>C</mi>
        <mo stretchy="false">^</mo>
      </mover>
      <mi mathvariant="italic">unroll</mi>
    </msup>
    <annotation encoding="StarMath 5.0">{hat{C}}^{unroll}
</annotation>
  </semantics>
</math>
</file>

<file path=Object 34/content.xml><?xml version="1.0" encoding="utf-8"?>
<math xmlns="http://www.w3.org/1998/Math/MathML" display="block">
  <semantics>
    <msup>
      <mover accent="true">
        <mi>K</mi>
        <mo stretchy="false">^</mo>
      </mover>
      <mi mathvariant="italic">unroll</mi>
    </msup>
    <annotation encoding="StarMath 5.0">{hat{K}}^{unroll}
</annotation>
  </semantics>
</math>
</file>

<file path=Object 35/content.xml><?xml version="1.0" encoding="utf-8"?>
<math xmlns="http://www.w3.org/1998/Math/MathML" display="block">
  <semantics>
    <msup>
      <mover accent="true">
        <mi>C</mi>
        <mo stretchy="false">^</mo>
      </mover>
      <mi mathvariant="italic">unroll</mi>
    </msup>
    <annotation encoding="StarMath 5.0">{hat{C}}^{unroll}
</annotation>
  </semantics>
</math>
</file>

<file path=Object 36/content.xml><?xml version="1.0" encoding="utf-8"?>
<math xmlns="http://www.w3.org/1998/Math/MathML" display="block">
  <semantics>
    <msup>
      <mover accent="true">
        <mi>K</mi>
        <mo stretchy="false">^</mo>
      </mover>
      <mi mathvariant="italic">unroll</mi>
    </msup>
    <annotation encoding="StarMath 5.0">{hat{K}}^{unroll}
</annotation>
  </semantics>
</math>
</file>

<file path=Object 37/content.xml><?xml version="1.0" encoding="utf-8"?>
<math xmlns="http://www.w3.org/1998/Math/MathML" display="block">
  <semantics>
    <msup>
      <mover accent="true">
        <mi>B</mi>
        <mo stretchy="false">^</mo>
      </mover>
      <mi mathvariant="italic">unroll</mi>
    </msup>
    <annotation encoding="StarMath 5.0">{hat{B}}^{unroll}
</annotation>
  </semantics>
</math>
</file>

<file path=Object 38/content.xml><?xml version="1.0" encoding="utf-8"?>
<math xmlns="http://www.w3.org/1998/Math/MathML" display="block">
  <semantics>
    <msubsup>
      <mover accent="true">
        <mi>F</mi>
        <mo stretchy="false">^</mo>
      </mover>
      <mi>X</mi>
      <mi mathvariant="italic">unroll</mi>
    </msubsup>
    <annotation encoding="StarMath 5.0">{hat{F}}^{unroll}_{X}
</annotation>
  </semantics>
</math>
</file>

<file path=Object 39/content.xml><?xml version="1.0" encoding="utf-8"?>
<math xmlns="http://www.w3.org/1998/Math/MathML" display="block">
  <semantics>
    <mrow>
      <mo fence="true" stretchy="false">⌈</mo>
      <mrow>
        <mrow>
          <mi>C</mi>
          <mo stretchy="false">/</mo>
          <mn>2</mn>
        </mrow>
      </mrow>
      <mo fence="true" stretchy="false">⌉</mo>
    </mrow>
    <annotation encoding="StarMath 5.0">lceil C/2 rceil 
</annotation>
  </semantics>
</math>
</file>

<file path=Object 4/content.xml><?xml version="1.0" encoding="utf-8"?>
<math xmlns="http://www.w3.org/1998/Math/MathML" display="block">
  <semantics>
    <msubsup>
      <mover accent="true">
        <mi>F</mi>
        <mo stretchy="false">^</mo>
      </mover>
      <mi>X</mi>
      <mi mathvariant="italic">unroll</mi>
    </msubsup>
    <annotation encoding="StarMath 5.0">{hat{F}}^{unroll}_{X}
</annotation>
  </semantics>
</math>
</file>

<file path=Object 40/content.xml><?xml version="1.0" encoding="utf-8"?>
<math xmlns="http://www.w3.org/1998/Math/MathML" display="block">
  <semantics>
    <msub>
      <mi mathvariant="italic">kernel</mi>
      <mtext>size</mtext>
    </msub>
    <annotation encoding="StarMath 5.0">{kernel}_{"size"}</annotation>
  </semantics>
</math>
</file>

<file path=Object 41/content.xml><?xml version="1.0" encoding="utf-8"?>
<math xmlns="http://www.w3.org/1998/Math/MathML" display="block">
  <semantics>
    <mn>9</mn>
    <annotation encoding="StarMath 5.0">9 
</annotation>
  </semantics>
</math>
</file>

<file path=Object 42/content.xml><?xml version="1.0" encoding="utf-8"?>
<math xmlns="http://www.w3.org/1998/Math/MathML" display="block">
  <semantics>
    <msubsup>
      <mover accent="true">
        <mi>F</mi>
        <mo stretchy="false">^</mo>
      </mover>
      <mi>X</mi>
      <mi mathvariant="italic">unroll</mi>
    </msubsup>
    <annotation encoding="StarMath 5.0">{hat{F}}^{unroll}_{X}
</annotation>
  </semantics>
</math>
</file>

<file path=Object 43/content.xml><?xml version="1.0" encoding="utf-8"?>
<math xmlns="http://www.w3.org/1998/Math/MathML" display="block">
  <semantics>
    <msup>
      <mover accent="true">
        <mi>B</mi>
        <mo stretchy="false">^</mo>
      </mover>
      <mi mathvariant="italic">unroll</mi>
    </msup>
    <annotation encoding="StarMath 5.0">{hat{B}}^{unroll}
</annotation>
  </semantics>
</math>
</file>

<file path=Object 44/content.xml><?xml version="1.0" encoding="utf-8"?>
<math xmlns="http://www.w3.org/1998/Math/MathML" display="block">
  <semantics>
    <msubsup>
      <mover accent="true">
        <mi>F</mi>
        <mo stretchy="false">^</mo>
      </mover>
      <mi>X</mi>
      <mi mathvariant="italic">unroll</mi>
    </msubsup>
    <annotation encoding="StarMath 5.0">{hat{F}}^{unroll}_{X}
</annotation>
  </semantics>
</math>
</file>

<file path=Object 45/content.xml><?xml version="1.0" encoding="utf-8"?>
<math xmlns="http://www.w3.org/1998/Math/MathML" display="block">
  <semantics>
    <msup>
      <mover accent="true">
        <mi>B</mi>
        <mo stretchy="false">^</mo>
      </mover>
      <mi mathvariant="italic">unroll</mi>
    </msup>
    <annotation encoding="StarMath 5.0">{hat{B}}^{unroll}
</annotation>
  </semantics>
</math>
</file>

<file path=Object 46/content.xml><?xml version="1.0" encoding="utf-8"?>
<math xmlns="http://www.w3.org/1998/Math/MathML" display="block">
  <semantics>
    <mrow>
      <mn>1</mn>
      <mo stretchy="false">×</mo>
      <mn>1</mn>
      <mo stretchy="false">×</mo>
      <msub>
        <mi mathvariant="italic">kernel</mi>
        <mtext>size</mtext>
      </msub>
    </mrow>
    <annotation encoding="StarMath 5.0">1 times 1 times {kernel}_{"size"}</annotation>
  </semantics>
</math>
</file>

<file path=Object 47/content.xml><?xml version="1.0" encoding="utf-8"?>
<math xmlns="http://www.w3.org/1998/Math/MathML" display="block">
  <semantics>
    <mrow>
      <mo fence="true" stretchy="false">⌈</mo>
      <mrow>
        <mrow>
          <msub>
            <mi mathvariant="italic">kernel</mi>
            <mtext>size</mtext>
          </msub>
          <mo stretchy="false">/</mo>
          <mn>3</mn>
        </mrow>
      </mrow>
      <mo fence="true" stretchy="false">⌉</mo>
    </mrow>
    <annotation encoding="StarMath 5.0">lceil {kernel}_{"size"}/3 rceil 
</annotation>
  </semantics>
</math>
</file>

<file path=Object 48/content.xml><?xml version="1.0" encoding="utf-8"?>
<math xmlns="http://www.w3.org/1998/Math/MathML" display="block">
  <semantics>
    <msup>
      <mover accent="true">
        <mi>C</mi>
        <mo stretchy="false">^</mo>
      </mover>
      <mi mathvariant="italic">unroll</mi>
    </msup>
    <annotation encoding="StarMath 5.0">{hat{C}}^{unroll}</annotation>
  </semantics>
</math>
</file>

<file path=Object 49/content.xml><?xml version="1.0" encoding="utf-8"?>
<math xmlns="http://www.w3.org/1998/Math/MathML" display="block">
  <semantics>
    <msup>
      <mover accent="true">
        <mi>B</mi>
        <mo stretchy="false">^</mo>
      </mover>
      <mi mathvariant="italic">unroll</mi>
    </msup>
    <annotation encoding="StarMath 5.0">{hat{B}}^{unroll}
</annotation>
  </semantics>
</math>
</file>

<file path=Object 5/content.xml><?xml version="1.0" encoding="utf-8"?>
<math xmlns="http://www.w3.org/1998/Math/MathML" display="block">
  <semantics>
    <msup>
      <mover accent="true">
        <mi>B</mi>
        <mo stretchy="false">^</mo>
      </mover>
      <mi mathvariant="italic">unroll</mi>
    </msup>
    <annotation encoding="StarMath 5.0">{hat{B}}^{unroll}
</annotation>
  </semantics>
</math>
</file>

<file path=Object 50/content.xml><?xml version="1.0" encoding="utf-8"?>
<math xmlns="http://www.w3.org/1998/Math/MathML" display="block">
  <semantics>
    <mrow>
      <mn>1</mn>
      <mo stretchy="false">×</mo>
      <mn>1</mn>
      <mo stretchy="false">×</mo>
      <msub>
        <mi mathvariant="italic">kernel</mi>
        <mtext>size</mtext>
      </msub>
    </mrow>
    <annotation encoding="StarMath 5.0">1 times 1 times {kernel}_{"size"}</annotation>
  </semantics>
</math>
</file>

<file path=Object 51/content.xml><?xml version="1.0" encoding="utf-8"?>
<math xmlns="http://www.w3.org/1998/Math/MathML" display="block">
  <semantics>
    <mrow>
      <mrow>
        <mn>3</mn>
        <mo stretchy="false">×</mo>
        <mn>3</mn>
      </mrow>
      <mi mathvariant="italic">kernel</mi>
    </mrow>
    <annotation encoding="StarMath 5.0">3 times 3 kernel</annotation>
  </semantics>
</math>
</file>

<file path=Object 52/content.xml><?xml version="1.0" encoding="utf-8"?>
<math xmlns="http://www.w3.org/1998/Math/MathML" display="block">
  <semantics>
    <msup>
      <mover accent="true">
        <mi>C</mi>
        <mo stretchy="false">^</mo>
      </mover>
      <mi mathvariant="italic">unroll</mi>
    </msup>
    <annotation encoding="StarMath 5.0">{hat{C}}^{unroll}
</annotation>
  </semantics>
</math>
</file>

<file path=Object 53/content.xml><?xml version="1.0" encoding="utf-8"?>
<math xmlns="http://www.w3.org/1998/Math/MathML" display="block">
  <semantics>
    <msup>
      <mover accent="true">
        <mi>K</mi>
        <mo stretchy="false">^</mo>
      </mover>
      <mi mathvariant="italic">unroll</mi>
    </msup>
    <annotation encoding="StarMath 5.0">{hat{K}}^{unroll}
</annotation>
  </semantics>
</math>
</file>

<file path=Object 54/content.xml><?xml version="1.0" encoding="utf-8"?>
<math xmlns="http://www.w3.org/1998/Math/MathML" display="block">
  <semantics>
    <msup>
      <mover accent="true">
        <mi>C</mi>
        <mo stretchy="false">^</mo>
      </mover>
      <mi mathvariant="italic">unroll</mi>
    </msup>
    <annotation encoding="StarMath 5.0">{hat{C}}^{unroll}
</annotation>
  </semantics>
</math>
</file>

<file path=Object 55/content.xml><?xml version="1.0" encoding="utf-8"?>
<math xmlns="http://www.w3.org/1998/Math/MathML" display="block">
  <semantics>
    <msup>
      <mover accent="true">
        <mi>K</mi>
        <mo stretchy="false">^</mo>
      </mover>
      <mi mathvariant="italic">unroll</mi>
    </msup>
    <annotation encoding="StarMath 5.0">{hat{K}}^{unroll}
</annotation>
  </semantics>
</math>
</file>

<file path=Object 56/content.xml><?xml version="1.0" encoding="utf-8"?>
<math xmlns="http://www.w3.org/1998/Math/MathML" display="block">
  <semantics>
    <msup>
      <mover accent="true">
        <mi>B</mi>
        <mo stretchy="false">^</mo>
      </mover>
      <mi mathvariant="italic">unroll</mi>
    </msup>
    <annotation encoding="StarMath 5.0">{hat{B}}^{unroll}
</annotation>
  </semantics>
</math>
</file>

<file path=Object 57/content.xml><?xml version="1.0" encoding="utf-8"?>
<math xmlns="http://www.w3.org/1998/Math/MathML" display="block">
  <semantics>
    <msubsup>
      <mover accent="true">
        <mi>F</mi>
        <mo stretchy="false">^</mo>
      </mover>
      <mi>X</mi>
      <mi mathvariant="italic">unroll</mi>
    </msubsup>
    <annotation encoding="StarMath 5.0">{hat{F}}^{unroll}_{X}
</annotation>
  </semantics>
</math>
</file>

<file path=Object 59/content.xml><?xml version="1.0" encoding="utf-8"?>
<math xmlns="http://www.w3.org/1998/Math/MathML" display="block">
  <semantics>
    <msub>
      <mi mathvariant="italic">kernel</mi>
      <mtext>size</mtext>
    </msub>
    <annotation encoding="StarMath 5.0">{kernel}_{"size"}</annotation>
  </semantics>
</math>
</file>

<file path=Object 6/content.xml><?xml version="1.0" encoding="utf-8"?>
<math xmlns="http://www.w3.org/1998/Math/MathML" display="block">
  <semantics>
    <msup>
      <mover accent="true">
        <mi>C</mi>
        <mo stretchy="false">^</mo>
      </mover>
      <mi mathvariant="italic">unroll</mi>
    </msup>
    <annotation encoding="StarMath 5.0">{hat{C}}^{unroll}</annotation>
  </semantics>
</math>
</file>

<file path=Object 60/content.xml><?xml version="1.0" encoding="utf-8"?>
<math xmlns="http://www.w3.org/1998/Math/MathML" display="block">
  <semantics>
    <mn>9</mn>
    <annotation encoding="StarMath 5.0">9 
</annotation>
  </semantics>
</math>
</file>

<file path=Object 61/content.xml><?xml version="1.0" encoding="utf-8"?>
<math xmlns="http://www.w3.org/1998/Math/MathML" display="block">
  <semantics>
    <msubsup>
      <mover accent="true">
        <mi>F</mi>
        <mo stretchy="false">^</mo>
      </mover>
      <mi>X</mi>
      <mi mathvariant="italic">unroll</mi>
    </msubsup>
    <annotation encoding="StarMath 5.0">{hat{F}}^{unroll}_{X}
</annotation>
  </semantics>
</math>
</file>

<file path=Object 62/content.xml><?xml version="1.0" encoding="utf-8"?>
<math xmlns="http://www.w3.org/1998/Math/MathML" display="block">
  <semantics>
    <msup>
      <mover accent="true">
        <mi>B</mi>
        <mo stretchy="false">^</mo>
      </mover>
      <mi mathvariant="italic">unroll</mi>
    </msup>
    <annotation encoding="StarMath 5.0">{hat{B}}^{unroll}
</annotation>
  </semantics>
</math>
</file>

<file path=Object 63/content.xml><?xml version="1.0" encoding="utf-8"?>
<math xmlns="http://www.w3.org/1998/Math/MathML" display="block">
  <semantics>
    <msubsup>
      <mover accent="true">
        <mi>F</mi>
        <mo stretchy="false">^</mo>
      </mover>
      <mi>X</mi>
      <mi mathvariant="italic">unroll</mi>
    </msubsup>
    <annotation encoding="StarMath 5.0">{hat{F}}^{unroll}_{X}
</annotation>
  </semantics>
</math>
</file>

<file path=Object 64/content.xml><?xml version="1.0" encoding="utf-8"?>
<math xmlns="http://www.w3.org/1998/Math/MathML" display="block">
  <semantics>
    <msup>
      <mover accent="true">
        <mi>B</mi>
        <mo stretchy="false">^</mo>
      </mover>
      <mi mathvariant="italic">unroll</mi>
    </msup>
    <annotation encoding="StarMath 5.0">{hat{B}}^{unroll}
</annotation>
  </semantics>
</math>
</file>

<file path=Object 65/content.xml><?xml version="1.0" encoding="utf-8"?>
<math xmlns="http://www.w3.org/1998/Math/MathML" display="block">
  <semantics>
    <mrow>
      <mn>1</mn>
      <mo stretchy="false">×</mo>
      <mn>1</mn>
      <mo stretchy="false">×</mo>
      <msub>
        <mi mathvariant="italic">kernel</mi>
        <mtext>size</mtext>
      </msub>
    </mrow>
    <annotation encoding="StarMath 5.0">1 times 1 times {kernel}_{"size"}</annotation>
  </semantics>
</math>
</file>

<file path=Object 66/content.xml><?xml version="1.0" encoding="utf-8"?>
<math xmlns="http://www.w3.org/1998/Math/MathML" display="block">
  <semantics>
    <mrow>
      <mo fence="true" stretchy="false">⌈</mo>
      <mrow>
        <mrow>
          <msub>
            <mi mathvariant="italic">kernel</mi>
            <mtext>size</mtext>
          </msub>
          <mo stretchy="false">/</mo>
          <mn>3</mn>
        </mrow>
      </mrow>
      <mo fence="true" stretchy="false">⌉</mo>
    </mrow>
    <annotation encoding="StarMath 5.0">lceil {kernel}_{"size"}/3 rceil 
</annotation>
  </semantics>
</math>
</file>

<file path=Object 67/content.xml><?xml version="1.0" encoding="utf-8"?>
<math xmlns="http://www.w3.org/1998/Math/MathML" display="block">
  <semantics>
    <msup>
      <mover accent="true">
        <mi>C</mi>
        <mo stretchy="false">^</mo>
      </mover>
      <mi mathvariant="italic">unroll</mi>
    </msup>
    <annotation encoding="StarMath 5.0">{hat{C}}^{unroll}</annotation>
  </semantics>
</math>
</file>

<file path=Object 68/content.xml><?xml version="1.0" encoding="utf-8"?>
<math xmlns="http://www.w3.org/1998/Math/MathML" display="block">
  <semantics>
    <msup>
      <mover accent="true">
        <mi>B</mi>
        <mo stretchy="false">^</mo>
      </mover>
      <mi mathvariant="italic">unroll</mi>
    </msup>
    <annotation encoding="StarMath 5.0">{hat{B}}^{unroll}
</annotation>
  </semantics>
</math>
</file>

<file path=Object 69/content.xml><?xml version="1.0" encoding="utf-8"?>
<math xmlns="http://www.w3.org/1998/Math/MathML" display="block">
  <semantics>
    <mrow>
      <mn>1</mn>
      <mo stretchy="false">×</mo>
      <mn>1</mn>
      <mo stretchy="false">×</mo>
      <msub>
        <mi mathvariant="italic">kernel</mi>
        <mtext>size</mtext>
      </msub>
    </mrow>
    <annotation encoding="StarMath 5.0">1 times 1 times {kernel}_{"size"}</annotation>
  </semantics>
</math>
</file>

<file path=Object 7/content.xml><?xml version="1.0" encoding="utf-8"?>
<math xmlns="http://www.w3.org/1998/Math/MathML" display="block">
  <semantics>
    <mrow>
      <mo fence="true" stretchy="false">⌈</mo>
      <mrow>
        <mrow>
          <msub>
            <mi mathvariant="italic">kernel</mi>
            <mtext>size</mtext>
          </msub>
          <mo stretchy="false">/</mo>
          <mn>2</mn>
        </mrow>
      </mrow>
      <mo fence="true" stretchy="false">⌉</mo>
    </mrow>
    <annotation encoding="StarMath 5.0">lceil {kernel}_{"size"}/2 rceil 
</annotation>
  </semantics>
</math>
</file>

<file path=Object 70/content.xml><?xml version="1.0" encoding="utf-8"?>
<math xmlns="http://www.w3.org/1998/Math/MathML" display="block">
  <semantics>
    <mrow>
      <mrow>
        <mn>3</mn>
        <mo stretchy="false">×</mo>
        <mn>3</mn>
      </mrow>
      <mi mathvariant="italic">kernel</mi>
    </mrow>
    <annotation encoding="StarMath 5.0">3 times 3 kernel</annotation>
  </semantics>
</math>
</file>

<file path=Object 71/content.xml><?xml version="1.0" encoding="utf-8"?>
<math xmlns="http://www.w3.org/1998/Math/MathML" display="block">
  <semantics>
    <msup>
      <mover accent="true">
        <mi>C</mi>
        <mo stretchy="false">^</mo>
      </mover>
      <mi mathvariant="italic">unroll</mi>
    </msup>
    <annotation encoding="StarMath 5.0">{hat{C}}^{unroll}
</annotation>
  </semantics>
</math>
</file>

<file path=Object 72/content.xml><?xml version="1.0" encoding="utf-8"?>
<math xmlns="http://www.w3.org/1998/Math/MathML" display="block">
  <semantics>
    <msup>
      <mover accent="true">
        <mi>K</mi>
        <mo stretchy="false">^</mo>
      </mover>
      <mi mathvariant="italic">unroll</mi>
    </msup>
    <annotation encoding="StarMath 5.0">{hat{K}}^{unroll}
</annotation>
  </semantics>
</math>
</file>

<file path=Object 73/content.xml><?xml version="1.0" encoding="utf-8"?>
<math xmlns="http://www.w3.org/1998/Math/MathML" display="block">
  <semantics>
    <msup>
      <mover accent="true">
        <mi>C</mi>
        <mo stretchy="false">^</mo>
      </mover>
      <mi mathvariant="italic">unroll</mi>
    </msup>
    <annotation encoding="StarMath 5.0">{hat{C}}^{unroll}
</annotation>
  </semantics>
</math>
</file>

<file path=Object 74/content.xml><?xml version="1.0" encoding="utf-8"?>
<math xmlns="http://www.w3.org/1998/Math/MathML" display="block">
  <semantics>
    <msup>
      <mover accent="true">
        <mi>K</mi>
        <mo stretchy="false">^</mo>
      </mover>
      <mi mathvariant="italic">unroll</mi>
    </msup>
    <annotation encoding="StarMath 5.0">{hat{K}}^{unroll}
</annotation>
  </semantics>
</math>
</file>

<file path=Object 75/content.xml><?xml version="1.0" encoding="utf-8"?>
<math xmlns="http://www.w3.org/1998/Math/MathML" display="block">
  <semantics>
    <msup>
      <mover accent="true">
        <mi>B</mi>
        <mo stretchy="false">^</mo>
      </mover>
      <mi mathvariant="italic">unroll</mi>
    </msup>
    <annotation encoding="StarMath 5.0">{hat{B}}^{unroll}
</annotation>
  </semantics>
</math>
</file>

<file path=Object 76/content.xml><?xml version="1.0" encoding="utf-8"?>
<math xmlns="http://www.w3.org/1998/Math/MathML" display="block">
  <semantics>
    <msubsup>
      <mover accent="true">
        <mi>F</mi>
        <mo stretchy="false">^</mo>
      </mover>
      <mi>X</mi>
      <mi mathvariant="italic">unroll</mi>
    </msubsup>
    <annotation encoding="StarMath 5.0">{hat{F}}^{unroll}_{X}
</annotation>
  </semantics>
</math>
</file>

<file path=Object 77/content.xml><?xml version="1.0" encoding="utf-8"?>
<math xmlns="http://www.w3.org/1998/Math/MathML" display="block">
  <semantics>
    <mrow>
      <mn>1</mn>
      <mo stretchy="false">×</mo>
      <mn>1</mn>
      <mo stretchy="false">×</mo>
      <msub>
        <mi mathvariant="italic">kernel</mi>
        <mtext>size</mtext>
      </msub>
    </mrow>
    <annotation encoding="StarMath 5.0">1 times 1 times {kernel}_{"size"}</annotation>
  </semantics>
</math>
</file>

<file path=Object 78/content.xml><?xml version="1.0" encoding="utf-8"?>
<math xmlns="http://www.w3.org/1998/Math/MathML" display="block">
  <semantics>
    <mrow>
      <mrow>
        <mn>3</mn>
        <mo stretchy="false">×</mo>
        <mn>3</mn>
      </mrow>
      <mi mathvariant="italic">kernel</mi>
    </mrow>
    <annotation encoding="StarMath 5.0">3 times 3 kernel</annotation>
  </semantics>
</math>
</file>

<file path=Object 79/content.xml><?xml version="1.0" encoding="utf-8"?>
<math xmlns="http://www.w3.org/1998/Math/MathML" display="block">
  <semantics>
    <mrow>
      <mrow>
        <mn>3</mn>
        <mo stretchy="false">×</mo>
        <mn>3</mn>
      </mrow>
      <mi mathvariant="italic">kernel</mi>
    </mrow>
    <annotation encoding="StarMath 5.0">3 times 3 kernel</annotation>
  </semantics>
</math>
</file>

<file path=Object 8/content.xml><?xml version="1.0" encoding="utf-8"?>
<math xmlns="http://www.w3.org/1998/Math/MathML" display="block">
  <semantics>
    <msub>
      <mi mathvariant="italic">kernel</mi>
      <mtext>size</mtext>
    </msub>
    <annotation encoding="StarMath 5.0">{kernel}_{"size"}</annotation>
  </semantics>
</math>
</file>

<file path=Object 80/content.xml><?xml version="1.0" encoding="utf-8"?>
<math xmlns="http://www.w3.org/1998/Math/MathML" display="block">
  <semantics>
    <mrow>
      <mo fence="true" stretchy="false">⌈</mo>
      <mrow>
        <mrow>
          <msub>
            <mi mathvariant="italic">kernel</mi>
            <mtext>size</mtext>
          </msub>
          <mo stretchy="false">/</mo>
          <mn>2</mn>
        </mrow>
      </mrow>
      <mo fence="true" stretchy="false">⌉</mo>
    </mrow>
    <annotation encoding="StarMath 5.0">lceil {kernel}_{"size"}/2 rceil 
</annotation>
  </semantics>
</math>
</file>

<file path=Object 81/content.xml><?xml version="1.0" encoding="utf-8"?>
<math xmlns="http://www.w3.org/1998/Math/MathML" display="block">
  <semantics>
    <mrow>
      <mn>1</mn>
      <mo stretchy="false">×</mo>
      <mn>1</mn>
      <mo stretchy="false">×</mo>
      <msub>
        <mi mathvariant="italic">kernel</mi>
        <mtext>size</mtext>
      </msub>
    </mrow>
    <annotation encoding="StarMath 5.0">1 times 1 times {kernel}_{"size"}</annotation>
  </semantics>
</math>
</file>

<file path=Object 82/content.xml><?xml version="1.0" encoding="utf-8"?>
<math xmlns="http://www.w3.org/1998/Math/MathML" display="block">
  <semantics>
    <mrow>
      <mrow>
        <mn>3</mn>
        <mo stretchy="false">×</mo>
        <mn>3</mn>
      </mrow>
      <mi mathvariant="italic">kernel</mi>
    </mrow>
    <annotation encoding="StarMath 5.0">3 times 3 kernel</annotation>
  </semantics>
</math>
</file>

<file path=Object 83/content.xml><?xml version="1.0" encoding="utf-8"?>
<math xmlns="http://www.w3.org/1998/Math/MathML" display="block">
  <semantics>
    <mrow>
      <mrow>
        <mn>3</mn>
        <mo stretchy="false">×</mo>
        <mn>3</mn>
      </mrow>
      <mi mathvariant="italic">kernel</mi>
    </mrow>
    <annotation encoding="StarMath 5.0">3 times 3 kernel</annotation>
  </semantics>
</math>
</file>

<file path=Object 9/content.xml><?xml version="1.0" encoding="utf-8"?>
<math xmlns="http://www.w3.org/1998/Math/MathML" display="block">
  <semantics>
    <msubsup>
      <mover accent="true">
        <mi>F</mi>
        <mo stretchy="false">^</mo>
      </mover>
      <mi>X</mi>
      <mi mathvariant="italic">unroll</mi>
    </msubsup>
    <annotation encoding="StarMath 5.0">{hat{F}}^{unroll}_{X}
</annotation>
  </semantics>
</math>
</file>